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11" svg:font-family="Arial1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4cm"/>
    </style:style>
    <style:style style:name="co13" style:family="table-column">
      <style:table-column-properties fo:break-before="auto" style:column-width="3.11cm"/>
    </style:style>
    <style:style style:name="co14" style:family="table-column">
      <style:table-column-properties fo:break-before="auto" style:column-width="4.498cm"/>
    </style:style>
    <style:style style:name="co15" style:family="table-column">
      <style:table-column-properties fo:break-before="auto" style:column-width="2.884cm"/>
    </style:style>
    <style:style style:name="co16" style:family="table-column">
      <style:table-column-properties fo:break-before="auto" style:column-width="3.572cm"/>
    </style:style>
    <style:style style:name="co17" style:family="table-column">
      <style:table-column-properties fo:break-before="auto" style:column-width="4.833cm"/>
    </style:style>
    <style:style style:name="co18" style:family="table-column">
      <style:table-column-properties fo:break-before="auto" style:column-width="2.859cm"/>
    </style:style>
    <style:style style:name="co19" style:family="table-column">
      <style:table-column-properties fo:break-before="auto" style:column-width="5.641cm"/>
    </style:style>
    <style:style style:name="co20" style:family="table-column">
      <style:table-column-properties fo:break-before="auto" style:column-width="3.547cm"/>
    </style:style>
    <style:style style:name="co21" style:family="table-column">
      <style:table-column-properties fo:break-before="auto" style:column-width="2.54cm"/>
    </style:style>
    <style:style style:name="co22" style:family="table-column">
      <style:table-column-properties fo:break-before="auto" style:column-width="6.119cm"/>
    </style:style>
    <style:style style:name="co12" style:family="table-column">
      <style:table-column-properties fo:break-before="auto" style:column-width="2.275cm"/>
    </style:style>
    <style:style style:name="co23" style:family="table-column">
      <style:table-column-properties fo:break-before="auto" style:column-width="1.494cm"/>
    </style:style>
    <style:style style:name="co24" style:family="table-column">
      <style:table-column-properties fo:break-before="auto" style:column-width="1.813cm"/>
    </style:style>
    <style:style style:name="co25" style:family="table-column">
      <style:table-column-properties fo:break-before="auto" style:column-width="1.854cm"/>
    </style:style>
    <style:style style:name="co26" style:family="table-column">
      <style:table-column-properties fo:break-before="auto" style:column-width="4.445cm"/>
    </style:style>
    <style:style style:name="co27" style:family="table-column">
      <style:table-column-properties fo:break-before="auto" style:column-width="2.829cm"/>
    </style:style>
    <style:style style:name="co28" style:family="table-column">
      <style:table-column-properties fo:break-before="auto" style:column-width="3.487cm"/>
    </style:style>
    <style:style style:name="co29" style:family="table-column">
      <style:table-column-properties fo:break-before="auto" style:column-width="2.351cm"/>
    </style:style>
    <style:style style:name="co30" style:family="table-column">
      <style:table-column-properties fo:break-before="auto" style:column-width="1.976cm"/>
    </style:style>
    <style:style style:name="co31" style:family="table-column">
      <style:table-column-properties fo:break-before="auto" style:column-width="1.663cm"/>
    </style:style>
    <style:style style:name="co32" style:family="table-column">
      <style:table-column-properties fo:break-before="auto" style:column-width="0.686cm"/>
    </style:style>
    <style:style style:name="co33" style:family="table-column">
      <style:table-column-properties fo:break-before="auto" style:column-width="0.656cm"/>
    </style:style>
    <style:style style:name="ro1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448cm" fo:break-before="auto" style:use-optimal-row-height="true"/>
    </style:style>
    <style:style style:name="ro5" style:family="table-row">
      <style:table-row-properties style:row-height="5.26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fo:font-size="10pt" style:font-size-asian="10pt" style:font-size-complex="10pt"/>
    </style:style>
    <style:style style:name="ce10" style:family="table-cell" style:parent-style-name="Default" style:data-style-name="N0">
      <style:text-properties style:text-position="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b3b3b3" style:text-align-source="fix" style:repeat-content="false" style:vertical-align="automatic"/>
      <style:paragraph-properties fo:text-align="center"/>
      <style:text-properties style:text-position="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center"/>
      <style:text-properties style:text-position=""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 fo:font-size="10pt" style:font-size-asian="10pt" style:font-size-complex="10pt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Arial"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text-position="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text-position="" style:font-name="Arial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  <style:text-properties style:text-position="" fo:font-size="10pt" style:font-size-asian="10pt" style:font-size-complex="10pt"/>
    </style:style>
    <style:style style:name="ce48" style:family="table-cell" style:parent-style-name="Default">
      <style:text-properties style:text-position=""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Arial11" fo:font-size="10pt" style:font-name-asian="Arial11" style:font-size-asian="10pt" style:font-name-complex="Arial11" style:font-size-complex="10pt"/>
    </style:style>
    <style:style style:name="ce5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text-position=""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33cc66" style:text-align-source="fix" style:repeat-content="false"/>
      <style:paragraph-properties fo:text-align="start" fo:margin-left="0cm"/>
      <style:text-properties style:text-position="" fo:font-size="10pt" style:font-size-asian="10pt" style:font-size-complex="10pt"/>
    </style:style>
    <style:style style:name="ce5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text-position="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0000" style:text-align-source="fix" style:repeat-content="false"/>
      <style:paragraph-properties fo:text-align="start" fo:margin-left="0cm"/>
      <style:text-properties style:text-position=""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  <style:text-properties style:text-position="" fo:font-size="10pt" style:font-size-asian="10pt" style:font-size-complex="10pt"/>
    </style:style>
    <style:style style:name="ce55" style:family="table-cell" style:parent-style-name="Default" style:data-style-name="N0">
      <style:table-cell-properties fo:background-color="#0084d1" style:text-align-source="fix" style:repeat-content="false"/>
      <style:paragraph-properties fo:text-align="start" fo:margin-left="0cm"/>
      <style:text-properties style:text-position="" fo:font-size="10pt" style:font-size-asian="10pt" style:font-size-complex="10pt"/>
    </style:style>
    <style:style style:name="ce56" style:family="table-cell" style:parent-style-name="Default">
      <style:table-cell-properties fo:background-color="#33cc66"/>
      <style:text-properties style:text-position="" fo:font-size="10pt" style:font-size-asian="10pt" style:font-size-complex="10pt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text-position="" fo:font-size="10pt" style:font-size-asian="10pt" style:font-size-complex="10pt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ext-properties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value-type" style:repeat-content="false" style:vertical-align="automatic"/>
      <style:paragraph-properties fo:margin-left="0cm"/>
      <style:text-properties style:text-position="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  <style:text-properties style:text-position="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  <style:text-properties style:text-position="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0084d1" style:text-align-source="fix" style:repeat-content="false" style:vertical-align="automatic"/>
      <style:paragraph-properties fo:text-align="center"/>
      <style:text-properties style:text-position="" fo:font-size="10pt" style:font-size-asian="10pt" style:font-size-complex="10pt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42" style:family="table-cell" style:parent-style-name="Default" style:data-style-name="N0">
      <style:table-cell-properties style:text-align-source="value-type" style:repeat-content="false" style:vertical-align="automatic"/>
      <style:paragraph-properties fo:margin-left="0cm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ackground-color="#0084d1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 style:data-style-name="N0"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ackground-color="#b3b3b3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6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0">
      <style:table-cell-properties style:text-align-source="fix" style:repeat-content="false" fo:wrap-option="wrap" style:rotation-angle="90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style:rotation-angle="90" style:vertical-align="automatic"/>
      <style:paragraph-properties fo:text-align="start" fo:margin-left="0c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ackground-color="#0084d1" style:text-align-source="fix" style:repeat-content="false" style:rotation-angle="90"/>
      <style:paragraph-properties fo:text-align="start" fo:margin-left="0cm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ffff00" style:text-align-source="fix" style:repeat-content="false" style:rotation-angle="90" style:vertical-align="automatic"/>
      <style:paragraph-properties fo:text-align="start" fo:margin-left="0cm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2.49pt solid #000000" fo:border-right="none" fo:border-top="2.49pt solid #000000" style:vertical-align="automatic"/>
      <style:paragraph-properties fo:text-align="center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2.49pt solid #000000" fo:border-right="none" fo:border-top="none" style:vertical-align="automatic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bottom="none" style:text-align-source="fix" style:repeat-content="false" fo:border-left="2.49pt solid #000000" fo:border-right="none" style:rotation-angle="90" fo:border-top="none"/>
      <style:paragraph-properties fo:text-align="start" fo:margin-lef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bottom="none" style:text-align-source="fix" style:repeat-content="false" fo:border-left="2.49pt solid #000000" fo:border-right="none" style:rotation-angle="9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000000" style:vertical-align="automatic"/>
      <style:paragraph-properties fo:text-align="center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text-align-source="fix" style:repeat-content="false" style:rotation-angle="90"/>
      <style:paragraph-properties fo:text-align="start" fo:margin-lef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33cc66" style:text-align-source="fix" style:repeat-content="false" fo:border="none" style:rotation-angle="90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style:text-align-source="fix" style:repeat-content="false" fo:border="none" style:rotation-angle="90" style:vertical-align="automatic"/>
      <style:paragraph-properties fo:text-align="start" fo:margin-left="0cm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33cc66" style:text-align-source="fix" style:repeat-content="false" style:rotation-angle="90"/>
      <style:paragraph-properties fo:text-align="start" fo:margin-left="0cm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none" fo:border-right="2.49pt solid #000000" fo:border-top="2.49pt solid #000000" style:vertical-align="automatic"/>
      <style:paragraph-properties fo:text-align="center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2.4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ackground-color="#33cc66" fo:border-left="none" fo:border-right="2.49pt solid #000000" style:rotation-angle="90" fo:border-top="none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none" fo:border-left="none" fo:border-right="2.49pt solid #000000" style:rotation-angle="90" fo:border-top="none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style:text-align-source="fix" style:repeat-content="false" fo:background-color="transparent" style:rotation-angle="90"/>
      <style:paragraph-properties fo:text-align="start" fo:margin-left="0cm"/>
      <style:text-properties fo:font-size="10pt" style:font-size-asian="10pt" style:font-size-complex="10pt"/>
    </style:style>
    <style:style style:name="ce87" style:family="table-cell" style:parent-style-name="Default">
      <style:table-cell-properties style:rotation-angle="90"/>
    </style:style>
    <style:style style:name="ce88" style:family="table-cell" style:parent-style-name="Default" style:data-style-name="N0">
      <style:table-cell-properties fo:border-bottom="none" fo:background-color="#ff0000" style:text-align-source="fix" style:repeat-content="false" fo:border-left="2.49pt solid #000000" fo:border-right="none" style:rotation-angle="90" fo:border-top="none"/>
      <style:paragraph-properties fo:text-align="start" fo:margin-lef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2.49pt solid #000000" style:text-align-source="fix" style:repeat-content="false" fo:border-left="2.49pt solid #000000" fo:border-right="none" fo:border-top="none" style:vertical-align="automatic"/>
      <style:paragraph-properties fo:text-align="center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ff0000" style:text-align-source="fix" style:repeat-content="false" style:rotation-angle="90"/>
      <style:paragraph-properties fo:text-align="start" fo:margin-left="0cm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bottom="2.4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ff0000" style:text-align-source="fix" style:repeat-content="false" style:rotation-angle="90" style:vertical-align="automatic"/>
      <style:paragraph-properties fo:text-align="start" fo:margin-left="0cm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order-bottom="none" fo:background-color="#ff0000" style:text-align-source="fix" style:repeat-content="false" fo:border-left="none" fo:border-right="2.49pt solid #000000" style:rotation-angle="90" fo:border-top="none"/>
      <style:paragraph-properties fo:text-align="start" fo:margin-left="0cm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none" style:text-align-source="fix" style:repeat-content="false" fo:border-left="none" fo:border-right="2.49pt solid #000000" style:rotation-angle="9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-bottom="2.49pt solid #000000" style:text-align-source="fix" style:repeat-content="false" fo:border-left="none" fo:border-right="2.49pt solid #000000" fo:border-top="none" style:vertical-align="automatic"/>
      <style:paragraph-properties fo:text-align="center"/>
      <style:text-properties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/>
      <table:table table:name="Rev2" table:style-name="ta1" table:print="false">
        <table:table-column table:style-name="co1" table:default-cell-style-name="ce37"/>
        <table:table-column table:style-name="co23" table:default-cell-style-name="ce37"/>
        <table:table-column table:style-name="co24" table:default-cell-style-name="ce37"/>
        <table:table-column table:style-name="co25" table:default-cell-style-name="ce37"/>
        <table:table-column table:style-name="co26" table:default-cell-style-name="ce37"/>
        <table:table-column table:style-name="co27" table:default-cell-style-name="ce37"/>
        <table:table-column table:style-name="co28" table:default-cell-style-name="ce37"/>
        <table:table-column table:style-name="co26" table:default-cell-style-name="ce37"/>
        <table:table-column table:style-name="co29" table:default-cell-style-name="ce37"/>
        <table:table-column table:style-name="co30" table:default-cell-style-name="ce37"/>
        <table:table-column table:style-name="co31" table:default-cell-style-name="ce37"/>
        <table:table-column table:style-name="co32" table:number-columns-repeated="8" table:default-cell-style-name="ce37"/>
        <table:table-column table:style-name="co32" table:default-cell-style-name="ce73"/>
        <table:table-column table:style-name="co32" table:default-cell-style-name="ce37"/>
        <table:table-column table:style-name="co32" table:default-cell-style-name="ce78"/>
        <table:table-column table:style-name="co32" table:number-columns-repeated="3" table:default-cell-style-name="ce37"/>
        <table:table-column table:style-name="co32" table:default-cell-style-name="ce83"/>
        <table:table-column table:style-name="co32" table:number-columns-repeated="7" table:default-cell-style-name="ce37"/>
        <table:table-column table:style-name="co32" table:default-cell-style-name="ce73"/>
        <table:table-column table:style-name="co32" table:number-columns-repeated="4" table:default-cell-style-name="ce37"/>
        <table:table-column table:style-name="co32" table:default-cell-style-name="ce83"/>
        <table:table-column table:style-name="co32" table:default-cell-style-name="ce73"/>
        <table:table-column table:style-name="co32" table:number-columns-repeated="2" table:default-cell-style-name="ce37"/>
        <table:table-column table:style-name="co32" table:default-cell-style-name="ce83"/>
        <table:table-column table:style-name="co32" table:default-cell-style-name="ce73"/>
        <table:table-column table:style-name="co32" table:default-cell-style-name="ce83"/>
        <table:table-column table:style-name="co32" table:number-columns-repeated="3" table:default-cell-style-name="ce37"/>
        <table:table-column table:style-name="co31" table:default-cell-style-name="Default"/>
        <table:table-column table:style-name="co32" table:number-columns-repeated="11" table:default-cell-style-name="ce37"/>
        <table:table-column table:style-name="co33" table:number-columns-repeated="2" table:default-cell-style-name="ce37"/>
        <table:table-column table:style-name="co12" table:number-columns-repeated="962" table:default-cell-style-name="ce37"/>
        <table:table-row table:style-name="ro1">
          <table:table-cell table:number-columns-repeated="2"/>
          <table:table-cell table:style-name="ce43" office:value-type="string">
            <text:p>OUTPUT</text:p>
          </table:table-cell>
          <table:table-cell/>
          <table:table-cell table:style-name="ce62" office:value-type="string">
            <text:p>Function / pin occupied</text:p>
          </table:table-cell>
          <table:table-cell table:style-name="ce65" office:value-type="string" table:number-columns-spanned="4" table:number-rows-spanned="3">
            <text:p><text:s/>for REV 2!!</text:p>
          </table:table-cell>
          <table:covered-table-cell table:number-columns-repeated="3"/>
          <table:table-cell table:number-columns-repeated="10"/>
          <table:table-cell table:style-name="ce72"/>
          <table:table-cell table:style-name="ce76" table:number-columns-repeated="5"/>
          <table:table-cell table:style-name="ce82"/>
          <table:table-cell table:number-columns-repeated="7"/>
          <table:table-cell table:style-name="ce72"/>
          <table:table-cell table:style-name="ce76" table:number-columns-repeated="4"/>
          <table:table-cell table:style-name="ce82"/>
          <table:table-cell table:style-name="ce72"/>
          <table:table-cell table:style-name="ce76" table:number-columns-repeated="2"/>
          <table:table-cell table:style-name="ce82"/>
          <table:table-cell table:style-name="ce72"/>
          <table:table-cell table:style-name="ce82"/>
          <table:table-cell table:number-columns-repeated="979"/>
        </table:table-row>
        <table:table-row table:style-name="ro1">
          <table:table-cell table:number-columns-repeated="2"/>
          <table:table-cell table:style-name="ce44" office:value-type="string">
            <text:p>INPUT</text:p>
          </table:table-cell>
          <table:table-cell table:number-columns-repeated="2"/>
          <table:covered-table-cell table:number-columns-repeated="4"/>
          <table:table-cell table:number-columns-repeated="1015"/>
        </table:table-row>
        <table:table-row table:style-name="ro1">
          <table:table-cell table:style-name="ce38" office:value-type="string" table:number-columns-spanned="2" table:number-rows-spanned="1">
            <text:p>AT32UC3B</text:p>
          </table:table-cell>
          <table:covered-table-cell table:style-name="ce42"/>
          <table:table-cell table:style-name="ce60" office:value-type="string">
            <text:p>SPECIAL</text:p>
          </table:table-cell>
          <table:table-cell table:number-columns-repeated="2"/>
          <table:covered-table-cell table:number-columns-repeated="4"/>
          <table:table-cell table:number-columns-repeated="1015"/>
        </table:table-row>
        <table:table-row table:style-name="ro3">
          <table:table-cell table:style-name="Default" table:number-columns-repeated="4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style-name="Default" table:number-columns-repeated="3"/>
          <table:table-cell table:style-name="ce68" table:number-columns-repeated="4"/>
          <table:table-cell table:style-name="ce70" office:value-type="string">
            <text:p>XTAL1</text:p>
          </table:table-cell>
          <table:table-cell table:style-name="ce70" office:value-type="string">
            <text:p>XTAL2</text:p>
          </table:table-cell>
          <table:table-cell table:style-name="ce69" table:number-columns-repeated="2"/>
          <table:table-cell table:style-name="ce74" office:value-type="string">
            <text:p>INT_R</text:p>
          </table:table-cell>
          <table:table-cell table:style-name="ce77" office:value-type="string">
            <text:p>INT_A</text:p>
          </table:table-cell>
          <table:table-cell table:style-name="ce79" office:value-type="string">
            <text:p>RC1</text:p>
          </table:table-cell>
          <table:table-cell table:style-name="ce81" office:value-type="string">
            <text:p>RC2</text:p>
          </table:table-cell>
          <table:table-cell table:style-name="ce81" office:value-type="string">
            <text:p>RC3</text:p>
          </table:table-cell>
          <table:table-cell table:style-name="ce81" office:value-type="string">
            <text:p>RC4</text:p>
          </table:table-cell>
          <table:table-cell table:style-name="ce84" office:value-type="string">
            <text:p>RC5 (spare)</text:p>
          </table:table-cell>
          <table:table-cell table:style-name="ce86" office:value-type="string">
            <text:p>CS_A</text:p>
          </table:table-cell>
          <table:table-cell table:style-name="ce86" office:value-type="string">
            <text:p>CS_R</text:p>
          </table:table-cell>
          <table:table-cell table:style-name="ce69" office:value-type="string">
            <text:p>SPI_CS_Sys1</text:p>
          </table:table-cell>
          <table:table-cell table:style-name="ce86" office:value-type="string">
            <text:p>SPI_CS_Sys2</text:p>
          </table:table-cell>
          <table:table-cell table:style-name="ce77" office:value-type="string">
            <text:p>MOSI</text:p>
          </table:table-cell>
          <table:table-cell table:style-name="ce77" office:value-type="string">
            <text:p>MISO</text:p>
          </table:table-cell>
          <table:table-cell table:style-name="ce86" office:value-type="string">
            <text:p>SCK</text:p>
          </table:table-cell>
          <table:table-cell table:style-name="ce88" office:value-type="string">
            <text:p>PWM1</text:p>
          </table:table-cell>
          <table:table-cell table:style-name="ce90" office:value-type="string">
            <text:p>PWM2</text:p>
          </table:table-cell>
          <table:table-cell table:style-name="ce90" office:value-type="string">
            <text:p>PWM3</text:p>
          </table:table-cell>
          <table:table-cell table:style-name="ce90" office:value-type="string">
            <text:p>PWM4</text:p>
          </table:table-cell>
          <table:table-cell table:style-name="ce92" office:value-type="string">
            <text:p>PWM5</text:p>
          </table:table-cell>
          <table:table-cell table:style-name="ce93" office:value-type="string">
            <text:p>PWM6</text:p>
          </table:table-cell>
          <table:table-cell table:style-name="ce74" office:value-type="string">
            <text:p>UART1_RX</text:p>
          </table:table-cell>
          <table:table-cell table:style-name="ce77" office:value-type="string">
            <text:p>UART1_TX</text:p>
          </table:table-cell>
          <table:table-cell table:style-name="ce69" office:value-type="string">
            <text:p>UART2_TX</text:p>
          </table:table-cell>
          <table:table-cell table:style-name="ce94" office:value-type="string">
            <text:p>UART2_RX</text:p>
          </table:table-cell>
          <table:table-cell table:style-name="ce75"/>
          <table:table-cell table:style-name="ce94"/>
          <table:table-cell table:style-name="ce86" office:value-type="string">
            <text:p>AI_PRESSURE</text:p>
          </table:table-cell>
          <table:table-cell table:style-name="ce86" office:value-type="string">
            <text:p>UBAT_SIG</text:p>
          </table:table-cell>
          <table:table-cell table:style-name="ce86" office:value-type="string">
            <text:p>LED1</text:p>
          </table:table-cell>
          <table:table-cell/>
          <table:table-cell table:style-name="Default" table:number-columns-repeated="13"/>
          <table:table-cell table:style-name="ce39" table:number-columns-repeated="962"/>
        </table:table-row>
        <table:table-row table:style-name="ro5">
          <table:table-cell table:style-name="ce39" office:value-type="string">
            <text:p>48-pin</text:p>
          </table:table-cell>
          <table:table-cell table:style-name="ce39" office:value-type="string">
            <text:p>64-pin</text:p>
          </table:table-cell>
          <table:table-cell table:style-name="ce39" office:value-type="string">
            <text:p>PIN</text:p>
          </table:table-cell>
          <table:table-cell table:style-name="ce39" office:value-type="string">
            <text:p>GPIO Pin</text:p>
          </table:table-cell>
          <table:table-cell table:style-name="ce39" office:value-type="string">
            <text:p>Function A</text:p>
          </table:table-cell>
          <table:table-cell table:style-name="ce39" office:value-type="string">
            <text:p>Function B</text:p>
          </table:table-cell>
          <table:table-cell table:style-name="ce39" office:value-type="string">
            <text:p>Function C</text:p>
          </table:table-cell>
          <table:table-cell table:style-name="ce39" office:value-type="string">
            <text:p>Function D only for UC3Bx512</text:p>
          </table:table-cell>
          <table:table-cell table:style-name="ce39" office:value-type="string">
            <text:p>Special HW</text:p>
          </table:table-cell>
          <table:table-cell table:style-name="ce67" office:value-type="string">
            <text:p>Task</text:p>
          </table:table-cell>
          <table:table-cell table:style-name="ce67" office:value-type="string">
            <text:p>Check</text:p>
          </table:table-cell>
          <table:table-cell table:style-name="ce69" office:value-type="string">
            <text:p>JTAG itf.</text:p>
          </table:table-cell>
          <table:table-cell table:style-name="ce69" office:value-type="string">
            <text:p>JTAG itf.</text:p>
          </table:table-cell>
          <table:table-cell table:style-name="ce69" office:value-type="string">
            <text:p>JTAG itf.</text:p>
          </table:table-cell>
          <table:table-cell table:style-name="ce69" office:value-type="string">
            <text:p>JTAG itf.</text:p>
          </table:table-cell>
          <table:table-cell table:style-name="ce69" office:value-type="string">
            <text:p>Main oscillator 8MHz</text:p>
          </table:table-cell>
          <table:table-cell table:style-name="ce69" office:value-type="string">
            <text:p>Main oscillator 8MHz</text:p>
          </table:table-cell>
          <table:table-cell table:number-columns-repeated="2" table:style-name="ce71" office:value-type="string">
            <text:p>USB?</text:p>
          </table:table-cell>
          <table:table-cell table:style-name="ce75" office:value-type="string">
            <text:p>Interrupt Gyroscope</text:p>
          </table:table-cell>
          <table:table-cell table:style-name="ce69" office:value-type="string">
            <text:p>Interrupt Accelometer</text:p>
          </table:table-cell>
          <table:table-cell table:style-name="ce80" office:value-type="string">
            <text:p>RC-Signal 1 / USART1 RX</text:p>
          </table:table-cell>
          <table:table-cell table:style-name="ce69" office:value-type="string">
            <text:p>RC-Signal 2</text:p>
          </table:table-cell>
          <table:table-cell table:style-name="ce69" office:value-type="string">
            <text:p>RC-Signal 3</text:p>
          </table:table-cell>
          <table:table-cell table:style-name="ce69" office:value-type="string">
            <text:p>RC-Signal 4</text:p>
          </table:table-cell>
          <table:table-cell table:style-name="ce85" office:value-type="string">
            <text:p>spare TC</text:p>
          </table:table-cell>
          <table:table-cell table:style-name="ce69" office:value-type="string">
            <text:p>SPI Acceleration</text:p>
          </table:table-cell>
          <table:table-cell table:style-name="ce69" office:value-type="string">
            <text:p>SPI Gyroscope</text:p>
          </table:table-cell>
          <table:table-cell table:style-name="ce69" office:value-type="string">
            <text:p>SPI Aux1</text:p>
          </table:table-cell>
          <table:table-cell table:style-name="ce69" office:value-type="string">
            <text:p>SPI Aux2</text:p>
          </table:table-cell>
          <table:table-cell table:style-name="ce69" office:value-type="string">
            <text:p>SPI MISO</text:p>
          </table:table-cell>
          <table:table-cell table:style-name="ce69" office:value-type="string">
            <text:p>SPI MOSI</text:p>
          </table:table-cell>
          <table:table-cell table:style-name="ce87" office:value-type="string">
            <text:p>SPI SCK</text:p>
          </table:table-cell>
          <table:table-cell table:style-name="ce75" office:value-type="string">
            <text:p>Motor 1</text:p>
          </table:table-cell>
          <table:table-cell table:style-name="ce69" office:value-type="string">
            <text:p>Motor 2</text:p>
          </table:table-cell>
          <table:table-cell table:style-name="ce69" office:value-type="string">
            <text:p>Motor 3</text:p>
          </table:table-cell>
          <table:table-cell table:style-name="ce69" office:value-type="string">
            <text:p>Motor 4</text:p>
          </table:table-cell>
          <table:table-cell table:style-name="ce69" office:value-type="string">
            <text:p>Motor 5</text:p>
          </table:table-cell>
          <table:table-cell table:style-name="ce94" office:value-type="string">
            <text:p>Motor 6</text:p>
          </table:table-cell>
          <table:table-cell table:style-name="ce75" office:value-type="string">
            <text:p>USART 2</text:p>
          </table:table-cell>
          <table:table-cell table:style-name="ce69" office:value-type="string">
            <text:p>USART 2</text:p>
          </table:table-cell>
          <table:table-cell table:number-columns-repeated="2" table:style-name="ce69" office:value-type="string">
            <text:p>USART0</text:p>
          </table:table-cell>
          <table:table-cell table:style-name="ce75" office:value-type="string">
            <text:p>I2C SCL</text:p>
          </table:table-cell>
          <table:table-cell table:style-name="ce94" office:value-type="string">
            <text:p>IsC SDA</text:p>
          </table:table-cell>
          <table:table-cell table:style-name="ce69" office:value-type="string">
            <text:p>Barometric Pressure to ext. Board</text:p>
          </table:table-cell>
          <table:table-cell table:style-name="ce69" office:value-type="string">
            <text:p>Battery voltage (voltage divider)</text:p>
          </table:table-cell>
          <table:table-cell table:style-name="ce69" office:value-type="string">
            <text:p>LED1</text:p>
          </table:table-cell>
          <table:table-cell/>
          <table:table-cell table:style-name="Default" table:number-columns-repeated="13"/>
          <table:table-cell table:number-columns-repeated="962"/>
        </table:table-row>
        <table:table-row table:style-name="ro1">
          <table:table-cell table:style-name="ce39" table:number-columns-repeated="9"/>
          <table:table-cell table:style-name="ce67" table:number-columns-repeated="2"/>
          <table:table-cell table:formula="of:=[.L7]&amp;[.L8]&amp;[.L9]&amp;[.L10]&amp;[.L11]&amp;[.L12]&amp;[.L13]&amp;[.L14]&amp;[.L15]&amp;[.L16]&amp;[.L17]&amp;[.L18]&amp;[.L19]&amp;[.L20]&amp;[.L21]&amp;[.L22]&amp;[.L23]&amp;[.L24]&amp;[.L25]&amp;[.L26]&amp;[.L27]&amp;[.L28]&amp;[.L29]&amp;[.L30]&amp;[.L31]&amp;[.L32]&amp;[.L33]&amp;[.L34]&amp;[.L35]&amp;[.L36]&amp;[.L37]&amp;[.L38]&amp;[.L39]&amp;[.L40]&amp;[.L41]&amp;[.L42]&amp;[.L43]&amp;[.L44]&amp;[.L45]&amp;[.L46]&amp;[.L47]&amp;[.L48]&amp;[.L49]&amp;[.L50]&amp;[.L51]" office:value-type="string" office:string-value="X">
            <text:p>X</text:p>
          </table:table-cell>
          <table:table-cell table:formula="of:=[.M7]&amp;[.M8]&amp;[.M9]&amp;[.M10]&amp;[.M11]&amp;[.M12]&amp;[.M13]&amp;[.M14]&amp;[.M15]&amp;[.M16]&amp;[.M17]&amp;[.M18]&amp;[.M19]&amp;[.M20]&amp;[.M21]&amp;[.M22]&amp;[.M23]&amp;[.M24]&amp;[.M25]&amp;[.M26]&amp;[.M27]&amp;[.M28]&amp;[.M29]&amp;[.M30]&amp;[.M31]&amp;[.M32]&amp;[.M33]&amp;[.M34]&amp;[.M35]&amp;[.M36]&amp;[.M37]&amp;[.M38]&amp;[.M39]&amp;[.M40]&amp;[.M41]&amp;[.M42]&amp;[.M43]&amp;[.M44]&amp;[.M45]&amp;[.M46]&amp;[.M47]&amp;[.M48]&amp;[.M49]&amp;[.M50]&amp;[.M51]" office:value-type="string" office:string-value="X">
            <text:p>X</text:p>
          </table:table-cell>
          <table:table-cell table:formula="of:=[.N7]&amp;[.N8]&amp;[.N9]&amp;[.N10]&amp;[.N11]&amp;[.N12]&amp;[.N13]&amp;[.N14]&amp;[.N15]&amp;[.N16]&amp;[.N17]&amp;[.N18]&amp;[.N19]&amp;[.N20]&amp;[.N21]&amp;[.N22]&amp;[.N23]&amp;[.N24]&amp;[.N25]&amp;[.N26]&amp;[.N27]&amp;[.N28]&amp;[.N29]&amp;[.N30]&amp;[.N31]&amp;[.N32]&amp;[.N33]&amp;[.N34]&amp;[.N35]&amp;[.N36]&amp;[.N37]&amp;[.N38]&amp;[.N39]&amp;[.N40]&amp;[.N41]&amp;[.N42]&amp;[.N43]&amp;[.N44]&amp;[.N45]&amp;[.N46]&amp;[.N47]&amp;[.N48]&amp;[.N49]&amp;[.N50]&amp;[.N51]" office:value-type="string" office:string-value="X">
            <text:p>X</text:p>
          </table:table-cell>
          <table:table-cell table:formula="of:=[.O7]&amp;[.O8]&amp;[.O9]&amp;[.O10]&amp;[.O11]&amp;[.O12]&amp;[.O13]&amp;[.O14]&amp;[.O15]&amp;[.O16]&amp;[.O17]&amp;[.O18]&amp;[.O19]&amp;[.O20]&amp;[.O21]&amp;[.O22]&amp;[.O23]&amp;[.O24]&amp;[.O25]&amp;[.O26]&amp;[.O27]&amp;[.O28]&amp;[.O29]&amp;[.O30]&amp;[.O31]&amp;[.O32]&amp;[.O33]&amp;[.O34]&amp;[.O35]&amp;[.O36]&amp;[.O37]&amp;[.O38]&amp;[.O39]&amp;[.O40]&amp;[.O41]&amp;[.O42]&amp;[.O43]&amp;[.O44]&amp;[.O45]&amp;[.O46]&amp;[.O47]&amp;[.O48]&amp;[.O49]&amp;[.O50]&amp;[.O51]" office:value-type="string" office:string-value="X">
            <text:p>X</text:p>
          </table:table-cell>
          <table:table-cell table:formula="of:=[.P7]&amp;[.P8]&amp;[.P9]&amp;[.P10]&amp;[.P11]&amp;[.P12]&amp;[.P13]&amp;[.P14]&amp;[.P15]&amp;[.P16]&amp;[.P17]&amp;[.P18]&amp;[.P19]&amp;[.P20]&amp;[.P21]&amp;[.P22]&amp;[.P23]&amp;[.P24]&amp;[.P25]&amp;[.P26]&amp;[.P27]&amp;[.P28]&amp;[.P29]&amp;[.P30]&amp;[.P31]&amp;[.P32]&amp;[.P33]&amp;[.P34]&amp;[.P35]&amp;[.P36]&amp;[.P37]&amp;[.P38]&amp;[.P39]&amp;[.P40]&amp;[.P41]&amp;[.P42]&amp;[.P43]&amp;[.P44]&amp;[.P45]&amp;[.P46]&amp;[.P47]&amp;[.P48]&amp;[.P49]&amp;[.P50]&amp;[.P51]" office:value-type="string" office:string-value="X">
            <text:p>X</text:p>
          </table:table-cell>
          <table:table-cell table:formula="of:=[.Q7]&amp;[.Q8]&amp;[.Q9]&amp;[.Q10]&amp;[.Q11]&amp;[.Q12]&amp;[.Q13]&amp;[.Q14]&amp;[.Q15]&amp;[.Q16]&amp;[.Q17]&amp;[.Q18]&amp;[.Q19]&amp;[.Q20]&amp;[.Q21]&amp;[.Q22]&amp;[.Q23]&amp;[.Q24]&amp;[.Q25]&amp;[.Q26]&amp;[.Q27]&amp;[.Q28]&amp;[.Q29]&amp;[.Q30]&amp;[.Q31]&amp;[.Q32]&amp;[.Q33]&amp;[.Q34]&amp;[.Q35]&amp;[.Q36]&amp;[.Q37]&amp;[.Q38]&amp;[.Q39]&amp;[.Q40]&amp;[.Q41]&amp;[.Q42]&amp;[.Q43]&amp;[.Q44]&amp;[.Q45]&amp;[.Q46]&amp;[.Q47]&amp;[.Q48]&amp;[.Q49]&amp;[.Q50]&amp;[.Q51]" office:value-type="string" office:string-value="X">
            <text:p>X</text:p>
          </table:table-cell>
          <table:table-cell table:formula="of:=[.R7]&amp;[.R8]&amp;[.R9]&amp;[.R10]&amp;[.R11]&amp;[.R12]&amp;[.R13]&amp;[.R14]&amp;[.R15]&amp;[.R16]&amp;[.R17]&amp;[.R18]&amp;[.R19]&amp;[.R20]&amp;[.R21]&amp;[.R22]&amp;[.R23]&amp;[.R24]&amp;[.R25]&amp;[.R26]&amp;[.R27]&amp;[.R28]&amp;[.R29]&amp;[.R30]&amp;[.R31]&amp;[.R32]&amp;[.R33]&amp;[.R34]&amp;[.R35]&amp;[.R36]&amp;[.R37]&amp;[.R38]&amp;[.R39]&amp;[.R40]&amp;[.R41]&amp;[.R42]&amp;[.R43]&amp;[.R44]&amp;[.R45]&amp;[.R46]&amp;[.R47]&amp;[.R48]&amp;[.R49]&amp;[.R50]&amp;[.R51]" office:value-type="string" office:string-value="nö">
            <text:p>nö</text:p>
          </table:table-cell>
          <table:table-cell table:formula="of:=[.S7]&amp;[.S8]&amp;[.S9]&amp;[.S10]&amp;[.S11]&amp;[.S12]&amp;[.S13]&amp;[.S14]&amp;[.S15]&amp;[.S16]&amp;[.S17]&amp;[.S18]&amp;[.S19]&amp;[.S20]&amp;[.S21]&amp;[.S22]&amp;[.S23]&amp;[.S24]&amp;[.S25]&amp;[.S26]&amp;[.S27]&amp;[.S28]&amp;[.S29]&amp;[.S30]&amp;[.S31]&amp;[.S32]&amp;[.S33]&amp;[.S34]&amp;[.S35]&amp;[.S36]&amp;[.S37]&amp;[.S38]&amp;[.S39]&amp;[.S40]&amp;[.S41]&amp;[.S42]&amp;[.S43]&amp;[.S44]&amp;[.S45]&amp;[.S46]&amp;[.S47]&amp;[.S48]&amp;[.S49]&amp;[.S50]&amp;[.S51]">
            <text:p/>
          </table:table-cell>
          <table:table-cell table:style-name="ce37" table:formula="of:=[.T7]&amp;[.T8]&amp;[.T9]&amp;[.T10]&amp;[.T11]&amp;[.T12]&amp;[.T13]&amp;[.T14]&amp;[.T15]&amp;[.T16]&amp;[.T17]&amp;[.T18]&amp;[.T19]&amp;[.T20]&amp;[.T21]&amp;[.T22]&amp;[.T23]&amp;[.T24]&amp;[.T25]&amp;[.T26]&amp;[.T27]&amp;[.T28]&amp;[.T29]&amp;[.T30]&amp;[.T31]&amp;[.T32]&amp;[.T33]&amp;[.T34]&amp;[.T35]&amp;[.T36]&amp;[.T37]&amp;[.T38]&amp;[.T39]&amp;[.T40]&amp;[.T41]&amp;[.T42]&amp;[.T43]&amp;[.T44]&amp;[.T45]&amp;[.T46]&amp;[.T47]&amp;[.T48]&amp;[.T49]&amp;[.T50]&amp;[.T51]" office:value-type="string" office:string-value="X">
            <text:p>X</text:p>
          </table:table-cell>
          <table:table-cell table:formula="of:=[.U7]&amp;[.U8]&amp;[.U9]&amp;[.U10]&amp;[.U11]&amp;[.U12]&amp;[.U13]&amp;[.U14]&amp;[.U15]&amp;[.U16]&amp;[.U17]&amp;[.U18]&amp;[.U19]&amp;[.U20]&amp;[.U21]&amp;[.U22]&amp;[.U23]&amp;[.U24]&amp;[.U25]&amp;[.U26]&amp;[.U27]&amp;[.U28]&amp;[.U29]&amp;[.U30]&amp;[.U31]&amp;[.U32]&amp;[.U33]&amp;[.U34]&amp;[.U35]&amp;[.U36]&amp;[.U37]&amp;[.U38]&amp;[.U39]&amp;[.U40]&amp;[.U41]&amp;[.U42]&amp;[.U43]&amp;[.U44]&amp;[.U45]&amp;[.U46]&amp;[.U47]&amp;[.U48]&amp;[.U49]&amp;[.U50]&amp;[.U51]" office:value-type="string" office:string-value="X">
            <text:p>X</text:p>
          </table:table-cell>
          <table:table-cell table:style-name="ce37" table:formula="of:=[.V7]&amp;[.V8]&amp;[.V9]&amp;[.V10]&amp;[.V11]&amp;[.V12]&amp;[.V13]&amp;[.V14]&amp;[.V15]&amp;[.V16]&amp;[.V17]&amp;[.V18]&amp;[.V19]&amp;[.V20]&amp;[.V21]&amp;[.V22]&amp;[.V23]&amp;[.V24]&amp;[.V25]&amp;[.V26]&amp;[.V27]&amp;[.V28]&amp;[.V29]&amp;[.V30]&amp;[.V31]&amp;[.V32]&amp;[.V33]&amp;[.V34]&amp;[.V35]&amp;[.V36]&amp;[.V37]&amp;[.V38]&amp;[.V39]&amp;[.V40]&amp;[.V41]&amp;[.V42]&amp;[.V43]&amp;[.V44]&amp;[.V45]&amp;[.V46]&amp;[.V47]&amp;[.V48]&amp;[.V49]&amp;[.V50]&amp;[.V51]" office:value-type="string" office:string-value="X">
            <text:p>X</text:p>
          </table:table-cell>
          <table:table-cell table:formula="of:=[.W7]&amp;[.W8]&amp;[.W9]&amp;[.W10]&amp;[.W11]&amp;[.W12]&amp;[.W13]&amp;[.W14]&amp;[.W15]&amp;[.W16]&amp;[.W17]&amp;[.W18]&amp;[.W19]&amp;[.W20]&amp;[.W21]&amp;[.W22]&amp;[.W23]&amp;[.W24]&amp;[.W25]&amp;[.W26]&amp;[.W27]&amp;[.W28]&amp;[.W29]&amp;[.W30]&amp;[.W31]&amp;[.W32]&amp;[.W33]&amp;[.W34]&amp;[.W35]&amp;[.W36]&amp;[.W37]&amp;[.W38]&amp;[.W39]&amp;[.W40]&amp;[.W41]&amp;[.W42]&amp;[.W43]&amp;[.W44]&amp;[.W45]&amp;[.W46]&amp;[.W47]&amp;[.W48]&amp;[.W49]&amp;[.W50]&amp;[.W51]" office:value-type="string" office:string-value="X">
            <text:p>X</text:p>
          </table:table-cell>
          <table:table-cell table:formula="of:=[.X7]&amp;[.X8]&amp;[.X9]&amp;[.X10]&amp;[.X11]&amp;[.X12]&amp;[.X13]&amp;[.X14]&amp;[.X15]&amp;[.X16]&amp;[.X17]&amp;[.X18]&amp;[.X19]&amp;[.X20]&amp;[.X21]&amp;[.X22]&amp;[.X23]&amp;[.X24]&amp;[.X25]&amp;[.X26]&amp;[.X27]&amp;[.X28]&amp;[.X29]&amp;[.X30]&amp;[.X31]&amp;[.X32]&amp;[.X33]&amp;[.X34]&amp;[.X35]&amp;[.X36]&amp;[.X37]&amp;[.X38]&amp;[.X39]&amp;[.X40]&amp;[.X41]&amp;[.X42]&amp;[.X43]&amp;[.X44]&amp;[.X45]&amp;[.X46]&amp;[.X47]&amp;[.X48]&amp;[.X49]&amp;[.X50]&amp;[.X51]" office:value-type="string" office:string-value="X">
            <text:p>X</text:p>
          </table:table-cell>
          <table:table-cell table:formula="of:=[.Y7]&amp;[.Y8]&amp;[.Y9]&amp;[.Y10]&amp;[.Y11]&amp;[.Y12]&amp;[.Y13]&amp;[.Y14]&amp;[.Y15]&amp;[.Y16]&amp;[.Y17]&amp;[.Y18]&amp;[.Y19]&amp;[.Y20]&amp;[.Y21]&amp;[.Y22]&amp;[.Y23]&amp;[.Y24]&amp;[.Y25]&amp;[.Y26]&amp;[.Y27]&amp;[.Y28]&amp;[.Y29]&amp;[.Y30]&amp;[.Y31]&amp;[.Y32]&amp;[.Y33]&amp;[.Y34]&amp;[.Y35]&amp;[.Y36]&amp;[.Y37]&amp;[.Y38]&amp;[.Y39]&amp;[.Y40]&amp;[.Y41]&amp;[.Y42]&amp;[.Y43]&amp;[.Y44]&amp;[.Y45]&amp;[.Y46]&amp;[.Y47]&amp;[.Y48]&amp;[.Y49]&amp;[.Y50]&amp;[.Y51]" office:value-type="string" office:string-value="X">
            <text:p>X</text:p>
          </table:table-cell>
          <table:table-cell table:style-name="ce37" table:formula="of:=[.Z7]&amp;[.Z8]&amp;[.Z9]&amp;[.Z10]&amp;[.Z11]&amp;[.Z12]&amp;[.Z13]&amp;[.Z14]&amp;[.Z15]&amp;[.Z16]&amp;[.Z17]&amp;[.Z18]&amp;[.Z19]&amp;[.Z20]&amp;[.Z21]&amp;[.Z22]&amp;[.Z23]&amp;[.Z24]&amp;[.Z25]&amp;[.Z26]&amp;[.Z27]&amp;[.Z28]&amp;[.Z29]&amp;[.Z30]&amp;[.Z31]&amp;[.Z32]&amp;[.Z33]&amp;[.Z34]&amp;[.Z35]&amp;[.Z36]&amp;[.Z37]&amp;[.Z38]&amp;[.Z39]&amp;[.Z40]&amp;[.Z41]&amp;[.Z42]&amp;[.Z43]&amp;[.Z44]&amp;[.Z45]&amp;[.Z46]&amp;[.Z47]&amp;[.Z48]&amp;[.Z49]&amp;[.Z50]&amp;[.Z51]" office:value-type="string" office:string-value="xx">
            <text:p>xx</text:p>
          </table:table-cell>
          <table:table-cell table:formula="of:=[.AA7]&amp;[.AA8]&amp;[.AA9]&amp;[.AA10]&amp;[.AA11]&amp;[.AA12]&amp;[.AA13]&amp;[.AA14]&amp;[.AA15]&amp;[.AA16]&amp;[.AA17]&amp;[.AA18]&amp;[.AA19]&amp;[.AA20]&amp;[.AA21]&amp;[.AA22]&amp;[.AA23]&amp;[.AA24]&amp;[.AA25]&amp;[.AA26]&amp;[.AA27]&amp;[.AA28]&amp;[.AA29]&amp;[.AA30]&amp;[.AA31]&amp;[.AA32]&amp;[.AA33]&amp;[.AA34]&amp;[.AA35]&amp;[.AA36]&amp;[.AA37]&amp;[.AA38]&amp;[.AA39]&amp;[.AA40]&amp;[.AA41]&amp;[.AA42]&amp;[.AA43]&amp;[.AA44]&amp;[.AA45]&amp;[.AA46]&amp;[.AA47]&amp;[.AA48]&amp;[.AA49]&amp;[.AA50]&amp;[.AA51]">
            <text:p/>
          </table:table-cell>
          <table:table-cell table:formula="of:=[.AB7]&amp;[.AB8]&amp;[.AB9]&amp;[.AB10]&amp;[.AB11]&amp;[.AB12]&amp;[.AB13]&amp;[.AB14]&amp;[.AB15]&amp;[.AB16]&amp;[.AB17]&amp;[.AB18]&amp;[.AB19]&amp;[.AB20]&amp;[.AB21]&amp;[.AB22]&amp;[.AB23]&amp;[.AB24]&amp;[.AB25]&amp;[.AB26]&amp;[.AB27]&amp;[.AB28]&amp;[.AB29]&amp;[.AB30]&amp;[.AB31]&amp;[.AB32]&amp;[.AB33]&amp;[.AB34]&amp;[.AB35]&amp;[.AB36]&amp;[.AB37]&amp;[.AB38]&amp;[.AB39]&amp;[.AB40]&amp;[.AB41]&amp;[.AB42]&amp;[.AB43]&amp;[.AB44]&amp;[.AB45]&amp;[.AB46]&amp;[.AB47]&amp;[.AB48]&amp;[.AB49]&amp;[.AB50]&amp;[.AB51]" office:value-type="string" office:string-value="X">
            <text:p>X</text:p>
          </table:table-cell>
          <table:table-cell table:formula="of:=[.AC7]&amp;[.AC8]&amp;[.AC9]&amp;[.AC10]&amp;[.AC11]&amp;[.AC12]&amp;[.AC13]&amp;[.AC14]&amp;[.AC15]&amp;[.AC16]&amp;[.AC17]&amp;[.AC18]&amp;[.AC19]&amp;[.AC20]&amp;[.AC21]&amp;[.AC22]&amp;[.AC23]&amp;[.AC24]&amp;[.AC25]&amp;[.AC26]&amp;[.AC27]&amp;[.AC28]&amp;[.AC29]&amp;[.AC30]&amp;[.AC31]&amp;[.AC32]&amp;[.AC33]&amp;[.AC34]&amp;[.AC35]&amp;[.AC36]&amp;[.AC37]&amp;[.AC38]&amp;[.AC39]&amp;[.AC40]&amp;[.AC41]&amp;[.AC42]&amp;[.AC43]&amp;[.AC44]&amp;[.AC45]&amp;[.AC46]&amp;[.AC47]&amp;[.AC48]&amp;[.AC49]&amp;[.AC50]&amp;[.AC51]">
            <text:p/>
          </table:table-cell>
          <table:table-cell table:formula="of:=[.AD7]&amp;[.AD8]&amp;[.AD9]&amp;[.AD10]&amp;[.AD11]&amp;[.AD12]&amp;[.AD13]&amp;[.AD14]&amp;[.AD15]&amp;[.AD16]&amp;[.AD17]&amp;[.AD18]&amp;[.AD19]&amp;[.AD20]&amp;[.AD21]&amp;[.AD22]&amp;[.AD23]&amp;[.AD24]&amp;[.AD25]&amp;[.AD26]&amp;[.AD27]&amp;[.AD28]&amp;[.AD29]&amp;[.AD30]&amp;[.AD31]&amp;[.AD32]&amp;[.AD33]&amp;[.AD34]&amp;[.AD35]&amp;[.AD36]&amp;[.AD37]&amp;[.AD38]&amp;[.AD39]&amp;[.AD40]&amp;[.AD41]&amp;[.AD42]&amp;[.AD43]&amp;[.AD44]&amp;[.AD45]&amp;[.AD46]&amp;[.AD47]&amp;[.AD48]&amp;[.AD49]&amp;[.AD50]&amp;[.AD51]">
            <text:p/>
          </table:table-cell>
          <table:table-cell table:formula="of:=[.AE7]&amp;[.AE8]&amp;[.AE9]&amp;[.AE10]&amp;[.AE11]&amp;[.AE12]&amp;[.AE13]&amp;[.AE14]&amp;[.AE15]&amp;[.AE16]&amp;[.AE17]&amp;[.AE18]&amp;[.AE19]&amp;[.AE20]&amp;[.AE21]&amp;[.AE22]&amp;[.AE23]&amp;[.AE24]&amp;[.AE25]&amp;[.AE26]&amp;[.AE27]&amp;[.AE28]&amp;[.AE29]&amp;[.AE30]&amp;[.AE31]&amp;[.AE32]&amp;[.AE33]&amp;[.AE34]&amp;[.AE35]&amp;[.AE36]&amp;[.AE37]&amp;[.AE38]&amp;[.AE39]&amp;[.AE40]&amp;[.AE41]&amp;[.AE42]&amp;[.AE43]&amp;[.AE44]&amp;[.AE45]&amp;[.AE46]&amp;[.AE47]&amp;[.AE48]&amp;[.AE49]&amp;[.AE50]&amp;[.AE51]" office:value-type="string" office:string-value="X">
            <text:p>X</text:p>
          </table:table-cell>
          <table:table-cell table:formula="of:=[.AF7]&amp;[.AF8]&amp;[.AF9]&amp;[.AF10]&amp;[.AF11]&amp;[.AF12]&amp;[.AF13]&amp;[.AF14]&amp;[.AF15]&amp;[.AF16]&amp;[.AF17]&amp;[.AF18]&amp;[.AF19]&amp;[.AF20]&amp;[.AF21]&amp;[.AF22]&amp;[.AF23]&amp;[.AF24]&amp;[.AF25]&amp;[.AF26]&amp;[.AF27]&amp;[.AF28]&amp;[.AF29]&amp;[.AF30]&amp;[.AF31]&amp;[.AF32]&amp;[.AF33]&amp;[.AF34]&amp;[.AF35]&amp;[.AF36]&amp;[.AF37]&amp;[.AF38]&amp;[.AF39]&amp;[.AF40]&amp;[.AF41]&amp;[.AF42]&amp;[.AF43]&amp;[.AF44]&amp;[.AF45]&amp;[.AF46]&amp;[.AF47]&amp;[.AF48]&amp;[.AF49]&amp;[.AF50]&amp;[.AF51]" office:value-type="string" office:string-value="X">
            <text:p>X</text:p>
          </table:table-cell>
          <table:table-cell table:formula="of:=[.AG7]&amp;[.AG8]&amp;[.AG9]&amp;[.AG10]&amp;[.AG11]&amp;[.AG12]&amp;[.AG13]&amp;[.AG14]&amp;[.AG15]&amp;[.AG16]&amp;[.AG17]&amp;[.AG18]&amp;[.AG19]&amp;[.AG20]&amp;[.AG21]&amp;[.AG22]&amp;[.AG23]&amp;[.AG24]&amp;[.AG25]&amp;[.AG26]&amp;[.AG27]&amp;[.AG28]&amp;[.AG29]&amp;[.AG30]&amp;[.AG31]&amp;[.AG32]&amp;[.AG33]&amp;[.AG34]&amp;[.AG35]&amp;[.AG36]&amp;[.AG37]&amp;[.AG38]&amp;[.AG39]&amp;[.AG40]&amp;[.AG41]&amp;[.AG42]&amp;[.AG43]&amp;[.AG44]&amp;[.AG45]&amp;[.AG46]&amp;[.AG47]&amp;[.AG48]&amp;[.AG49]&amp;[.AG50]&amp;[.AG51]" office:value-type="string" office:string-value="X">
            <text:p>X</text:p>
          </table:table-cell>
          <table:table-cell table:style-name="ce37" table:formula="of:=[.AH7]&amp;[.AH8]&amp;[.AH9]&amp;[.AH10]&amp;[.AH11]&amp;[.AH12]&amp;[.AH13]&amp;[.AH14]&amp;[.AH15]&amp;[.AH16]&amp;[.AH17]&amp;[.AH18]&amp;[.AH19]&amp;[.AH20]&amp;[.AH21]&amp;[.AH22]&amp;[.AH23]&amp;[.AH24]&amp;[.AH25]&amp;[.AH26]&amp;[.AH27]&amp;[.AH28]&amp;[.AH29]&amp;[.AH30]&amp;[.AH31]&amp;[.AH32]&amp;[.AH33]&amp;[.AH34]&amp;[.AH35]&amp;[.AH36]&amp;[.AH37]&amp;[.AH38]&amp;[.AH39]&amp;[.AH40]&amp;[.AH41]&amp;[.AH42]&amp;[.AH43]&amp;[.AH44]&amp;[.AH45]&amp;[.AH46]&amp;[.AH47]&amp;[.AH48]&amp;[.AH49]&amp;[.AH50]&amp;[.AH51]" office:value-type="string" office:string-value="X">
            <text:p>X</text:p>
          </table:table-cell>
          <table:table-cell table:formula="of:=[.AI7]&amp;[.AI8]&amp;[.AI9]&amp;[.AI10]&amp;[.AI11]&amp;[.AI12]&amp;[.AI13]&amp;[.AI14]&amp;[.AI15]&amp;[.AI16]&amp;[.AI17]&amp;[.AI18]&amp;[.AI19]&amp;[.AI20]&amp;[.AI21]&amp;[.AI22]&amp;[.AI23]&amp;[.AI24]&amp;[.AI25]&amp;[.AI26]&amp;[.AI27]&amp;[.AI28]&amp;[.AI29]&amp;[.AI30]&amp;[.AI31]&amp;[.AI32]&amp;[.AI33]&amp;[.AI34]&amp;[.AI35]&amp;[.AI36]&amp;[.AI37]&amp;[.AI38]&amp;[.AI39]&amp;[.AI40]&amp;[.AI41]&amp;[.AI42]&amp;[.AI43]&amp;[.AI44]&amp;[.AI45]&amp;[.AI46]&amp;[.AI47]&amp;[.AI48]&amp;[.AI49]&amp;[.AI50]&amp;[.AI51]" office:value-type="string" office:string-value="X">
            <text:p>X</text:p>
          </table:table-cell>
          <table:table-cell table:formula="of:=[.AJ7]&amp;[.AJ8]&amp;[.AJ9]&amp;[.AJ10]&amp;[.AJ11]&amp;[.AJ12]&amp;[.AJ13]&amp;[.AJ14]&amp;[.AJ15]&amp;[.AJ16]&amp;[.AJ17]&amp;[.AJ18]&amp;[.AJ19]&amp;[.AJ20]&amp;[.AJ21]&amp;[.AJ22]&amp;[.AJ23]&amp;[.AJ24]&amp;[.AJ25]&amp;[.AJ26]&amp;[.AJ27]&amp;[.AJ28]&amp;[.AJ29]&amp;[.AJ30]&amp;[.AJ31]&amp;[.AJ32]&amp;[.AJ33]&amp;[.AJ34]&amp;[.AJ35]&amp;[.AJ36]&amp;[.AJ37]&amp;[.AJ38]&amp;[.AJ39]&amp;[.AJ40]&amp;[.AJ41]&amp;[.AJ42]&amp;[.AJ43]&amp;[.AJ44]&amp;[.AJ45]&amp;[.AJ46]&amp;[.AJ47]&amp;[.AJ48]&amp;[.AJ49]&amp;[.AJ50]&amp;[.AJ51]" office:value-type="string" office:string-value="X">
            <text:p>X</text:p>
          </table:table-cell>
          <table:table-cell table:formula="of:=[.AK7]&amp;[.AK8]&amp;[.AK9]&amp;[.AK10]&amp;[.AK11]&amp;[.AK12]&amp;[.AK13]&amp;[.AK14]&amp;[.AK15]&amp;[.AK16]&amp;[.AK17]&amp;[.AK18]&amp;[.AK19]&amp;[.AK20]&amp;[.AK21]&amp;[.AK22]&amp;[.AK23]&amp;[.AK24]&amp;[.AK25]&amp;[.AK26]&amp;[.AK27]&amp;[.AK28]&amp;[.AK29]&amp;[.AK30]&amp;[.AK31]&amp;[.AK32]&amp;[.AK33]&amp;[.AK34]&amp;[.AK35]&amp;[.AK36]&amp;[.AK37]&amp;[.AK38]&amp;[.AK39]&amp;[.AK40]&amp;[.AK41]&amp;[.AK42]&amp;[.AK43]&amp;[.AK44]&amp;[.AK45]&amp;[.AK46]&amp;[.AK47]&amp;[.AK48]&amp;[.AK49]&amp;[.AK50]&amp;[.AK51]" office:value-type="string" office:string-value="X">
            <text:p>X</text:p>
          </table:table-cell>
          <table:table-cell table:formula="of:=[.AL7]&amp;[.AL8]&amp;[.AL9]&amp;[.AL10]&amp;[.AL11]&amp;[.AL12]&amp;[.AL13]&amp;[.AL14]&amp;[.AL15]&amp;[.AL16]&amp;[.AL17]&amp;[.AL18]&amp;[.AL19]&amp;[.AL20]&amp;[.AL21]&amp;[.AL22]&amp;[.AL23]&amp;[.AL24]&amp;[.AL25]&amp;[.AL26]&amp;[.AL27]&amp;[.AL28]&amp;[.AL29]&amp;[.AL30]&amp;[.AL31]&amp;[.AL32]&amp;[.AL33]&amp;[.AL34]&amp;[.AL35]&amp;[.AL36]&amp;[.AL37]&amp;[.AL38]&amp;[.AL39]&amp;[.AL40]&amp;[.AL41]&amp;[.AL42]&amp;[.AL43]&amp;[.AL44]&amp;[.AL45]&amp;[.AL46]&amp;[.AL47]&amp;[.AL48]&amp;[.AL49]&amp;[.AL50]&amp;[.AL51]" office:value-type="string" office:string-value="X">
            <text:p>X</text:p>
          </table:table-cell>
          <table:table-cell table:style-name="ce37" table:formula="of:=[.AM7]&amp;[.AM8]&amp;[.AM9]&amp;[.AM10]&amp;[.AM11]&amp;[.AM12]&amp;[.AM13]&amp;[.AM14]&amp;[.AM15]&amp;[.AM16]&amp;[.AM17]&amp;[.AM18]&amp;[.AM19]&amp;[.AM20]&amp;[.AM21]&amp;[.AM22]&amp;[.AM23]&amp;[.AM24]&amp;[.AM25]&amp;[.AM26]&amp;[.AM27]&amp;[.AM28]&amp;[.AM29]&amp;[.AM30]&amp;[.AM31]&amp;[.AM32]&amp;[.AM33]&amp;[.AM34]&amp;[.AM35]&amp;[.AM36]&amp;[.AM37]&amp;[.AM38]&amp;[.AM39]&amp;[.AM40]&amp;[.AM41]&amp;[.AM42]&amp;[.AM43]&amp;[.AM44]&amp;[.AM45]&amp;[.AM46]&amp;[.AM47]&amp;[.AM48]&amp;[.AM49]&amp;[.AM50]&amp;[.AM51]" office:value-type="string" office:string-value="X">
            <text:p>X</text:p>
          </table:table-cell>
          <table:table-cell table:style-name="ce37" table:formula="of:=[.AN7]&amp;[.AN8]&amp;[.AN9]&amp;[.AN10]&amp;[.AN11]&amp;[.AN12]&amp;[.AN13]&amp;[.AN14]&amp;[.AN15]&amp;[.AN16]&amp;[.AN17]&amp;[.AN18]&amp;[.AN19]&amp;[.AN20]&amp;[.AN21]&amp;[.AN22]&amp;[.AN23]&amp;[.AN24]&amp;[.AN25]&amp;[.AN26]&amp;[.AN27]&amp;[.AN28]&amp;[.AN29]&amp;[.AN30]&amp;[.AN31]&amp;[.AN32]&amp;[.AN33]&amp;[.AN34]&amp;[.AN35]&amp;[.AN36]&amp;[.AN37]&amp;[.AN38]&amp;[.AN39]&amp;[.AN40]&amp;[.AN41]&amp;[.AN42]&amp;[.AN43]&amp;[.AN44]&amp;[.AN45]&amp;[.AN46]&amp;[.AN47]&amp;[.AN48]&amp;[.AN49]&amp;[.AN50]&amp;[.AN51]" office:value-type="string" office:string-value="X">
            <text:p>X</text:p>
          </table:table-cell>
          <table:table-cell table:formula="of:=[.AO7]&amp;[.AO8]&amp;[.AO9]&amp;[.AO10]&amp;[.AO11]&amp;[.AO12]&amp;[.AO13]&amp;[.AO14]&amp;[.AO15]&amp;[.AO16]&amp;[.AO17]&amp;[.AO18]&amp;[.AO19]&amp;[.AO20]&amp;[.AO21]&amp;[.AO22]&amp;[.AO23]&amp;[.AO24]&amp;[.AO25]&amp;[.AO26]&amp;[.AO27]&amp;[.AO28]&amp;[.AO29]&amp;[.AO30]&amp;[.AO31]&amp;[.AO32]&amp;[.AO33]&amp;[.AO34]&amp;[.AO35]&amp;[.AO36]&amp;[.AO37]&amp;[.AO38]&amp;[.AO39]&amp;[.AO40]&amp;[.AO41]&amp;[.AO42]&amp;[.AO43]&amp;[.AO44]&amp;[.AO45]&amp;[.AO46]&amp;[.AO47]&amp;[.AO48]&amp;[.AO49]&amp;[.AO50]&amp;[.AO51]" office:value-type="string" office:string-value="X">
            <text:p>X</text:p>
          </table:table-cell>
          <table:table-cell table:formula="of:=[.AP7]&amp;[.AP8]&amp;[.AP9]&amp;[.AP10]&amp;[.AP11]&amp;[.AP12]&amp;[.AP13]&amp;[.AP14]&amp;[.AP15]&amp;[.AP16]&amp;[.AP17]&amp;[.AP18]&amp;[.AP19]&amp;[.AP20]&amp;[.AP21]&amp;[.AP22]&amp;[.AP23]&amp;[.AP24]&amp;[.AP25]&amp;[.AP26]&amp;[.AP27]&amp;[.AP28]&amp;[.AP29]&amp;[.AP30]&amp;[.AP31]&amp;[.AP32]&amp;[.AP33]&amp;[.AP34]&amp;[.AP35]&amp;[.AP36]&amp;[.AP37]&amp;[.AP38]&amp;[.AP39]&amp;[.AP40]&amp;[.AP41]&amp;[.AP42]&amp;[.AP43]&amp;[.AP44]&amp;[.AP45]&amp;[.AP46]&amp;[.AP47]&amp;[.AP48]&amp;[.AP49]&amp;[.AP50]&amp;[.AP51]" office:value-type="string" office:string-value="X">
            <text:p>X</text:p>
          </table:table-cell>
          <table:table-cell table:style-name="ce37" table:formula="of:=[.AQ7]&amp;[.AQ8]&amp;[.AQ9]&amp;[.AQ10]&amp;[.AQ11]&amp;[.AQ12]&amp;[.AQ13]&amp;[.AQ14]&amp;[.AQ15]&amp;[.AQ16]&amp;[.AQ17]&amp;[.AQ18]&amp;[.AQ19]&amp;[.AQ20]&amp;[.AQ21]&amp;[.AQ22]&amp;[.AQ23]&amp;[.AQ24]&amp;[.AQ25]&amp;[.AQ26]&amp;[.AQ27]&amp;[.AQ28]&amp;[.AQ29]&amp;[.AQ30]&amp;[.AQ31]&amp;[.AQ32]&amp;[.AQ33]&amp;[.AQ34]&amp;[.AQ35]&amp;[.AQ36]&amp;[.AQ37]&amp;[.AQ38]&amp;[.AQ39]&amp;[.AQ40]&amp;[.AQ41]&amp;[.AQ42]&amp;[.AQ43]&amp;[.AQ44]&amp;[.AQ45]&amp;[.AQ46]&amp;[.AQ47]&amp;[.AQ48]&amp;[.AQ49]&amp;[.AQ50]&amp;[.AQ51]" office:value-type="string" office:string-value="X">
            <text:p>X</text:p>
          </table:table-cell>
          <table:table-cell table:style-name="ce37" table:formula="of:=[.AR7]&amp;[.AR8]&amp;[.AR9]&amp;[.AR10]&amp;[.AR11]&amp;[.AR12]&amp;[.AR13]&amp;[.AR14]&amp;[.AR15]&amp;[.AR16]&amp;[.AR17]&amp;[.AR18]&amp;[.AR19]&amp;[.AR20]&amp;[.AR21]&amp;[.AR22]&amp;[.AR23]&amp;[.AR24]&amp;[.AR25]&amp;[.AR26]&amp;[.AR27]&amp;[.AR28]&amp;[.AR29]&amp;[.AR30]&amp;[.AR31]&amp;[.AR32]&amp;[.AR33]&amp;[.AR34]&amp;[.AR35]&amp;[.AR36]&amp;[.AR37]&amp;[.AR38]&amp;[.AR39]&amp;[.AR40]&amp;[.AR41]&amp;[.AR42]&amp;[.AR43]&amp;[.AR44]&amp;[.AR45]&amp;[.AR46]&amp;[.AR47]&amp;[.AR48]&amp;[.AR49]&amp;[.AR50]&amp;[.AR51]" office:value-type="string" office:string-value="X">
            <text:p>X</text:p>
          </table:table-cell>
          <table:table-cell table:style-name="ce37" table:formula="of:=[.AS7]&amp;[.AS8]&amp;[.AS9]&amp;[.AS10]&amp;[.AS11]&amp;[.AS12]&amp;[.AS13]&amp;[.AS14]&amp;[.AS15]&amp;[.AS16]&amp;[.AS17]&amp;[.AS18]&amp;[.AS19]&amp;[.AS20]&amp;[.AS21]&amp;[.AS22]&amp;[.AS23]&amp;[.AS24]&amp;[.AS25]&amp;[.AS26]&amp;[.AS27]&amp;[.AS28]&amp;[.AS29]&amp;[.AS30]&amp;[.AS31]&amp;[.AS32]&amp;[.AS33]&amp;[.AS34]&amp;[.AS35]&amp;[.AS36]&amp;[.AS37]&amp;[.AS38]&amp;[.AS39]&amp;[.AS40]&amp;[.AS41]&amp;[.AS42]&amp;[.AS43]&amp;[.AS44]&amp;[.AS45]&amp;[.AS46]&amp;[.AS47]&amp;[.AS48]&amp;[.AS49]&amp;[.AS50]&amp;[.AS51]" office:value-type="string" office:string-value="X">
            <text:p>X</text:p>
          </table:table-cell>
          <table:table-cell table:formula="of:=[.AT7]&amp;[.AT8]&amp;[.AT9]&amp;[.AT10]&amp;[.AT11]&amp;[.AT12]&amp;[.AT13]&amp;[.AT14]&amp;[.AT15]&amp;[.AT16]&amp;[.AT17]&amp;[.AT18]&amp;[.AT19]&amp;[.AT20]&amp;[.AT21]&amp;[.AT22]&amp;[.AT23]&amp;[.AT24]&amp;[.AT25]&amp;[.AT26]&amp;[.AT27]&amp;[.AT28]&amp;[.AT29]&amp;[.AT30]&amp;[.AT31]&amp;[.AT32]&amp;[.AT33]&amp;[.AT34]&amp;[.AT35]&amp;[.AT36]&amp;[.AT37]&amp;[.AT38]&amp;[.AT39]&amp;[.AT40]&amp;[.AT41]&amp;[.AT42]&amp;[.AT43]&amp;[.AT44]&amp;[.AT45]&amp;[.AT46]&amp;[.AT47]&amp;[.AT48]&amp;[.AT49]&amp;[.AT50]&amp;[.AT51]">
            <text:p/>
          </table:table-cell>
          <table:table-cell table:formula="of:=[.AU7]&amp;[.AU8]&amp;[.AU9]&amp;[.AU10]&amp;[.AU11]&amp;[.AU12]&amp;[.AU13]&amp;[.AU14]&amp;[.AU15]&amp;[.AU16]&amp;[.AU17]&amp;[.AU18]&amp;[.AU19]&amp;[.AU20]&amp;[.AU21]&amp;[.AU22]&amp;[.AU23]&amp;[.AU24]&amp;[.AU25]&amp;[.AU26]&amp;[.AU27]&amp;[.AU28]&amp;[.AU29]&amp;[.AU30]&amp;[.AU31]&amp;[.AU32]&amp;[.AU33]&amp;[.AU34]&amp;[.AU35]&amp;[.AU36]&amp;[.AU37]&amp;[.AU38]&amp;[.AU39]&amp;[.AU40]&amp;[.AU41]&amp;[.AU42]&amp;[.AU43]&amp;[.AU44]&amp;[.AU45]&amp;[.AU46]&amp;[.AU47]&amp;[.AU48]&amp;[.AU49]&amp;[.AU50]&amp;[.AU51]">
            <text:p/>
          </table:table-cell>
          <table:table-cell table:formula="of:=[.AV7]&amp;[.AV8]&amp;[.AV9]&amp;[.AV10]&amp;[.AV11]&amp;[.AV12]&amp;[.AV13]&amp;[.AV14]&amp;[.AV15]&amp;[.AV16]&amp;[.AV17]&amp;[.AV18]&amp;[.AV19]&amp;[.AV20]&amp;[.AV21]&amp;[.AV22]&amp;[.AV23]&amp;[.AV24]&amp;[.AV25]&amp;[.AV26]&amp;[.AV27]&amp;[.AV28]&amp;[.AV29]&amp;[.AV30]&amp;[.AV31]&amp;[.AV32]&amp;[.AV33]&amp;[.AV34]&amp;[.AV35]&amp;[.AV36]&amp;[.AV37]&amp;[.AV38]&amp;[.AV39]&amp;[.AV40]&amp;[.AV41]&amp;[.AV42]&amp;[.AV43]&amp;[.AV44]&amp;[.AV45]&amp;[.AV46]&amp;[.AV47]&amp;[.AV48]&amp;[.AV49]&amp;[.AV50]&amp;[.AV51]" office:value-type="string" office:string-value="XXX">
            <text:p>XXX</text:p>
          </table:table-cell>
          <table:table-cell/>
          <table:table-cell table:style-name="Default" table:number-columns-repeated="13"/>
          <table:table-cell table:number-columns-repeated="962"/>
        </table:table-row>
        <table:table-row table:style-name="ro1">
          <table:table-cell table:style-name="ce40"/>
          <table:table-cell office:value-type="float" office:value="2">
            <text:p>2</text:p>
          </table:table-cell>
          <table:table-cell/>
          <table:table-cell table:style-name="ce62"/>
          <table:table-cell table:number-columns-repeated="4"/>
          <table:table-cell table:style-name="ce60" office:value-type="string">
            <text:p>TCK</text:p>
          </table:table-cell>
          <table:table-cell office:value-type="string">
            <text:p>-</text:p>
          </table:table-cell>
          <table:table-cell table:formula="of:=[.L7]&amp;[.M7]&amp;[.N7]&amp;[.O7]&amp;[.P7]&amp;[.Q7]&amp;[.R7]&amp;[.S7]&amp;[.T7]&amp;[.U7]&amp;[.V7]&amp;[.W7]&amp;[.X7]&amp;[.Y7]&amp;[.Z7]&amp;[.AA7]&amp;[.AB7]&amp;[.AC7]&amp;[.AD7]&amp;[.AE7]&amp;[.AF7]&amp;[.AG7]&amp;[.AH7]&amp;[.AI7]&amp;[.AJ7]&amp;[.AK7]&amp;[.AL7]&amp;[.AM7]&amp;[.AN7]&amp;[.AO7]&amp;[.AP7]&amp;[.AQ7]&amp;[.AT7]&amp;[.AU7]&amp;[.AV7]&amp;[.AR7]&amp;[.AS7]" office:value-type="string" office:string-value="X">
            <text:p>X</text:p>
          </table:table-cell>
          <table:table-cell office:value-type="string">
            <text:p>X</text:p>
          </table:table-cell>
          <table:table-cell table:number-columns-repeated="36"/>
          <table:table-cell table:number-columns-repeated="976"/>
        </table:table-row>
        <table:table-row table:style-name="ro1">
          <table:table-cell table:style-name="ce41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61" office:value-type="string">
            <text:p>PA00</text:p>
          </table:table-cell>
          <table:table-cell table:style-name="ce62" office:value-type="string">
            <text:p>GPIO 0</text:p>
          </table:table-cell>
          <table:table-cell table:number-columns-repeated="4" office:value-type="string">
            <text:p>-</text:p>
          </table:table-cell>
          <table:table-cell table:style-name="ce60" office:value-type="string">
            <text:p>TDI</text:p>
          </table:table-cell>
          <table:table-cell office:value-type="string">
            <text:p>-</text:p>
          </table:table-cell>
          <table:table-cell table:formula="of:=[.L8]&amp;[.M8]&amp;[.N8]&amp;[.O8]&amp;[.P8]&amp;[.Q8]&amp;[.R8]&amp;[.S8]&amp;[.T8]&amp;[.U8]&amp;[.V8]&amp;[.W8]&amp;[.X8]&amp;[.Y8]&amp;[.Z8]&amp;[.AA8]&amp;[.AB8]&amp;[.AC8]&amp;[.AD8]&amp;[.AE8]&amp;[.AF8]&amp;[.AG8]&amp;[.AH8]&amp;[.AI8]&amp;[.AJ8]&amp;[.AK8]&amp;[.AL8]&amp;[.AM8]&amp;[.AN8]&amp;[.AO8]&amp;[.AP8]&amp;[.AQ8]&amp;[.AT8]&amp;[.AU8]&amp;[.AV8]&amp;[.AR8]&amp;[.AS8]" office:value-type="string" office:string-value="X">
            <text:p>X</text:p>
          </table:table-cell>
          <table:table-cell/>
          <table:table-cell office:value-type="string">
            <text:p>X</text:p>
          </table:table-cell>
          <table:table-cell table:number-columns-repeated="35"/>
          <table:table-cell table:number-columns-repeated="976"/>
        </table:table-row>
        <table:table-row table:style-name="ro1">
          <table:table-cell table:style-name="ce41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61" office:value-type="string">
            <text:p>PA01</text:p>
          </table:table-cell>
          <table:table-cell table:style-name="ce62" office:value-type="string">
            <text:p>GPIO 1</text:p>
          </table:table-cell>
          <table:table-cell table:number-columns-repeated="4" office:value-type="string">
            <text:p>-</text:p>
          </table:table-cell>
          <table:table-cell table:style-name="ce60" office:value-type="string">
            <text:p>TDO</text:p>
          </table:table-cell>
          <table:table-cell office:value-type="string">
            <text:p>-</text:p>
          </table:table-cell>
          <table:table-cell table:formula="of:=[.L9]&amp;[.M9]&amp;[.N9]&amp;[.O9]&amp;[.P9]&amp;[.Q9]&amp;[.R9]&amp;[.S9]&amp;[.T9]&amp;[.U9]&amp;[.V9]&amp;[.W9]&amp;[.X9]&amp;[.Y9]&amp;[.Z9]&amp;[.AA9]&amp;[.AB9]&amp;[.AC9]&amp;[.AD9]&amp;[.AE9]&amp;[.AF9]&amp;[.AG9]&amp;[.AH9]&amp;[.AI9]&amp;[.AJ9]&amp;[.AK9]&amp;[.AL9]&amp;[.AM9]&amp;[.AN9]&amp;[.AO9]&amp;[.AP9]&amp;[.AQ9]&amp;[.AT9]&amp;[.AU9]&amp;[.AV9]&amp;[.AR9]&amp;[.AS9]" office:value-type="string" office:string-value="X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4"/>
          <table:table-cell table:number-columns-repeated="976"/>
        </table:table-row>
        <table:table-row table:style-name="ro1">
          <table:table-cell table:style-name="ce41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61" office:value-type="string">
            <text:p>PA02</text:p>
          </table:table-cell>
          <table:table-cell table:style-name="ce62" office:value-type="string">
            <text:p>GPIO 2</text:p>
          </table:table-cell>
          <table:table-cell table:number-columns-repeated="4" office:value-type="string">
            <text:p>-</text:p>
          </table:table-cell>
          <table:table-cell table:style-name="ce60" office:value-type="string">
            <text:p>TMS</text:p>
          </table:table-cell>
          <table:table-cell office:value-type="string">
            <text:p>-</text:p>
          </table:table-cell>
          <table:table-cell table:formula="of:=[.L10]&amp;[.M10]&amp;[.N10]&amp;[.O10]&amp;[.P10]&amp;[.Q10]&amp;[.R10]&amp;[.S10]&amp;[.T10]&amp;[.U10]&amp;[.V10]&amp;[.W10]&amp;[.X10]&amp;[.Y10]&amp;[.Z10]&amp;[.AA10]&amp;[.AB10]&amp;[.AC10]&amp;[.AD10]&amp;[.AE10]&amp;[.AF10]&amp;[.AG10]&amp;[.AH10]&amp;[.AI10]&amp;[.AJ10]&amp;[.AK10]&amp;[.AL10]&amp;[.AM10]&amp;[.AN10]&amp;[.AO10]&amp;[.AP10]&amp;[.AQ10]&amp;[.AT10]&amp;[.AU10]&amp;[.AV10]&amp;[.AR10]&amp;[.AS10]" office:value-type="string" office:string-value="X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3"/>
          <table:table-cell table:number-columns-repeated="976"/>
        </table:table-row>
        <table:table-row table:style-name="ro1">
          <table:table-cell table:style-name="ce41"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61" office:value-type="string">
            <text:p>PA03</text:p>
          </table:table-cell>
          <table:table-cell office:value-type="string">
            <text:p>GPIO 3</text:p>
          </table:table-cell>
          <table:table-cell office:value-type="string">
            <text:p>ADC - AD[0]</text:p>
          </table:table-cell>
          <table:table-cell office:value-type="string">
            <text:p>PM - GCLK[0]</text:p>
          </table:table-cell>
          <table:table-cell office:value-type="string">
            <text:p>USBB - USB_ID</text:p>
          </table:table-cell>
          <table:table-cell table:style-name="ce62" office:value-type="string">
            <text:p>ABDAC - DATA[0]</text:p>
          </table:table-cell>
          <table:table-cell table:number-columns-repeated="2"/>
          <table:table-cell table:formula="of:=[.L11]&amp;[.M11]&amp;[.N11]&amp;[.O11]&amp;[.P11]&amp;[.Q11]&amp;[.R11]&amp;[.S11]&amp;[.T11]&amp;[.U11]&amp;[.V11]&amp;[.W11]&amp;[.X11]&amp;[.Y11]&amp;[.Z11]&amp;[.AA11]&amp;[.AB11]&amp;[.AC11]&amp;[.AD11]&amp;[.AE11]&amp;[.AF11]&amp;[.AG11]&amp;[.AH11]&amp;[.AI11]&amp;[.AJ11]&amp;[.AK11]&amp;[.AL11]&amp;[.AM11]&amp;[.AN11]&amp;[.AO11]&amp;[.AP11]&amp;[.AQ11]&amp;[.AT11]&amp;[.AU11]&amp;[.AV11]&amp;[.AR11]&amp;[.AS11]" office:value-type="string" office:string-value="nö">
            <text:p>nö</text:p>
          </table:table-cell>
          <table:table-cell table:number-columns-repeated="6"/>
          <table:table-cell office:value-type="string">
            <text:p>nö</text:p>
          </table:table-cell>
          <table:table-cell table:number-columns-repeated="30"/>
          <table:table-cell table:number-columns-repeated="976"/>
        </table:table-row>
        <table:table-row table:style-name="ro1">
          <table:table-cell table:style-name="ce41"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61" office:value-type="string">
            <text:p>PA04</text:p>
          </table:table-cell>
          <table:table-cell office:value-type="string">
            <text:p>GPIO 4</text:p>
          </table:table-cell>
          <table:table-cell office:value-type="string">
            <text:p>ADC - AD[1]</text:p>
          </table:table-cell>
          <table:table-cell office:value-type="string">
            <text:p>PM - GCLK[1]</text:p>
          </table:table-cell>
          <table:table-cell office:value-type="string">
            <text:p>USBB - USB_VBOF</text:p>
          </table:table-cell>
          <table:table-cell table:style-name="ce62" office:value-type="string">
            <text:p>ABDAC - DATAN[0]</text:p>
          </table:table-cell>
          <table:table-cell table:number-columns-repeated="2"/>
          <table:table-cell table:formula="of:=[.L12]&amp;[.M12]&amp;[.N12]&amp;[.O12]&amp;[.P12]&amp;[.Q12]&amp;[.R12]&amp;[.S12]&amp;[.T12]&amp;[.U12]&amp;[.V12]&amp;[.W12]&amp;[.X12]&amp;[.Y12]&amp;[.Z12]&amp;[.AA12]&amp;[.AB12]&amp;[.AC12]&amp;[.AD12]&amp;[.AE12]&amp;[.AF12]&amp;[.AG12]&amp;[.AH12]&amp;[.AI12]&amp;[.AJ12]&amp;[.AK12]&amp;[.AL12]&amp;[.AM12]&amp;[.AN12]&amp;[.AO12]&amp;[.AP12]&amp;[.AQ12]&amp;[.AT12]&amp;[.AU12]&amp;[.AV12]&amp;[.AR12]&amp;[.AS12]">
            <text:p/>
          </table:table-cell>
          <table:table-cell table:number-columns-repeated="37"/>
          <table:table-cell table:number-columns-repeated="976"/>
        </table:table-row>
        <table:table-row table:style-name="ro1">
          <table:table-cell table:style-name="ce41"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ce61" office:value-type="string">
            <text:p>PA05</text:p>
          </table:table-cell>
          <table:table-cell table:style-name="ce62" office:value-type="string">
            <text:p>GPIO 5</text:p>
          </table:table-cell>
          <table:table-cell table:style-name="ce44" office:value-type="string">
            <text:p>EIC - EXTINT[0]</text:p>
          </table:table-cell>
          <table:table-cell table:style-name="ce62" office:value-type="string">
            <text:p>ADC - AD[2]</text:p>
          </table:table-cell>
          <table:table-cell table:style-name="ce62" office:value-type="string">
            <text:p>USART1 - DCD</text:p>
          </table:table-cell>
          <table:table-cell table:style-name="ce62" office:value-type="string">
            <text:p>ABDAC - DATA[1]</text:p>
          </table:table-cell>
          <table:table-cell/>
          <table:table-cell office:value-type="string">
            <text:p>TWI</text:p>
          </table:table-cell>
          <table:table-cell table:formula="of:=[.L13]&amp;[.M13]&amp;[.N13]&amp;[.O13]&amp;[.P13]&amp;[.Q13]&amp;[.R13]&amp;[.S13]&amp;[.T13]&amp;[.U13]&amp;[.V13]&amp;[.W13]&amp;[.X13]&amp;[.Y13]&amp;[.Z13]&amp;[.AA13]&amp;[.AB13]&amp;[.AC13]&amp;[.AD13]&amp;[.AE13]&amp;[.AF13]&amp;[.AG13]&amp;[.AH13]&amp;[.AI13]&amp;[.AJ13]&amp;[.AK13]&amp;[.AL13]&amp;[.AM13]&amp;[.AN13]&amp;[.AO13]&amp;[.AP13]&amp;[.AQ13]&amp;[.AT13]&amp;[.AU13]&amp;[.AV13]&amp;[.AR13]&amp;[.AS13]" office:value-type="string" office:string-value="X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27"/>
          <table:table-cell table:number-columns-repeated="976"/>
        </table:table-row>
        <table:table-row table:style-name="ro1">
          <table:table-cell table:style-name="ce41" office:value-type="float" office:value="10">
            <text:p>10</text:p>
          </table:table-cell>
          <table:table-cell office:value-type="float" office:value="12">
            <text:p>12</text:p>
          </table:table-cell>
          <table:table-cell table:style-name="ce61" office:value-type="string">
            <text:p>PA06</text:p>
          </table:table-cell>
          <table:table-cell table:style-name="ce62" office:value-type="string">
            <text:p>GPIO 6</text:p>
          </table:table-cell>
          <table:table-cell table:style-name="ce44" office:value-type="string">
            <text:p>EIC - EXTINT[1]</text:p>
          </table:table-cell>
          <table:table-cell table:style-name="ce62" office:value-type="string">
            <text:p>ADC - AD[3]</text:p>
          </table:table-cell>
          <table:table-cell table:style-name="ce62" office:value-type="string">
            <text:p>USART1 - DSR</text:p>
          </table:table-cell>
          <table:table-cell table:style-name="ce62" office:value-type="string">
            <text:p>ABDAC - DATAN[1]</text:p>
          </table:table-cell>
          <table:table-cell/>
          <table:table-cell office:value-type="string">
            <text:p>CONTROL</text:p>
          </table:table-cell>
          <table:table-cell table:formula="of:=[.L14]&amp;[.M14]&amp;[.N14]&amp;[.O14]&amp;[.P14]&amp;[.Q14]&amp;[.R14]&amp;[.S14]&amp;[.T14]&amp;[.U14]&amp;[.V14]&amp;[.W14]&amp;[.X14]&amp;[.Y14]&amp;[.Z14]&amp;[.AA14]&amp;[.AB14]&amp;[.AC14]&amp;[.AD14]&amp;[.AE14]&amp;[.AF14]&amp;[.AG14]&amp;[.AH14]&amp;[.AI14]&amp;[.AJ14]&amp;[.AK14]&amp;[.AL14]&amp;[.AM14]&amp;[.AN14]&amp;[.AO14]&amp;[.AP14]&amp;[.AQ14]&amp;[.AT14]&amp;[.AU14]&amp;[.AV14]&amp;[.AR14]&amp;[.AS14]" office:value-type="string" office:string-value="X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5"/>
          <table:table-cell table:number-columns-repeated="976"/>
        </table:table-row>
        <table:table-row table:style-name="ro1">
          <table:table-cell table:style-name="ce41" office:value-type="float" office:value="11">
            <text:p>11</text:p>
          </table:table-cell>
          <table:table-cell office:value-type="float" office:value="13">
            <text:p>13</text:p>
          </table:table-cell>
          <table:table-cell table:style-name="ce61" office:value-type="string">
            <text:p>PA07</text:p>
          </table:table-cell>
          <table:table-cell office:value-type="string">
            <text:p>GPIO 7</text:p>
          </table:table-cell>
          <table:table-cell office:value-type="string">
            <text:p>PWM - PWM[0]</text:p>
          </table:table-cell>
          <table:table-cell office:value-type="string">
            <text:p>ADC - AD[4]</text:p>
          </table:table-cell>
          <table:table-cell office:value-type="string">
            <text:p>USART1 - DTR</text:p>
          </table:table-cell>
          <table:table-cell table:style-name="ce62" office:value-type="string">
            <text:p>SSC - RX_FRAME_SYNC</text:p>
          </table:table-cell>
          <table:table-cell table:number-columns-repeated="2"/>
          <table:table-cell table:formula="of:=[.L15]&amp;[.M15]&amp;[.N15]&amp;[.O15]&amp;[.P15]&amp;[.Q15]&amp;[.R15]&amp;[.S15]&amp;[.T15]&amp;[.U15]&amp;[.V15]&amp;[.W15]&amp;[.X15]&amp;[.Y15]&amp;[.Z15]&amp;[.AA15]&amp;[.AB15]&amp;[.AC15]&amp;[.AD15]&amp;[.AE15]&amp;[.AF15]&amp;[.AG15]&amp;[.AH15]&amp;[.AI15]&amp;[.AJ15]&amp;[.AK15]&amp;[.AL15]&amp;[.AM15]&amp;[.AN15]&amp;[.AO15]&amp;[.AP15]&amp;[.AQ15]&amp;[.AT15]&amp;[.AU15]&amp;[.AV15]&amp;[.AR15]&amp;[.AS15]">
            <text:p/>
          </table:table-cell>
          <table:table-cell/>
          <table:table-cell table:style-name="ce41"/>
          <table:table-cell table:number-columns-repeated="35"/>
          <table:table-cell table:number-columns-repeated="976"/>
        </table:table-row>
        <table:table-row table:style-name="ro1">
          <table:table-cell table:style-name="ce41" office:value-type="float" office:value="12">
            <text:p>12</text:p>
          </table:table-cell>
          <table:table-cell office:value-type="float" office:value="14">
            <text:p>14</text:p>
          </table:table-cell>
          <table:table-cell table:style-name="ce61" office:value-type="string">
            <text:p>PA08</text:p>
          </table:table-cell>
          <table:table-cell office:value-type="string">
            <text:p>GPIO 8</text:p>
          </table:table-cell>
          <table:table-cell office:value-type="string">
            <text:p>PWM - PWM[1]</text:p>
          </table:table-cell>
          <table:table-cell office:value-type="string">
            <text:p>ADC - AD[5]</text:p>
          </table:table-cell>
          <table:table-cell office:value-type="string">
            <text:p>USART1 - RI</text:p>
          </table:table-cell>
          <table:table-cell table:style-name="ce62" office:value-type="string">
            <text:p>SSC - RX_CLOCK</text:p>
          </table:table-cell>
          <table:table-cell table:number-columns-repeated="2"/>
          <table:table-cell table:formula="of:=[.L16]&amp;[.M16]&amp;[.N16]&amp;[.O16]&amp;[.P16]&amp;[.Q16]&amp;[.R16]&amp;[.S16]&amp;[.T16]&amp;[.U16]&amp;[.V16]&amp;[.W16]&amp;[.X16]&amp;[.Y16]&amp;[.Z16]&amp;[.AA16]&amp;[.AB16]&amp;[.AC16]&amp;[.AD16]&amp;[.AE16]&amp;[.AF16]&amp;[.AG16]&amp;[.AH16]&amp;[.AI16]&amp;[.AJ16]&amp;[.AK16]&amp;[.AL16]&amp;[.AM16]&amp;[.AN16]&amp;[.AO16]&amp;[.AP16]&amp;[.AQ16]&amp;[.AT16]&amp;[.AU16]&amp;[.AV16]&amp;[.AR16]&amp;[.AS16]">
            <text:p/>
          </table:table-cell>
          <table:table-cell table:number-columns-repeated="37"/>
          <table:table-cell table:number-columns-repeated="976"/>
        </table:table-row>
        <table:table-row table:style-name="ro1">
          <table:table-cell table:style-name="ce41" office:value-type="float" office:value="20">
            <text:p>20</text:p>
          </table:table-cell>
          <table:table-cell office:value-type="float" office:value="28">
            <text:p>28</text:p>
          </table:table-cell>
          <table:table-cell table:style-name="ce61" office:value-type="string">
            <text:p>PA09</text:p>
          </table:table-cell>
          <table:table-cell table:style-name="ce62" office:value-type="string">
            <text:p>GPIO 9</text:p>
          </table:table-cell>
          <table:table-cell table:style-name="ce60" office:value-type="string">
            <text:p>TWI - SCL</text:p>
          </table:table-cell>
          <table:table-cell table:style-name="ce62" office:value-type="string">
            <text:p>SPI0 - NPCS[2]</text:p>
          </table:table-cell>
          <table:table-cell table:style-name="ce62" office:value-type="string">
            <text:p>USART1 - CTS</text:p>
          </table:table-cell>
          <table:table-cell table:style-name="ce62" office:value-type="string">
            <text:p><text:s/>-</text:p>
          </table:table-cell>
          <table:table-cell/>
          <table:table-cell office:value-type="string">
            <text:p>CONTROL</text:p>
          </table:table-cell>
          <table:table-cell table:formula="of:=[.L17]&amp;[.M17]&amp;[.N17]&amp;[.O17]&amp;[.P17]&amp;[.Q17]&amp;[.R17]&amp;[.S17]&amp;[.T17]&amp;[.U17]&amp;[.V17]&amp;[.W17]&amp;[.X17]&amp;[.Y17]&amp;[.Z17]&amp;[.AA17]&amp;[.AB17]&amp;[.AC17]&amp;[.AD17]&amp;[.AE17]&amp;[.AF17]&amp;[.AG17]&amp;[.AH17]&amp;[.AI17]&amp;[.AJ17]&amp;[.AK17]&amp;[.AL17]&amp;[.AM17]&amp;[.AN17]&amp;[.AO17]&amp;[.AP17]&amp;[.AQ17]&amp;[.AT17]&amp;[.AU17]&amp;[.AV17]&amp;[.AR17]&amp;[.AS17]" office:value-type="string" office:string-value="X">
            <text:p>X</text:p>
          </table:table-cell>
          <table:table-cell table:number-columns-repeated="32"/>
          <table:table-cell office:value-type="string">
            <text:p>X</text:p>
          </table:table-cell>
          <table:table-cell table:number-columns-repeated="4"/>
          <table:table-cell office:value-type="string">
            <text:p>dual use !</text:p>
          </table:table-cell>
          <table:table-cell table:number-columns-repeated="975"/>
        </table:table-row>
        <table:table-row table:style-name="ro1">
          <table:table-cell table:style-name="ce41" office:value-type="float" office:value="21">
            <text:p>21</text:p>
          </table:table-cell>
          <table:table-cell office:value-type="float" office:value="29">
            <text:p>29</text:p>
          </table:table-cell>
          <table:table-cell table:style-name="ce61" office:value-type="string">
            <text:p>PA10</text:p>
          </table:table-cell>
          <table:table-cell table:style-name="ce62" office:value-type="string">
            <text:p>GPIO 10</text:p>
          </table:table-cell>
          <table:table-cell table:style-name="ce60" office:value-type="string">
            <text:p>TWI - SDA</text:p>
          </table:table-cell>
          <table:table-cell table:style-name="ce62" office:value-type="string">
            <text:p>SPI0 - NPCS[3]</text:p>
          </table:table-cell>
          <table:table-cell table:style-name="ce62" office:value-type="string">
            <text:p>USART1 - RTS</text:p>
          </table:table-cell>
          <table:table-cell table:style-name="ce62" office:value-type="string">
            <text:p><text:s/>-</text:p>
          </table:table-cell>
          <table:table-cell/>
          <table:table-cell office:value-type="string">
            <text:p>CONTROL</text:p>
          </table:table-cell>
          <table:table-cell table:formula="of:=[.L18]&amp;[.M18]&amp;[.N18]&amp;[.O18]&amp;[.P18]&amp;[.Q18]&amp;[.R18]&amp;[.S18]&amp;[.T18]&amp;[.U18]&amp;[.V18]&amp;[.W18]&amp;[.X18]&amp;[.Y18]&amp;[.Z18]&amp;[.AA18]&amp;[.AB18]&amp;[.AC18]&amp;[.AD18]&amp;[.AE18]&amp;[.AF18]&amp;[.AG18]&amp;[.AH18]&amp;[.AI18]&amp;[.AJ18]&amp;[.AK18]&amp;[.AL18]&amp;[.AM18]&amp;[.AN18]&amp;[.AO18]&amp;[.AP18]&amp;[.AQ18]&amp;[.AT18]&amp;[.AU18]&amp;[.AV18]&amp;[.AR18]&amp;[.AS18]" office:value-type="string" office:string-value="X">
            <text:p>X</text:p>
          </table:table-cell>
          <table:table-cell table:number-columns-repeated="33"/>
          <table:table-cell office:value-type="string">
            <text:p>X</text:p>
          </table:table-cell>
          <table:table-cell table:number-columns-repeated="3"/>
          <table:table-cell table:number-columns-repeated="976"/>
        </table:table-row>
        <table:table-row table:style-name="ro1">
          <table:table-cell table:style-name="ce41" office:value-type="float" office:value="22">
            <text:p>22</text:p>
          </table:table-cell>
          <table:table-cell office:value-type="float" office:value="30">
            <text:p>30</text:p>
          </table:table-cell>
          <table:table-cell table:style-name="ce61" office:value-type="string">
            <text:p>PA11</text:p>
          </table:table-cell>
          <table:table-cell table:style-name="ce62" office:value-type="string">
            <text:p>GPIO 11</text:p>
          </table:table-cell>
          <table:table-cell table:style-name="ce62" office:value-type="string">
            <text:p>USART0 - RTS</text:p>
          </table:table-cell>
          <table:table-cell table:style-name="ce62" office:value-type="string">
            <text:p>TC - A2</text:p>
          </table:table-cell>
          <table:table-cell table:style-name="ce43" office:value-type="string">
            <text:p>PWM - PWM[0]</text:p>
          </table:table-cell>
          <table:table-cell table:style-name="ce62" office:value-type="string">
            <text:p>SSC - RX_DATA</text:p>
          </table:table-cell>
          <table:table-cell office:value-type="string">
            <text:p>OSC32 IN</text:p>
          </table:table-cell>
          <table:table-cell office:value-type="string">
            <text:p>CONTROL</text:p>
          </table:table-cell>
          <table:table-cell table:formula="of:=[.L19]&amp;[.M19]&amp;[.N19]&amp;[.O19]&amp;[.P19]&amp;[.Q19]&amp;[.R19]&amp;[.S19]&amp;[.T19]&amp;[.U19]&amp;[.V19]&amp;[.W19]&amp;[.X19]&amp;[.Y19]&amp;[.Z19]&amp;[.AA19]&amp;[.AB19]&amp;[.AC19]&amp;[.AD19]&amp;[.AE19]&amp;[.AF19]&amp;[.AG19]&amp;[.AH19]&amp;[.AI19]&amp;[.AJ19]&amp;[.AK19]&amp;[.AL19]&amp;[.AM19]&amp;[.AN19]&amp;[.AO19]&amp;[.AP19]&amp;[.AQ19]&amp;[.AT19]&amp;[.AU19]&amp;[.AV19]&amp;[.AR19]&amp;[.AS19]" office:value-type="string" office:string-value="X">
            <text:p>X</text:p>
          </table:table-cell>
          <table:table-cell table:number-columns-repeated="22"/>
          <table:table-cell office:value-type="string">
            <text:p>X</text:p>
          </table:table-cell>
          <table:table-cell table:number-columns-repeated="14"/>
          <table:table-cell table:number-columns-repeated="976"/>
        </table:table-row>
        <table:table-row table:style-name="ro1">
          <table:table-cell table:style-name="ce41" office:value-type="float" office:value="23">
            <text:p>23</text:p>
          </table:table-cell>
          <table:table-cell office:value-type="float" office:value="31">
            <text:p>31</text:p>
          </table:table-cell>
          <table:table-cell table:style-name="ce61" office:value-type="string">
            <text:p>PA12</text:p>
          </table:table-cell>
          <table:table-cell table:style-name="ce62" office:value-type="string">
            <text:p>GPIO 12</text:p>
          </table:table-cell>
          <table:table-cell table:style-name="ce62" office:value-type="string">
            <text:p>USART0 - CTS</text:p>
          </table:table-cell>
          <table:table-cell table:style-name="ce62" office:value-type="string">
            <text:p>TC - B2</text:p>
          </table:table-cell>
          <table:table-cell table:style-name="ce43" office:value-type="string">
            <text:p>PWM - PWM[1]</text:p>
          </table:table-cell>
          <table:table-cell table:style-name="ce62" office:value-type="string">
            <text:p>USART1 - TXD</text:p>
          </table:table-cell>
          <table:table-cell office:value-type="string">
            <text:p>OSC32 OUT</text:p>
          </table:table-cell>
          <table:table-cell office:value-type="string">
            <text:p>CONTROL</text:p>
          </table:table-cell>
          <table:table-cell table:formula="of:=[.L20]&amp;[.M20]&amp;[.N20]&amp;[.O20]&amp;[.P20]&amp;[.Q20]&amp;[.R20]&amp;[.S20]&amp;[.T20]&amp;[.U20]&amp;[.V20]&amp;[.W20]&amp;[.X20]&amp;[.Y20]&amp;[.Z20]&amp;[.AA20]&amp;[.AB20]&amp;[.AC20]&amp;[.AD20]&amp;[.AE20]&amp;[.AF20]&amp;[.AG20]&amp;[.AH20]&amp;[.AI20]&amp;[.AJ20]&amp;[.AK20]&amp;[.AL20]&amp;[.AM20]&amp;[.AN20]&amp;[.AO20]&amp;[.AP20]&amp;[.AQ20]&amp;[.AT20]&amp;[.AU20]&amp;[.AV20]&amp;[.AR20]&amp;[.AS20]" office:value-type="string" office:string-value="X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13"/>
          <table:table-cell table:number-columns-repeated="976"/>
        </table:table-row>
        <table:table-row table:style-name="ro1">
          <table:table-cell table:style-name="ce41" office:value-type="float" office:value="25">
            <text:p>25</text:p>
          </table:table-cell>
          <table:table-cell office:value-type="float" office:value="33">
            <text:p>33</text:p>
          </table:table-cell>
          <table:table-cell table:style-name="ce61" office:value-type="string">
            <text:p>PA13</text:p>
          </table:table-cell>
          <table:table-cell table:style-name="ce62" office:value-type="string">
            <text:p>GPIO 13</text:p>
          </table:table-cell>
          <table:table-cell table:style-name="ce62" office:value-type="string">
            <text:p>EIC - NMI</text:p>
          </table:table-cell>
          <table:table-cell table:style-name="ce43" office:value-type="string">
            <text:p>PWM - PWM[2]</text:p>
          </table:table-cell>
          <table:table-cell table:style-name="ce62" office:value-type="string">
            <text:p>USART0 - CLK</text:p>
          </table:table-cell>
          <table:table-cell table:style-name="ce62" office:value-type="string">
            <text:p>SSC - RX_CLOCK</text:p>
          </table:table-cell>
          <table:table-cell/>
          <table:table-cell office:value-type="string">
            <text:p>CONTROL</text:p>
          </table:table-cell>
          <table:table-cell table:formula="of:=[.L21]&amp;[.M21]&amp;[.N21]&amp;[.O21]&amp;[.P21]&amp;[.Q21]&amp;[.R21]&amp;[.S21]&amp;[.T21]&amp;[.U21]&amp;[.V21]&amp;[.W21]&amp;[.X21]&amp;[.Y21]&amp;[.Z21]&amp;[.AA21]&amp;[.AB21]&amp;[.AC21]&amp;[.AD21]&amp;[.AE21]&amp;[.AF21]&amp;[.AG21]&amp;[.AH21]&amp;[.AI21]&amp;[.AJ21]&amp;[.AK21]&amp;[.AL21]&amp;[.AM21]&amp;[.AN21]&amp;[.AO21]&amp;[.AP21]&amp;[.AQ21]&amp;[.AT21]&amp;[.AU21]&amp;[.AV21]&amp;[.AR21]&amp;[.AS21]" office:value-type="string" office:string-value="X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number-columns-repeated="12"/>
          <table:table-cell table:number-columns-repeated="976"/>
        </table:table-row>
        <table:table-row table:style-name="ro1">
          <table:table-cell table:style-name="ce41" office:value-type="float" office:value="26">
            <text:p>26</text:p>
          </table:table-cell>
          <table:table-cell office:value-type="float" office:value="34">
            <text:p>34</text:p>
          </table:table-cell>
          <table:table-cell table:style-name="ce61" office:value-type="string">
            <text:p>PA14</text:p>
          </table:table-cell>
          <table:table-cell table:style-name="ce62" office:value-type="string">
            <text:p>GPIO 14</text:p>
          </table:table-cell>
          <table:table-cell table:style-name="ce62" office:value-type="string">
            <text:p>SPI0 - MOSI</text:p>
          </table:table-cell>
          <table:table-cell table:style-name="ce62" office:value-type="string">
            <text:p>PWM - PWM[3]</text:p>
          </table:table-cell>
          <table:table-cell table:style-name="ce44" office:value-type="string">
            <text:p>EIC - EXTINT[2]</text:p>
          </table:table-cell>
          <table:table-cell table:style-name="ce62" office:value-type="string">
            <text:p>PM - GCLK[2]</text:p>
          </table:table-cell>
          <table:table-cell/>
          <table:table-cell office:value-type="string">
            <text:p>CONTROL</text:p>
          </table:table-cell>
          <table:table-cell table:formula="of:=[.L22]&amp;[.M22]&amp;[.N22]&amp;[.O22]&amp;[.P22]&amp;[.Q22]&amp;[.R22]&amp;[.S22]&amp;[.T22]&amp;[.U22]&amp;[.V22]&amp;[.W22]&amp;[.X22]&amp;[.Y22]&amp;[.Z22]&amp;[.AA22]&amp;[.AB22]&amp;[.AC22]&amp;[.AD22]&amp;[.AE22]&amp;[.AF22]&amp;[.AG22]&amp;[.AH22]&amp;[.AI22]&amp;[.AJ22]&amp;[.AK22]&amp;[.AL22]&amp;[.AM22]&amp;[.AN22]&amp;[.AO22]&amp;[.AP22]&amp;[.AQ22]&amp;[.AT22]&amp;[.AU22]&amp;[.AV22]&amp;[.AR22]&amp;[.AS22]" office:value-type="string" office:string-value="X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24"/>
          <table:table-cell table:number-columns-repeated="976"/>
        </table:table-row>
        <table:table-row table:style-name="ro1">
          <table:table-cell table:style-name="ce41" office:value-type="float" office:value="27">
            <text:p>27</text:p>
          </table:table-cell>
          <table:table-cell office:value-type="float" office:value="35">
            <text:p>35</text:p>
          </table:table-cell>
          <table:table-cell table:style-name="ce61" office:value-type="string">
            <text:p>PA15</text:p>
          </table:table-cell>
          <table:table-cell table:style-name="ce62" office:value-type="string">
            <text:p>GPIO 15</text:p>
          </table:table-cell>
          <table:table-cell table:style-name="ce43" office:value-type="string">
            <text:p>SPI0 - SCK</text:p>
          </table:table-cell>
          <table:table-cell table:style-name="ce63" office:value-type="string">
            <text:p>PWM - PWM[4]</text:p>
          </table:table-cell>
          <table:table-cell table:style-name="ce62" office:value-type="string">
            <text:p>USART2 - CLK</text:p>
          </table:table-cell>
          <table:table-cell table:style-name="ce62" office:value-type="string">
            <text:p><text:s/>-</text:p>
          </table:table-cell>
          <table:table-cell/>
          <table:table-cell office:value-type="string">
            <text:p>CONTROL</text:p>
          </table:table-cell>
          <table:table-cell table:formula="of:=[.L23]&amp;[.M23]&amp;[.N23]&amp;[.O23]&amp;[.P23]&amp;[.Q23]&amp;[.R23]&amp;[.S23]&amp;[.T23]&amp;[.U23]&amp;[.V23]&amp;[.W23]&amp;[.X23]&amp;[.Y23]&amp;[.Z23]&amp;[.AA23]&amp;[.AB23]&amp;[.AC23]&amp;[.AD23]&amp;[.AE23]&amp;[.AF23]&amp;[.AG23]&amp;[.AH23]&amp;[.AI23]&amp;[.AJ23]&amp;[.AK23]&amp;[.AL23]&amp;[.AM23]&amp;[.AN23]&amp;[.AO23]&amp;[.AP23]&amp;[.AQ23]&amp;[.AT23]&amp;[.AU23]&amp;[.AV23]&amp;[.AR23]&amp;[.AS23]" office:value-type="string" office:string-value="X">
            <text:p>X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15"/>
          <table:table-cell table:number-columns-repeated="976"/>
        </table:table-row>
        <table:table-row table:style-name="ro1">
          <table:table-cell table:style-name="ce41" office:value-type="float" office:value="28">
            <text:p>28</text:p>
          </table:table-cell>
          <table:table-cell office:value-type="float" office:value="36">
            <text:p>36</text:p>
          </table:table-cell>
          <table:table-cell table:style-name="ce61" office:value-type="string">
            <text:p>PA16</text:p>
          </table:table-cell>
          <table:table-cell table:style-name="ce63" office:value-type="string">
            <text:p>GPIO 16</text:p>
          </table:table-cell>
          <table:table-cell table:style-name="ce63" office:value-type="string">
            <text:p>SPI0 - NPCS[0]</text:p>
          </table:table-cell>
          <table:table-cell table:style-name="ce63" office:value-type="string">
            <text:p>TC - CLK1</text:p>
          </table:table-cell>
          <table:table-cell table:style-name="ce43" office:value-type="string">
            <text:p>PWM - PWM[4]</text:p>
          </table:table-cell>
          <table:table-cell table:style-name="ce62" office:value-type="string">
            <text:p><text:s/>-</text:p>
          </table:table-cell>
          <table:table-cell/>
          <table:table-cell office:value-type="string">
            <text:p>CONTROL</text:p>
          </table:table-cell>
          <table:table-cell table:formula="of:=[.L24]&amp;[.M24]&amp;[.N24]&amp;[.O24]&amp;[.P24]&amp;[.Q24]&amp;[.R24]&amp;[.S24]&amp;[.T24]&amp;[.U24]&amp;[.V24]&amp;[.W24]&amp;[.X24]&amp;[.Y24]&amp;[.Z24]&amp;[.AA24]&amp;[.AB24]&amp;[.AC24]&amp;[.AD24]&amp;[.AE24]&amp;[.AF24]&amp;[.AG24]&amp;[.AH24]&amp;[.AI24]&amp;[.AJ24]&amp;[.AK24]&amp;[.AL24]&amp;[.AM24]&amp;[.AN24]&amp;[.AO24]&amp;[.AP24]&amp;[.AQ24]&amp;[.AT24]&amp;[.AU24]&amp;[.AV24]&amp;[.AR24]&amp;[.AS24]" office:value-type="string" office:string-value="X">
            <text:p>X</text:p>
          </table:table-cell>
          <table:table-cell table:number-columns-repeated="26"/>
          <table:table-cell office:value-type="string">
            <text:p>X</text:p>
          </table:table-cell>
          <table:table-cell table:number-columns-repeated="10"/>
          <table:table-cell table:number-columns-repeated="976"/>
        </table:table-row>
        <table:table-row table:style-name="ro1">
          <table:table-cell table:style-name="ce41" office:value-type="float" office:value="29">
            <text:p>29</text:p>
          </table:table-cell>
          <table:table-cell office:value-type="float" office:value="37">
            <text:p>37</text:p>
          </table:table-cell>
          <table:table-cell table:style-name="ce61" office:value-type="string">
            <text:p>PA17</text:p>
          </table:table-cell>
          <table:table-cell office:value-type="string">
            <text:p>GPIO 17</text:p>
          </table:table-cell>
          <table:table-cell office:value-type="string">
            <text:p>SPI0 - NPCS[1]</text:p>
          </table:table-cell>
          <table:table-cell office:value-type="string">
            <text:p>TC - CLK2</text:p>
          </table:table-cell>
          <table:table-cell office:value-type="string">
            <text:p>SPI0 - SCK</text:p>
          </table:table-cell>
          <table:table-cell table:style-name="ce62" office:value-type="string">
            <text:p>USART1 - RXD</text:p>
          </table:table-cell>
          <table:table-cell table:number-columns-repeated="2"/>
          <table:table-cell table:formula="of:=[.L25]&amp;[.M25]&amp;[.N25]&amp;[.O25]&amp;[.P25]&amp;[.Q25]&amp;[.R25]&amp;[.S25]&amp;[.T25]&amp;[.U25]&amp;[.V25]&amp;[.W25]&amp;[.X25]&amp;[.Y25]&amp;[.Z25]&amp;[.AA25]&amp;[.AB25]&amp;[.AC25]&amp;[.AD25]&amp;[.AE25]&amp;[.AF25]&amp;[.AG25]&amp;[.AH25]&amp;[.AI25]&amp;[.AJ25]&amp;[.AK25]&amp;[.AL25]&amp;[.AM25]&amp;[.AN25]&amp;[.AO25]&amp;[.AP25]&amp;[.AQ25]&amp;[.AT25]&amp;[.AU25]&amp;[.AV25]&amp;[.AR25]&amp;[.AS25]">
            <text:p/>
          </table:table-cell>
          <table:table-cell table:number-columns-repeated="37"/>
          <table:table-cell table:number-columns-repeated="976"/>
        </table:table-row>
        <table:table-row table:style-name="ro1">
          <table:table-cell table:style-name="ce41" office:value-type="float" office:value="30">
            <text:p>30</text:p>
          </table:table-cell>
          <table:table-cell office:value-type="float" office:value="39">
            <text:p>39</text:p>
          </table:table-cell>
          <table:table-cell table:style-name="ce61" office:value-type="string">
            <text:p>PA18</text:p>
          </table:table-cell>
          <table:table-cell table:style-name="ce62" office:value-type="string">
            <text:p>GPIO 18</text:p>
          </table:table-cell>
          <table:table-cell table:style-name="ce62" office:value-type="string">
            <text:p>USART0 - RXD</text:p>
          </table:table-cell>
          <table:table-cell table:style-name="ce62" office:value-type="string">
            <text:p>PWM - PWM[5]</text:p>
          </table:table-cell>
          <table:table-cell table:style-name="ce62" office:value-type="string">
            <text:p>SPI0 - MISO</text:p>
          </table:table-cell>
          <table:table-cell table:style-name="ce62" office:value-type="string">
            <text:p>SSC - RX_FRAME_SYNC</text:p>
          </table:table-cell>
          <table:table-cell table:style-name="ce60" office:value-type="string">
            <text:p>OSC0 IN</text:p>
          </table:table-cell>
          <table:table-cell/>
          <table:table-cell table:formula="of:=[.L26]&amp;[.M26]&amp;[.N26]&amp;[.O26]&amp;[.P26]&amp;[.Q26]&amp;[.R26]&amp;[.S26]&amp;[.T26]&amp;[.U26]&amp;[.V26]&amp;[.W26]&amp;[.X26]&amp;[.Y26]&amp;[.Z26]&amp;[.AA26]&amp;[.AB26]&amp;[.AC26]&amp;[.AD26]&amp;[.AE26]&amp;[.AF26]&amp;[.AG26]&amp;[.AH26]&amp;[.AI26]&amp;[.AJ26]&amp;[.AK26]&amp;[.AL26]&amp;[.AM26]&amp;[.AN26]&amp;[.AO26]&amp;[.AP26]&amp;[.AQ26]&amp;[.AT26]&amp;[.AU26]&amp;[.AV26]&amp;[.AR26]&amp;[.AS26]" office:value-type="string" office:string-value="X">
            <text:p>X</text:p>
          </table:table-cell>
          <table:table-cell/>
          <table:table-cell table:style-name="ce41"/>
          <table:table-cell table:number-columns-repeated="2"/>
          <table:table-cell office:value-type="string">
            <text:p>X</text:p>
          </table:table-cell>
          <table:table-cell table:number-columns-repeated="32"/>
          <table:table-cell table:number-columns-repeated="976"/>
        </table:table-row>
        <table:table-row table:style-name="ro1">
          <table:table-cell table:style-name="ce41" office:value-type="float" office:value="31">
            <text:p>31</text:p>
          </table:table-cell>
          <table:table-cell office:value-type="float" office:value="40">
            <text:p>40</text:p>
          </table:table-cell>
          <table:table-cell table:style-name="ce61" office:value-type="string">
            <text:p>PA19</text:p>
          </table:table-cell>
          <table:table-cell table:style-name="ce62" office:value-type="string">
            <text:p>GPIO 19</text:p>
          </table:table-cell>
          <table:table-cell table:style-name="ce62" office:value-type="string">
            <text:p>USART0 - TXD</text:p>
          </table:table-cell>
          <table:table-cell table:style-name="ce62" office:value-type="string">
            <text:p>PWM - PWM[6]</text:p>
          </table:table-cell>
          <table:table-cell table:style-name="ce62" office:value-type="string">
            <text:p>SPI0 - MOSI</text:p>
          </table:table-cell>
          <table:table-cell table:style-name="ce62" office:value-type="string">
            <text:p>SSC - TX_CLOCK</text:p>
          </table:table-cell>
          <table:table-cell table:style-name="ce60" office:value-type="string">
            <text:p>OSC0 OUT</text:p>
          </table:table-cell>
          <table:table-cell/>
          <table:table-cell table:formula="of:=[.L27]&amp;[.M27]&amp;[.N27]&amp;[.O27]&amp;[.P27]&amp;[.Q27]&amp;[.R27]&amp;[.S27]&amp;[.T27]&amp;[.U27]&amp;[.V27]&amp;[.W27]&amp;[.X27]&amp;[.Y27]&amp;[.Z27]&amp;[.AA27]&amp;[.AB27]&amp;[.AC27]&amp;[.AD27]&amp;[.AE27]&amp;[.AF27]&amp;[.AG27]&amp;[.AH27]&amp;[.AI27]&amp;[.AJ27]&amp;[.AK27]&amp;[.AL27]&amp;[.AM27]&amp;[.AN27]&amp;[.AO27]&amp;[.AP27]&amp;[.AQ27]&amp;[.AT27]&amp;[.AU27]&amp;[.AV27]&amp;[.AR27]&amp;[.AS27]" office:value-type="string" office:string-value="X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1"/>
          <table:table-cell table:number-columns-repeated="976"/>
        </table:table-row>
        <table:table-row table:style-name="ro1">
          <table:table-cell table:style-name="ce41" office:value-type="float" office:value="32">
            <text:p>32</text:p>
          </table:table-cell>
          <table:table-cell office:value-type="float" office:value="44">
            <text:p>44</text:p>
          </table:table-cell>
          <table:table-cell table:style-name="ce61" office:value-type="string">
            <text:p>PA20</text:p>
          </table:table-cell>
          <table:table-cell table:style-name="ce43" office:value-type="string">
            <text:p>GPIO 20</text:p>
          </table:table-cell>
          <table:table-cell table:style-name="ce62" office:value-type="string">
            <text:p>USART1 - CLK</text:p>
          </table:table-cell>
          <table:table-cell table:style-name="ce62" office:value-type="string">
            <text:p>TC - CLK0</text:p>
          </table:table-cell>
          <table:table-cell table:style-name="ce62" office:value-type="string">
            <text:p>USART2 - RXD</text:p>
          </table:table-cell>
          <table:table-cell table:style-name="ce62" office:value-type="string">
            <text:p>SSC - TX_DATA</text:p>
          </table:table-cell>
          <table:table-cell office:value-type="string">
            <text:p>High Power</text:p>
          </table:table-cell>
          <table:table-cell office:value-type="string">
            <text:p>LED</text:p>
          </table:table-cell>
          <table:table-cell table:formula="of:=[.L28]&amp;[.M28]&amp;[.N28]&amp;[.O28]&amp;[.P28]&amp;[.Q28]&amp;[.R28]&amp;[.S28]&amp;[.T28]&amp;[.U28]&amp;[.V28]&amp;[.W28]&amp;[.X28]&amp;[.Y28]&amp;[.Z28]&amp;[.AA28]&amp;[.AB28]&amp;[.AC28]&amp;[.AD28]&amp;[.AE28]&amp;[.AF28]&amp;[.AG28]&amp;[.AH28]&amp;[.AI28]&amp;[.AJ28]&amp;[.AK28]&amp;[.AL28]&amp;[.AM28]&amp;[.AN28]&amp;[.AO28]&amp;[.AP28]&amp;[.AQ28]&amp;[.AT28]&amp;[.AU28]&amp;[.AV28]&amp;[.AR28]&amp;[.AS28]" office:value-type="string" office:string-value="X">
            <text:p>X</text:p>
          </table:table-cell>
          <table:table-cell table:number-columns-repeated="36"/>
          <table:table-cell office:value-type="string">
            <text:p>X</text:p>
          </table:table-cell>
          <table:table-cell table:number-columns-repeated="976"/>
        </table:table-row>
        <table:table-row table:style-name="ro1">
          <table:table-cell table:style-name="ce41" office:value-type="float" office:value="33">
            <text:p>33</text:p>
          </table:table-cell>
          <table:table-cell office:value-type="float" office:value="45">
            <text:p>45</text:p>
          </table:table-cell>
          <table:table-cell table:style-name="ce61" office:value-type="string">
            <text:p>PA21</text:p>
          </table:table-cell>
          <table:table-cell table:style-name="ce43" office:value-type="string">
            <text:p>GPIO 21</text:p>
          </table:table-cell>
          <table:table-cell table:style-name="ce62" office:value-type="string">
            <text:p>PWM - PWM[2]</text:p>
          </table:table-cell>
          <table:table-cell table:style-name="ce62" office:value-type="string">
            <text:p>TC - A1</text:p>
          </table:table-cell>
          <table:table-cell table:style-name="ce62" office:value-type="string">
            <text:p>USART2 - TXD</text:p>
          </table:table-cell>
          <table:table-cell table:style-name="ce62" office:value-type="string">
            <text:p>SSC - TX_FRAME_SYNC</text:p>
          </table:table-cell>
          <table:table-cell office:value-type="string">
            <text:p>High Power</text:p>
          </table:table-cell>
          <table:table-cell office:value-type="string">
            <text:p>LED</text:p>
          </table:table-cell>
          <table:table-cell table:formula="of:=[.L29]&amp;[.M29]&amp;[.N29]&amp;[.O29]&amp;[.P29]&amp;[.Q29]&amp;[.R29]&amp;[.S29]&amp;[.T29]&amp;[.U29]&amp;[.V29]&amp;[.W29]&amp;[.X29]&amp;[.Y29]&amp;[.Z29]&amp;[.AA29]&amp;[.AB29]&amp;[.AC29]&amp;[.AD29]&amp;[.AE29]&amp;[.AF29]&amp;[.AG29]&amp;[.AH29]&amp;[.AI29]&amp;[.AJ29]&amp;[.AK29]&amp;[.AL29]&amp;[.AM29]&amp;[.AN29]&amp;[.AO29]&amp;[.AP29]&amp;[.AQ29]&amp;[.AT29]&amp;[.AU29]&amp;[.AV29]&amp;[.AR29]&amp;[.AS29]" office:value-type="string" office:string-value="X">
            <text:p>X</text:p>
          </table:table-cell>
          <table:table-cell/>
          <table:table-cell table:style-name="ce41"/>
          <table:table-cell table:number-columns-repeated="34"/>
          <table:table-cell office:value-type="string">
            <text:p>X</text:p>
          </table:table-cell>
          <table:table-cell office:value-type="string">
            <text:p>TC as servo in ??</text:p>
          </table:table-cell>
          <table:table-cell table:number-columns-repeated="975"/>
        </table:table-row>
        <table:table-row table:style-name="ro1">
          <table:table-cell table:style-name="ce41" office:value-type="float" office:value="34">
            <text:p>34</text:p>
          </table:table-cell>
          <table:table-cell office:value-type="float" office:value="46">
            <text:p>46</text:p>
          </table:table-cell>
          <table:table-cell table:style-name="ce61" office:value-type="string">
            <text:p>PA22</text:p>
          </table:table-cell>
          <table:table-cell table:style-name="ce43" office:value-type="string">
            <text:p>GPIO 22</text:p>
          </table:table-cell>
          <table:table-cell table:style-name="ce62" office:value-type="string">
            <text:p>PWM - PWM[6]</text:p>
          </table:table-cell>
          <table:table-cell table:style-name="ce62" office:value-type="string">
            <text:p>TC - B1</text:p>
          </table:table-cell>
          <table:table-cell table:style-name="ce62" office:value-type="string">
            <text:p>ADC - TRIGGER</text:p>
          </table:table-cell>
          <table:table-cell table:style-name="ce62" office:value-type="string">
            <text:p>ABDAC - DATA[0]</text:p>
          </table:table-cell>
          <table:table-cell office:value-type="string">
            <text:p>High Power</text:p>
          </table:table-cell>
          <table:table-cell office:value-type="string">
            <text:p>LED</text:p>
          </table:table-cell>
          <table:table-cell table:formula="of:=[.L30]&amp;[.M30]&amp;[.N30]&amp;[.O30]&amp;[.P30]&amp;[.Q30]&amp;[.R30]&amp;[.S30]&amp;[.T30]&amp;[.U30]&amp;[.V30]&amp;[.W30]&amp;[.X30]&amp;[.Y30]&amp;[.Z30]&amp;[.AA30]&amp;[.AB30]&amp;[.AC30]&amp;[.AD30]&amp;[.AE30]&amp;[.AF30]&amp;[.AG30]&amp;[.AH30]&amp;[.AI30]&amp;[.AJ30]&amp;[.AK30]&amp;[.AL30]&amp;[.AM30]&amp;[.AN30]&amp;[.AO30]&amp;[.AP30]&amp;[.AQ30]&amp;[.AT30]&amp;[.AU30]&amp;[.AV30]&amp;[.AR30]&amp;[.AS30]" office:value-type="string" office:string-value="X">
            <text:p>X</text:p>
          </table:table-cell>
          <table:table-cell table:number-columns-repeated="36"/>
          <table:table-cell office:value-type="string">
            <text:p>X</text:p>
          </table:table-cell>
          <table:table-cell table:number-columns-repeated="976"/>
        </table:table-row>
        <table:table-row table:style-name="ro1">
          <table:table-cell table:style-name="ce41" office:value-type="float" office:value="35">
            <text:p>35</text:p>
          </table:table-cell>
          <table:table-cell office:value-type="float" office:value="47">
            <text:p>47</text:p>
          </table:table-cell>
          <table:table-cell table:style-name="ce61" office:value-type="string">
            <text:p>PA23</text:p>
          </table:table-cell>
          <table:table-cell table:style-name="ce62" office:value-type="string">
            <text:p>GPIO 23</text:p>
          </table:table-cell>
          <table:table-cell table:style-name="ce62" office:value-type="string">
            <text:p>USART1 - TXD</text:p>
          </table:table-cell>
          <table:table-cell table:style-name="ce62" office:value-type="string">
            <text:p>SPI0 - NPCS[1]</text:p>
          </table:table-cell>
          <table:table-cell table:style-name="ce44" office:value-type="string">
            <text:p>EIC - EXTINT[3]</text:p>
          </table:table-cell>
          <table:table-cell table:style-name="ce62" office:value-type="string">
            <text:p>PWM - PWM[0]</text:p>
          </table:table-cell>
          <table:table-cell office:value-type="string">
            <text:p>High Power</text:p>
          </table:table-cell>
          <table:table-cell office:value-type="string">
            <text:p>CONTROL</text:p>
          </table:table-cell>
          <table:table-cell table:formula="of:=[.L31]&amp;[.M31]&amp;[.N31]&amp;[.O31]&amp;[.P31]&amp;[.Q31]&amp;[.R31]&amp;[.S31]&amp;[.T31]&amp;[.U31]&amp;[.V31]&amp;[.W31]&amp;[.X31]&amp;[.Y31]&amp;[.Z31]&amp;[.AA31]&amp;[.AB31]&amp;[.AC31]&amp;[.AD31]&amp;[.AE31]&amp;[.AF31]&amp;[.AG31]&amp;[.AH31]&amp;[.AI31]&amp;[.AJ31]&amp;[.AK31]&amp;[.AL31]&amp;[.AM31]&amp;[.AN31]&amp;[.AO31]&amp;[.AP31]&amp;[.AQ31]&amp;[.AT31]&amp;[.AU31]&amp;[.AV31]&amp;[.AR31]&amp;[.AS31]" office:value-type="string" office:string-value="X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23"/>
          <table:table-cell table:number-columns-repeated="976"/>
        </table:table-row>
        <table:table-row table:style-name="ro1">
          <table:table-cell table:style-name="ce41" office:value-type="float" office:value="43">
            <text:p>43</text:p>
          </table:table-cell>
          <table:table-cell office:value-type="float" office:value="59">
            <text:p>59</text:p>
          </table:table-cell>
          <table:table-cell table:style-name="ce61" office:value-type="string">
            <text:p>PA24</text:p>
          </table:table-cell>
          <table:table-cell table:style-name="ce63" office:value-type="string">
            <text:p>GPIO 24</text:p>
          </table:table-cell>
          <table:table-cell table:style-name="ce63" office:value-type="string">
            <text:p>USART1 - RXD</text:p>
          </table:table-cell>
          <table:table-cell table:style-name="ce43" office:value-type="string">
            <text:p>SPI0 - NPCS[0]</text:p>
          </table:table-cell>
          <table:table-cell table:style-name="ce63" office:value-type="string">
            <text:p>EIC - EXTINT[4]</text:p>
          </table:table-cell>
          <table:table-cell table:style-name="ce62" office:value-type="string">
            <text:p>PWM - PWM[1]</text:p>
          </table:table-cell>
          <table:table-cell/>
          <table:table-cell office:value-type="string">
            <text:p>CONTROL</text:p>
          </table:table-cell>
          <table:table-cell table:formula="of:=[.L32]&amp;[.M32]&amp;[.N32]&amp;[.O32]&amp;[.P32]&amp;[.Q32]&amp;[.R32]&amp;[.S32]&amp;[.T32]&amp;[.U32]&amp;[.V32]&amp;[.W32]&amp;[.X32]&amp;[.Y32]&amp;[.Z32]&amp;[.AA32]&amp;[.AB32]&amp;[.AC32]&amp;[.AD32]&amp;[.AE32]&amp;[.AF32]&amp;[.AG32]&amp;[.AH32]&amp;[.AI32]&amp;[.AJ32]&amp;[.AK32]&amp;[.AL32]&amp;[.AM32]&amp;[.AN32]&amp;[.AO32]&amp;[.AP32]&amp;[.AQ32]&amp;[.AT32]&amp;[.AU32]&amp;[.AV32]&amp;[.AR32]&amp;[.AS32]" office:value-type="string" office:string-value="X">
            <text:p>X</text:p>
          </table:table-cell>
          <table:table-cell table:number-columns-repeated="16"/>
          <table:table-cell office:value-type="string">
            <text:p>X</text:p>
          </table:table-cell>
          <table:table-cell table:number-columns-repeated="20"/>
          <table:table-cell table:number-columns-repeated="976"/>
        </table:table-row>
        <table:table-row table:style-name="ro1">
          <table:table-cell table:style-name="ce41" office:value-type="float" office:value="44">
            <text:p>44</text:p>
          </table:table-cell>
          <table:table-cell office:value-type="float" office:value="60">
            <text:p>60</text:p>
          </table:table-cell>
          <table:table-cell table:style-name="ce61" office:value-type="string">
            <text:p>PA25</text:p>
          </table:table-cell>
          <table:table-cell table:style-name="ce62" office:value-type="string">
            <text:p>GPIO 25</text:p>
          </table:table-cell>
          <table:table-cell table:style-name="ce62" office:value-type="string">
            <text:p>SPI0 - MISO</text:p>
          </table:table-cell>
          <table:table-cell table:style-name="ce43" office:value-type="string">
            <text:p>PWM - PWM[3]</text:p>
          </table:table-cell>
          <table:table-cell table:style-name="ce63" office:value-type="string">
            <text:p>EIC - EXTINT[5]</text:p>
          </table:table-cell>
          <table:table-cell table:style-name="ce62" office:value-type="string">
            <text:p><text:s/>-</text:p>
          </table:table-cell>
          <table:table-cell/>
          <table:table-cell office:value-type="string">
            <text:p>CONTROL</text:p>
          </table:table-cell>
          <table:table-cell table:formula="of:=[.L33]&amp;[.M33]&amp;[.N33]&amp;[.O33]&amp;[.P33]&amp;[.Q33]&amp;[.R33]&amp;[.S33]&amp;[.T33]&amp;[.U33]&amp;[.V33]&amp;[.W33]&amp;[.X33]&amp;[.Y33]&amp;[.Z33]&amp;[.AA33]&amp;[.AB33]&amp;[.AC33]&amp;[.AD33]&amp;[.AE33]&amp;[.AF33]&amp;[.AG33]&amp;[.AH33]&amp;[.AI33]&amp;[.AJ33]&amp;[.AK33]&amp;[.AL33]&amp;[.AM33]&amp;[.AN33]&amp;[.AO33]&amp;[.AP33]&amp;[.AQ33]&amp;[.AT33]&amp;[.AU33]&amp;[.AV33]&amp;[.AR33]&amp;[.AS33]" office:value-type="string" office:string-value="X">
            <text:p>X</text:p>
          </table:table-cell>
          <table:table-cell table:number-columns-repeated="25"/>
          <table:table-cell office:value-type="string">
            <text:p>X</text:p>
          </table:table-cell>
          <table:table-cell table:number-columns-repeated="11"/>
          <table:table-cell table:number-columns-repeated="976"/>
        </table:table-row>
        <table:table-row table:style-name="ro1">
          <table:table-cell table:style-name="ce41" office:value-type="float" office:value="45">
            <text:p>45</text:p>
          </table:table-cell>
          <table:table-cell office:value-type="float" office:value="61">
            <text:p>61</text:p>
          </table:table-cell>
          <table:table-cell table:style-name="ce61" office:value-type="string">
            <text:p>PA26</text:p>
          </table:table-cell>
          <table:table-cell table:style-name="ce63" office:value-type="string">
            <text:p>GPIO 26</text:p>
          </table:table-cell>
          <table:table-cell table:style-name="ce63" office:value-type="string">
            <text:p>USBB - USB_ID</text:p>
          </table:table-cell>
          <table:table-cell table:style-name="ce43" office:value-type="string">
            <text:p>USART2 - TXD</text:p>
          </table:table-cell>
          <table:table-cell table:style-name="ce63" office:value-type="string">
            <text:p>TC - A0</text:p>
          </table:table-cell>
          <table:table-cell table:style-name="ce62" office:value-type="string">
            <text:p>ABDAC - DATA[1]</text:p>
          </table:table-cell>
          <table:table-cell/>
          <table:table-cell office:value-type="string">
            <text:p>COMM2</text:p>
          </table:table-cell>
          <table:table-cell table:formula="of:=[.L34]&amp;[.M34]&amp;[.N34]&amp;[.O34]&amp;[.P34]&amp;[.Q34]&amp;[.R34]&amp;[.S34]&amp;[.T34]&amp;[.U34]&amp;[.V34]&amp;[.W34]&amp;[.X34]&amp;[.Y34]&amp;[.Z34]&amp;[.AA34]&amp;[.AB34]&amp;[.AC34]&amp;[.AD34]&amp;[.AE34]&amp;[.AF34]&amp;[.AG34]&amp;[.AH34]&amp;[.AI34]&amp;[.AJ34]&amp;[.AK34]&amp;[.AL34]&amp;[.AM34]&amp;[.AN34]&amp;[.AO34]&amp;[.AP34]&amp;[.AQ34]&amp;[.AT34]&amp;[.AU34]&amp;[.AV34]&amp;[.AR34]&amp;[.AS34]" office:value-type="string" office:string-value="X">
            <text:p>X</text:p>
          </table:table-cell>
          <table:table-cell table:number-columns-repeated="29"/>
          <table:table-cell office:value-type="string">
            <text:p>X</text:p>
          </table:table-cell>
          <table:table-cell table:number-columns-repeated="7"/>
          <table:table-cell table:number-columns-repeated="976"/>
        </table:table-row>
        <table:table-row table:style-name="ro1">
          <table:table-cell table:style-name="ce41" office:value-type="float" office:value="46">
            <text:p>46</text:p>
          </table:table-cell>
          <table:table-cell office:value-type="float" office:value="62">
            <text:p>62</text:p>
          </table:table-cell>
          <table:table-cell table:style-name="ce61" office:value-type="string">
            <text:p>PA27</text:p>
          </table:table-cell>
          <table:table-cell table:style-name="ce63" office:value-type="string">
            <text:p>GPIO 27</text:p>
          </table:table-cell>
          <table:table-cell table:style-name="ce63" office:value-type="string">
            <text:p>USBB - USB_VBOF</text:p>
          </table:table-cell>
          <table:table-cell table:style-name="ce44" office:value-type="string">
            <text:p>USART2 - RXD</text:p>
          </table:table-cell>
          <table:table-cell table:style-name="ce63" office:value-type="string">
            <text:p>TC - B0</text:p>
          </table:table-cell>
          <table:table-cell table:style-name="ce62" office:value-type="string">
            <text:p>ABDAC - DATAN[1]</text:p>
          </table:table-cell>
          <table:table-cell/>
          <table:table-cell office:value-type="string">
            <text:p>COMM2</text:p>
          </table:table-cell>
          <table:table-cell table:formula="of:=[.L35]&amp;[.M35]&amp;[.N35]&amp;[.O35]&amp;[.P35]&amp;[.Q35]&amp;[.R35]&amp;[.S35]&amp;[.T35]&amp;[.U35]&amp;[.V35]&amp;[.W35]&amp;[.X35]&amp;[.Y35]&amp;[.Z35]&amp;[.AA35]&amp;[.AB35]&amp;[.AC35]&amp;[.AD35]&amp;[.AE35]&amp;[.AF35]&amp;[.AG35]&amp;[.AH35]&amp;[.AI35]&amp;[.AJ35]&amp;[.AK35]&amp;[.AL35]&amp;[.AM35]&amp;[.AN35]&amp;[.AO35]&amp;[.AP35]&amp;[.AQ35]&amp;[.AT35]&amp;[.AU35]&amp;[.AV35]&amp;[.AR35]&amp;[.AS35]" office:value-type="string" office:string-value="X">
            <text:p>X</text:p>
          </table:table-cell>
          <table:table-cell table:number-columns-repeated="28"/>
          <table:table-cell office:value-type="string">
            <text:p>X</text:p>
          </table:table-cell>
          <table:table-cell table:number-columns-repeated="8"/>
          <table:table-cell table:number-columns-repeated="976"/>
        </table:table-row>
        <table:table-row table:style-name="ro1">
          <table:table-cell table:style-name="ce41"/>
          <table:table-cell office:value-type="float" office:value="41">
            <text:p>41</text:p>
          </table:table-cell>
          <table:table-cell table:style-name="ce61" office:value-type="string">
            <text:p>PA28</text:p>
          </table:table-cell>
          <table:table-cell table:style-name="ce62" office:value-type="string">
            <text:p>GPIO 28</text:p>
          </table:table-cell>
          <table:table-cell table:style-name="ce62" office:value-type="string">
            <text:p>USART0 - CLK</text:p>
          </table:table-cell>
          <table:table-cell table:style-name="ce62" office:value-type="string">
            <text:p>PWM - PWM[4]</text:p>
          </table:table-cell>
          <table:table-cell table:style-name="ce44" office:value-type="string">
            <text:p>SPI0 - MISO</text:p>
          </table:table-cell>
          <table:table-cell table:style-name="ce62" office:value-type="string">
            <text:p>ABDAC - DATAN[0]</text:p>
          </table:table-cell>
          <table:table-cell table:style-name="ce66" office:value-type="string">
            <text:p>OSC1 IN</text:p>
          </table:table-cell>
          <table:table-cell office:value-type="string">
            <text:p>CONTROL</text:p>
          </table:table-cell>
          <table:table-cell table:formula="of:=[.L36]&amp;[.M36]&amp;[.N36]&amp;[.O36]&amp;[.P36]&amp;[.Q36]&amp;[.R36]&amp;[.S36]&amp;[.T36]&amp;[.U36]&amp;[.V36]&amp;[.W36]&amp;[.X36]&amp;[.Y36]&amp;[.Z36]&amp;[.AA36]&amp;[.AB36]&amp;[.AC36]&amp;[.AD36]&amp;[.AE36]&amp;[.AF36]&amp;[.AG36]&amp;[.AH36]&amp;[.AI36]&amp;[.AJ36]&amp;[.AK36]&amp;[.AL36]&amp;[.AM36]&amp;[.AN36]&amp;[.AO36]&amp;[.AP36]&amp;[.AQ36]&amp;[.AT36]&amp;[.AU36]&amp;[.AV36]&amp;[.AR36]&amp;[.AS36]" office:value-type="string" office:string-value="X">
            <text:p>X</text:p>
          </table:table-cell>
          <table:table-cell table:number-columns-repeated="20"/>
          <table:table-cell office:value-type="string">
            <text:p>X</text:p>
          </table:table-cell>
          <table:table-cell table:number-columns-repeated="16"/>
          <table:table-cell table:number-columns-repeated="976"/>
        </table:table-row>
        <table:table-row table:style-name="ro1">
          <table:table-cell table:style-name="ce41"/>
          <table:table-cell office:value-type="float" office:value="42">
            <text:p>42</text:p>
          </table:table-cell>
          <table:table-cell table:style-name="ce61" office:value-type="string">
            <text:p>PA29</text:p>
          </table:table-cell>
          <table:table-cell table:style-name="ce62" office:value-type="string">
            <text:p>GPIO 29</text:p>
          </table:table-cell>
          <table:table-cell table:style-name="ce62" office:value-type="string">
            <text:p>TC - CLK0</text:p>
          </table:table-cell>
          <table:table-cell table:style-name="ce62" office:value-type="string">
            <text:p>TC - CLK1</text:p>
          </table:table-cell>
          <table:table-cell table:style-name="ce43" office:value-type="string">
            <text:p>SPI0 - MOSI</text:p>
          </table:table-cell>
          <table:table-cell table:style-name="ce62" office:value-type="string">
            <text:p><text:s/>-</text:p>
          </table:table-cell>
          <table:table-cell table:style-name="ce66" office:value-type="string">
            <text:p>OSC1 OUT</text:p>
          </table:table-cell>
          <table:table-cell office:value-type="string">
            <text:p>CONTROL</text:p>
          </table:table-cell>
          <table:table-cell table:formula="of:=[.L37]&amp;[.M37]&amp;[.N37]&amp;[.O37]&amp;[.P37]&amp;[.Q37]&amp;[.R37]&amp;[.S37]&amp;[.T37]&amp;[.U37]&amp;[.V37]&amp;[.W37]&amp;[.X37]&amp;[.Y37]&amp;[.Z37]&amp;[.AA37]&amp;[.AB37]&amp;[.AC37]&amp;[.AD37]&amp;[.AE37]&amp;[.AF37]&amp;[.AG37]&amp;[.AH37]&amp;[.AI37]&amp;[.AJ37]&amp;[.AK37]&amp;[.AL37]&amp;[.AM37]&amp;[.AN37]&amp;[.AO37]&amp;[.AP37]&amp;[.AQ37]&amp;[.AT37]&amp;[.AU37]&amp;[.AV37]&amp;[.AR37]&amp;[.AS37]" office:value-type="string" office:string-value="X">
            <text:p>X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17"/>
          <table:table-cell table:number-columns-repeated="976"/>
        </table:table-row>
        <table:table-row table:style-name="ro1">
          <table:table-cell table:style-name="ce41"/>
          <table:table-cell office:value-type="float" office:value="15">
            <text:p>15</text:p>
          </table:table-cell>
          <table:table-cell table:style-name="ce61" office:value-type="string">
            <text:p>PA30</text:p>
          </table:table-cell>
          <table:table-cell office:value-type="string">
            <text:p>GPIO 30</text:p>
          </table:table-cell>
          <table:table-cell office:value-type="string">
            <text:p>ADC - AD[6]</text:p>
          </table:table-cell>
          <table:table-cell office:value-type="string">
            <text:p>EIC - SCAN[0]</text:p>
          </table:table-cell>
          <table:table-cell office:value-type="string">
            <text:p>PM - GCLK[2]</text:p>
          </table:table-cell>
          <table:table-cell table:style-name="ce62" office:value-type="string">
            <text:p><text:s/>-</text:p>
          </table:table-cell>
          <table:table-cell table:number-columns-repeated="2"/>
          <table:table-cell table:formula="of:=[.L38]&amp;[.M38]&amp;[.N38]&amp;[.O38]&amp;[.P38]&amp;[.Q38]&amp;[.R38]&amp;[.S38]&amp;[.T38]&amp;[.U38]&amp;[.V38]&amp;[.W38]&amp;[.X38]&amp;[.Y38]&amp;[.Z38]&amp;[.AA38]&amp;[.AB38]&amp;[.AC38]&amp;[.AD38]&amp;[.AE38]&amp;[.AF38]&amp;[.AG38]&amp;[.AH38]&amp;[.AI38]&amp;[.AJ38]&amp;[.AK38]&amp;[.AL38]&amp;[.AM38]&amp;[.AN38]&amp;[.AO38]&amp;[.AP38]&amp;[.AQ38]&amp;[.AT38]&amp;[.AU38]&amp;[.AV38]&amp;[.AR38]&amp;[.AS38]">
            <text:p/>
          </table:table-cell>
          <table:table-cell table:number-columns-repeated="37"/>
          <table:table-cell table:number-columns-repeated="976"/>
        </table:table-row>
        <table:table-row table:style-name="ro1">
          <table:table-cell table:style-name="ce41"/>
          <table:table-cell office:value-type="float" office:value="16">
            <text:p>16</text:p>
          </table:table-cell>
          <table:table-cell table:style-name="ce61" office:value-type="string">
            <text:p>PA31</text:p>
          </table:table-cell>
          <table:table-cell table:style-name="ce63" office:value-type="string">
            <text:p>GPIO 31</text:p>
          </table:table-cell>
          <table:table-cell table:style-name="ce63" office:value-type="string">
            <text:p>ADC - AD[7]</text:p>
          </table:table-cell>
          <table:table-cell table:style-name="ce63" office:value-type="string">
            <text:p>EIC - SCAN[1]</text:p>
          </table:table-cell>
          <table:table-cell table:style-name="ce43" office:value-type="string">
            <text:p>PWM - PWM[6]</text:p>
          </table:table-cell>
          <table:table-cell table:style-name="ce62" office:value-type="string">
            <text:p><text:s/>-</text:p>
          </table:table-cell>
          <table:table-cell/>
          <table:table-cell office:value-type="string">
            <text:p>CONTROL</text:p>
          </table:table-cell>
          <table:table-cell table:formula="of:=[.L39]&amp;[.M39]&amp;[.N39]&amp;[.O39]&amp;[.P39]&amp;[.Q39]&amp;[.R39]&amp;[.S39]&amp;[.T39]&amp;[.U39]&amp;[.V39]&amp;[.W39]&amp;[.X39]&amp;[.Y39]&amp;[.Z39]&amp;[.AA39]&amp;[.AB39]&amp;[.AC39]&amp;[.AD39]&amp;[.AE39]&amp;[.AF39]&amp;[.AG39]&amp;[.AH39]&amp;[.AI39]&amp;[.AJ39]&amp;[.AK39]&amp;[.AL39]&amp;[.AM39]&amp;[.AN39]&amp;[.AO39]&amp;[.AP39]&amp;[.AQ39]&amp;[.AT39]&amp;[.AU39]&amp;[.AV39]&amp;[.AR39]&amp;[.AS39]" office:value-type="string" office:string-value="X">
            <text:p>X</text:p>
          </table:table-cell>
          <table:table-cell table:number-columns-repeated="27"/>
          <table:table-cell office:value-type="string">
            <text:p>X</text:p>
          </table:table-cell>
          <table:table-cell table:number-columns-repeated="9"/>
          <table:table-cell table:number-columns-repeated="976"/>
        </table:table-row>
        <table:table-row table:style-name="ro1">
          <table:table-cell table:style-name="ce41"/>
          <table:table-cell office:value-type="float" office:value="6">
            <text:p>6</text:p>
          </table:table-cell>
          <table:table-cell table:style-name="ce61" office:value-type="string">
            <text:p>PB00</text:p>
          </table:table-cell>
          <table:table-cell table:style-name="ce63" office:value-type="string">
            <text:p>GPIO 32</text:p>
          </table:table-cell>
          <table:table-cell table:style-name="ce44" office:value-type="string">
            <text:p>TC - A0</text:p>
          </table:table-cell>
          <table:table-cell table:style-name="ce62" office:value-type="string">
            <text:p>EIC - SCAN[2]</text:p>
          </table:table-cell>
          <table:table-cell table:style-name="ce62" office:value-type="string">
            <text:p>USART2 - CTS</text:p>
          </table:table-cell>
          <table:table-cell table:style-name="ce62" office:value-type="string">
            <text:p><text:s/>-</text:p>
          </table:table-cell>
          <table:table-cell/>
          <table:table-cell office:value-type="string">
            <text:p>ULTRA</text:p>
          </table:table-cell>
          <table:table-cell table:formula="of:=[.L40]&amp;[.M40]&amp;[.N40]&amp;[.O40]&amp;[.P40]&amp;[.Q40]&amp;[.R40]&amp;[.S40]&amp;[.T40]&amp;[.U40]&amp;[.V40]&amp;[.W40]&amp;[.X40]&amp;[.Y40]&amp;[.Z40]&amp;[.AA40]&amp;[.AB40]&amp;[.AC40]&amp;[.AD40]&amp;[.AE40]&amp;[.AF40]&amp;[.AG40]&amp;[.AH40]&amp;[.AI40]&amp;[.AJ40]&amp;[.AK40]&amp;[.AL40]&amp;[.AM40]&amp;[.AN40]&amp;[.AO40]&amp;[.AP40]&amp;[.AQ40]&amp;[.AT40]&amp;[.AU40]&amp;[.AV40]&amp;[.AR40]&amp;[.AS40]" office:value-type="string" office:string-value="x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22"/>
          <table:table-cell table:number-columns-repeated="976"/>
        </table:table-row>
        <table:table-row table:style-name="ro1">
          <table:table-cell table:style-name="ce41"/>
          <table:table-cell office:value-type="float" office:value="7">
            <text:p>7</text:p>
          </table:table-cell>
          <table:table-cell table:style-name="ce61" office:value-type="string">
            <text:p>PB01</text:p>
          </table:table-cell>
          <table:table-cell table:style-name="ce63" office:value-type="string">
            <text:p>GPIO 33</text:p>
          </table:table-cell>
          <table:table-cell table:style-name="ce44" office:value-type="string">
            <text:p>TC - B0</text:p>
          </table:table-cell>
          <table:table-cell table:style-name="ce62" office:value-type="string">
            <text:p>EIC - SCAN[3]</text:p>
          </table:table-cell>
          <table:table-cell table:style-name="ce62" office:value-type="string">
            <text:p>USART2 - RTS</text:p>
          </table:table-cell>
          <table:table-cell table:style-name="ce62" office:value-type="string">
            <text:p><text:s/>-</text:p>
          </table:table-cell>
          <table:table-cell/>
          <table:table-cell office:value-type="string">
            <text:p>ULTRA</text:p>
          </table:table-cell>
          <table:table-cell table:formula="of:=[.L41]&amp;[.M41]&amp;[.N41]&amp;[.O41]&amp;[.P41]&amp;[.Q41]&amp;[.R41]&amp;[.S41]&amp;[.T41]&amp;[.U41]&amp;[.V41]&amp;[.W41]&amp;[.X41]&amp;[.Y41]&amp;[.Z41]&amp;[.AA41]&amp;[.AB41]&amp;[.AC41]&amp;[.AD41]&amp;[.AE41]&amp;[.AF41]&amp;[.AG41]&amp;[.AH41]&amp;[.AI41]&amp;[.AJ41]&amp;[.AK41]&amp;[.AL41]&amp;[.AM41]&amp;[.AN41]&amp;[.AO41]&amp;[.AP41]&amp;[.AQ41]&amp;[.AT41]&amp;[.AU41]&amp;[.AV41]&amp;[.AR41]&amp;[.AS41]" office:value-type="string" office:string-value="x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22"/>
          <table:table-cell table:number-columns-repeated="976"/>
        </table:table-row>
        <table:table-row table:style-name="ro1">
          <table:table-cell table:style-name="ce41"/>
          <table:table-cell office:value-type="float" office:value="24">
            <text:p>24</text:p>
          </table:table-cell>
          <table:table-cell table:style-name="ce61" office:value-type="string">
            <text:p>PB02</text:p>
          </table:table-cell>
          <table:table-cell table:style-name="ce62" office:value-type="string">
            <text:p>GPIO 34</text:p>
          </table:table-cell>
          <table:table-cell table:style-name="ce44" office:value-type="string">
            <text:p>EIC - EXTINT[6]</text:p>
          </table:table-cell>
          <table:table-cell table:style-name="ce62" office:value-type="string">
            <text:p>TC - A1</text:p>
          </table:table-cell>
          <table:table-cell table:style-name="ce62" office:value-type="string">
            <text:p>USART1 - TXD</text:p>
          </table:table-cell>
          <table:table-cell table:style-name="ce62" office:value-type="string">
            <text:p><text:s/>-</text:p>
          </table:table-cell>
          <table:table-cell/>
          <table:table-cell office:value-type="string">
            <text:p>CONTROL</text:p>
          </table:table-cell>
          <table:table-cell table:formula="of:=[.L42]&amp;[.M42]&amp;[.N42]&amp;[.O42]&amp;[.P42]&amp;[.Q42]&amp;[.R42]&amp;[.S42]&amp;[.T42]&amp;[.U42]&amp;[.V42]&amp;[.W42]&amp;[.X42]&amp;[.Y42]&amp;[.Z42]&amp;[.AA42]&amp;[.AB42]&amp;[.AC42]&amp;[.AD42]&amp;[.AE42]&amp;[.AF42]&amp;[.AG42]&amp;[.AH42]&amp;[.AI42]&amp;[.AJ42]&amp;[.AK42]&amp;[.AL42]&amp;[.AM42]&amp;[.AN42]&amp;[.AO42]&amp;[.AP42]&amp;[.AQ42]&amp;[.AT42]&amp;[.AU42]&amp;[.AV42]&amp;[.AR42]&amp;[.AS42]" office:value-type="string" office:string-value="X">
            <text:p>X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8"/>
          <table:table-cell table:number-columns-repeated="976"/>
        </table:table-row>
        <table:table-row table:style-name="ro1">
          <table:table-cell table:style-name="ce41"/>
          <table:table-cell office:value-type="float" office:value="25">
            <text:p>25</text:p>
          </table:table-cell>
          <table:table-cell table:style-name="ce61" office:value-type="string">
            <text:p>PB03</text:p>
          </table:table-cell>
          <table:table-cell table:style-name="ce62" office:value-type="string">
            <text:p>GPIO 35</text:p>
          </table:table-cell>
          <table:table-cell table:style-name="ce44" office:value-type="string">
            <text:p>EIC - EXTINT[7]</text:p>
          </table:table-cell>
          <table:table-cell table:style-name="ce62" office:value-type="string">
            <text:p>TC - B1</text:p>
          </table:table-cell>
          <table:table-cell table:style-name="ce44" office:value-type="string">
            <text:p>USART1 - RXD</text:p>
          </table:table-cell>
          <table:table-cell table:style-name="ce62" office:value-type="string">
            <text:p><text:s/>-</text:p>
          </table:table-cell>
          <table:table-cell/>
          <table:table-cell office:value-type="string">
            <text:p>CONTROL</text:p>
          </table:table-cell>
          <table:table-cell table:formula="of:=[.L43]&amp;[.M43]&amp;[.N43]&amp;[.O43]&amp;[.P43]&amp;[.Q43]&amp;[.R43]&amp;[.S43]&amp;[.T43]&amp;[.U43]&amp;[.V43]&amp;[.W43]&amp;[.X43]&amp;[.Y43]&amp;[.Z43]&amp;[.AA43]&amp;[.AB43]&amp;[.AC43]&amp;[.AD43]&amp;[.AE43]&amp;[.AF43]&amp;[.AG43]&amp;[.AH43]&amp;[.AI43]&amp;[.AJ43]&amp;[.AK43]&amp;[.AL43]&amp;[.AM43]&amp;[.AN43]&amp;[.AO43]&amp;[.AP43]&amp;[.AQ43]&amp;[.AT43]&amp;[.AU43]&amp;[.AV43]&amp;[.AR43]&amp;[.AS43]" office:value-type="string" office:string-value="X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26"/>
          <table:table-cell table:number-columns-repeated="976"/>
        </table:table-row>
        <table:table-row table:style-name="ro1">
          <table:table-cell table:style-name="ce41"/>
          <table:table-cell office:value-type="float" office:value="26">
            <text:p>26</text:p>
          </table:table-cell>
          <table:table-cell table:style-name="ce61" office:value-type="string">
            <text:p>PB04</text:p>
          </table:table-cell>
          <table:table-cell office:value-type="string">
            <text:p>GPIO 36</text:p>
          </table:table-cell>
          <table:table-cell office:value-type="string">
            <text:p>USART1 - CTS</text:p>
          </table:table-cell>
          <table:table-cell office:value-type="string">
            <text:p>SPI0 - NPCS[3]</text:p>
          </table:table-cell>
          <table:table-cell office:value-type="string">
            <text:p>TC - CLK2</text:p>
          </table:table-cell>
          <table:table-cell table:style-name="ce62" office:value-type="string">
            <text:p><text:s/>-</text:p>
          </table:table-cell>
          <table:table-cell table:number-columns-repeated="2"/>
          <table:table-cell table:formula="of:=[.L44]&amp;[.M44]&amp;[.N44]&amp;[.O44]&amp;[.P44]&amp;[.Q44]&amp;[.R44]&amp;[.S44]&amp;[.T44]&amp;[.U44]&amp;[.V44]&amp;[.W44]&amp;[.X44]&amp;[.Y44]&amp;[.Z44]&amp;[.AA44]&amp;[.AB44]&amp;[.AC44]&amp;[.AD44]&amp;[.AE44]&amp;[.AF44]&amp;[.AG44]&amp;[.AH44]&amp;[.AI44]&amp;[.AJ44]&amp;[.AK44]&amp;[.AL44]&amp;[.AM44]&amp;[.AN44]&amp;[.AO44]&amp;[.AP44]&amp;[.AQ44]&amp;[.AT44]&amp;[.AU44]&amp;[.AV44]&amp;[.AR44]&amp;[.AS44]">
            <text:p/>
          </table:table-cell>
          <table:table-cell table:number-columns-repeated="37"/>
          <table:table-cell table:number-columns-repeated="976"/>
        </table:table-row>
        <table:table-row table:style-name="ro1">
          <table:table-cell table:style-name="ce41"/>
          <table:table-cell office:value-type="float" office:value="27">
            <text:p>27</text:p>
          </table:table-cell>
          <table:table-cell table:style-name="ce61" office:value-type="string">
            <text:p>PB05</text:p>
          </table:table-cell>
          <table:table-cell office:value-type="string">
            <text:p>GPIO 37</text:p>
          </table:table-cell>
          <table:table-cell office:value-type="string">
            <text:p>USART1 - RTS</text:p>
          </table:table-cell>
          <table:table-cell office:value-type="string">
            <text:p>SPI0 - NPCS[2]</text:p>
          </table:table-cell>
          <table:table-cell office:value-type="string">
            <text:p>PWM - PWM[5]</text:p>
          </table:table-cell>
          <table:table-cell table:style-name="ce62" office:value-type="string">
            <text:p><text:s/>-</text:p>
          </table:table-cell>
          <table:table-cell table:number-columns-repeated="2"/>
          <table:table-cell table:formula="of:=[.L45]&amp;[.M45]&amp;[.N45]&amp;[.O45]&amp;[.P45]&amp;[.Q45]&amp;[.R45]&amp;[.S45]&amp;[.T45]&amp;[.U45]&amp;[.V45]&amp;[.W45]&amp;[.X45]&amp;[.Y45]&amp;[.Z45]&amp;[.AA45]&amp;[.AB45]&amp;[.AC45]&amp;[.AD45]&amp;[.AE45]&amp;[.AF45]&amp;[.AG45]&amp;[.AH45]&amp;[.AI45]&amp;[.AJ45]&amp;[.AK45]&amp;[.AL45]&amp;[.AM45]&amp;[.AN45]&amp;[.AO45]&amp;[.AP45]&amp;[.AQ45]&amp;[.AT45]&amp;[.AU45]&amp;[.AV45]&amp;[.AR45]&amp;[.AS45]">
            <text:p/>
          </table:table-cell>
          <table:table-cell table:number-columns-repeated="37"/>
          <table:table-cell table:number-columns-repeated="976"/>
        </table:table-row>
        <table:table-row table:style-name="ro1">
          <table:table-cell table:style-name="ce41"/>
          <table:table-cell office:value-type="float" office:value="38">
            <text:p>38</text:p>
          </table:table-cell>
          <table:table-cell table:style-name="ce61" office:value-type="string">
            <text:p>PB06</text:p>
          </table:table-cell>
          <table:table-cell office:value-type="string">
            <text:p>GPIO 38</text:p>
          </table:table-cell>
          <table:table-cell office:value-type="string">
            <text:p>SSC - RX_CLOCK</text:p>
          </table:table-cell>
          <table:table-cell office:value-type="string">
            <text:p>USART1 - DCD</text:p>
          </table:table-cell>
          <table:table-cell office:value-type="string">
            <text:p>EIC - SCAN[4]</text:p>
          </table:table-cell>
          <table:table-cell table:style-name="ce62" office:value-type="string">
            <text:p>ABDAC - DATA[0]</text:p>
          </table:table-cell>
          <table:table-cell table:number-columns-repeated="2"/>
          <table:table-cell table:formula="of:=[.L46]&amp;[.M46]&amp;[.N46]&amp;[.O46]&amp;[.P46]&amp;[.Q46]&amp;[.R46]&amp;[.S46]&amp;[.T46]&amp;[.U46]&amp;[.V46]&amp;[.W46]&amp;[.X46]&amp;[.Y46]&amp;[.Z46]&amp;[.AA46]&amp;[.AB46]&amp;[.AC46]&amp;[.AD46]&amp;[.AE46]&amp;[.AF46]&amp;[.AG46]&amp;[.AH46]&amp;[.AI46]&amp;[.AJ46]&amp;[.AK46]&amp;[.AL46]&amp;[.AM46]&amp;[.AN46]&amp;[.AO46]&amp;[.AP46]&amp;[.AQ46]&amp;[.AT46]&amp;[.AU46]&amp;[.AV46]&amp;[.AR46]&amp;[.AS46]">
            <text:p/>
          </table:table-cell>
          <table:table-cell table:number-columns-repeated="37"/>
          <table:table-cell table:number-columns-repeated="976"/>
        </table:table-row>
        <table:table-row table:style-name="ro1">
          <table:table-cell table:style-name="ce41"/>
          <table:table-cell office:value-type="float" office:value="43">
            <text:p>43</text:p>
          </table:table-cell>
          <table:table-cell table:style-name="ce61" office:value-type="string">
            <text:p>PB07</text:p>
          </table:table-cell>
          <table:table-cell office:value-type="string">
            <text:p>GPIO 39</text:p>
          </table:table-cell>
          <table:table-cell office:value-type="string">
            <text:p>SSC - RX_DATA</text:p>
          </table:table-cell>
          <table:table-cell office:value-type="string">
            <text:p>USART1 - DSR</text:p>
          </table:table-cell>
          <table:table-cell office:value-type="string">
            <text:p>EIC - SCAN[5]</text:p>
          </table:table-cell>
          <table:table-cell table:style-name="ce62" office:value-type="string">
            <text:p>ABDAC - DATAN[0]</text:p>
          </table:table-cell>
          <table:table-cell table:number-columns-repeated="2"/>
          <table:table-cell table:formula="of:=[.L47]&amp;[.M47]&amp;[.N47]&amp;[.O47]&amp;[.P47]&amp;[.Q47]&amp;[.R47]&amp;[.S47]&amp;[.T47]&amp;[.U47]&amp;[.V47]&amp;[.W47]&amp;[.X47]&amp;[.Y47]&amp;[.Z47]&amp;[.AA47]&amp;[.AB47]&amp;[.AC47]&amp;[.AD47]&amp;[.AE47]&amp;[.AF47]&amp;[.AG47]&amp;[.AH47]&amp;[.AI47]&amp;[.AJ47]&amp;[.AK47]&amp;[.AL47]&amp;[.AM47]&amp;[.AN47]&amp;[.AO47]&amp;[.AP47]&amp;[.AQ47]&amp;[.AT47]&amp;[.AU47]&amp;[.AV47]&amp;[.AR47]&amp;[.AS47]">
            <text:p/>
          </table:table-cell>
          <table:table-cell table:number-columns-repeated="37"/>
          <table:table-cell table:number-columns-repeated="976"/>
        </table:table-row>
        <table:table-row table:style-name="ro1">
          <table:table-cell table:style-name="ce41"/>
          <table:table-cell office:value-type="float" office:value="54">
            <text:p>54</text:p>
          </table:table-cell>
          <table:table-cell table:style-name="ce61" office:value-type="string">
            <text:p>PB08</text:p>
          </table:table-cell>
          <table:table-cell office:value-type="string">
            <text:p>GPIO 40</text:p>
          </table:table-cell>
          <table:table-cell office:value-type="string">
            <text:p>SSC - RX_FRAME_SYNC</text:p>
          </table:table-cell>
          <table:table-cell office:value-type="string">
            <text:p>USART1 - DTR</text:p>
          </table:table-cell>
          <table:table-cell office:value-type="string">
            <text:p>EIC - SCAN[6]</text:p>
          </table:table-cell>
          <table:table-cell table:style-name="ce62" office:value-type="string">
            <text:p>ABDAC - DATA[1]</text:p>
          </table:table-cell>
          <table:table-cell table:number-columns-repeated="2"/>
          <table:table-cell table:formula="of:=[.L48]&amp;[.M48]&amp;[.N48]&amp;[.O48]&amp;[.P48]&amp;[.Q48]&amp;[.R48]&amp;[.S48]&amp;[.T48]&amp;[.U48]&amp;[.V48]&amp;[.W48]&amp;[.X48]&amp;[.Y48]&amp;[.Z48]&amp;[.AA48]&amp;[.AB48]&amp;[.AC48]&amp;[.AD48]&amp;[.AE48]&amp;[.AF48]&amp;[.AG48]&amp;[.AH48]&amp;[.AI48]&amp;[.AJ48]&amp;[.AK48]&amp;[.AL48]&amp;[.AM48]&amp;[.AN48]&amp;[.AO48]&amp;[.AP48]&amp;[.AQ48]&amp;[.AT48]&amp;[.AU48]&amp;[.AV48]&amp;[.AR48]&amp;[.AS48]">
            <text:p/>
          </table:table-cell>
          <table:table-cell table:number-columns-repeated="37"/>
          <table:table-cell table:number-columns-repeated="976"/>
        </table:table-row>
        <table:table-row table:style-name="ro1">
          <table:table-cell table:style-name="ce41"/>
          <table:table-cell office:value-type="float" office:value="55">
            <text:p>55</text:p>
          </table:table-cell>
          <table:table-cell table:style-name="ce61" office:value-type="string">
            <text:p>PB09</text:p>
          </table:table-cell>
          <table:table-cell office:value-type="string">
            <text:p>GPIO 41</text:p>
          </table:table-cell>
          <table:table-cell office:value-type="string">
            <text:p>SSC - TX_CLOCK</text:p>
          </table:table-cell>
          <table:table-cell office:value-type="string">
            <text:p>USART1 - RI</text:p>
          </table:table-cell>
          <table:table-cell office:value-type="string">
            <text:p>EIC - SCAN[7]</text:p>
          </table:table-cell>
          <table:table-cell table:style-name="ce62" office:value-type="string">
            <text:p>ABDAC - DATAN[1]</text:p>
          </table:table-cell>
          <table:table-cell table:number-columns-repeated="2"/>
          <table:table-cell table:formula="of:=[.L49]&amp;[.M49]&amp;[.N49]&amp;[.O49]&amp;[.P49]&amp;[.Q49]&amp;[.R49]&amp;[.S49]&amp;[.T49]&amp;[.U49]&amp;[.V49]&amp;[.W49]&amp;[.X49]&amp;[.Y49]&amp;[.Z49]&amp;[.AA49]&amp;[.AB49]&amp;[.AC49]&amp;[.AD49]&amp;[.AE49]&amp;[.AF49]&amp;[.AG49]&amp;[.AH49]&amp;[.AI49]&amp;[.AJ49]&amp;[.AK49]&amp;[.AL49]&amp;[.AM49]&amp;[.AN49]&amp;[.AO49]&amp;[.AP49]&amp;[.AQ49]&amp;[.AT49]&amp;[.AU49]&amp;[.AV49]&amp;[.AR49]&amp;[.AS49]">
            <text:p/>
          </table:table-cell>
          <table:table-cell table:number-columns-repeated="37"/>
          <table:table-cell table:number-columns-repeated="976"/>
        </table:table-row>
        <table:table-row table:style-name="ro1">
          <table:table-cell table:style-name="ce41"/>
          <table:table-cell office:value-type="float" office:value="57">
            <text:p>57</text:p>
          </table:table-cell>
          <table:table-cell table:style-name="ce61" office:value-type="string">
            <text:p>PB10</text:p>
          </table:table-cell>
          <table:table-cell table:style-name="ce62" office:value-type="string">
            <text:p>GPIO 42</text:p>
          </table:table-cell>
          <table:table-cell table:style-name="ce62" office:value-type="string">
            <text:p>SSC - TX_DATA</text:p>
          </table:table-cell>
          <table:table-cell table:style-name="ce62" office:value-type="string">
            <text:p>TC - A2</text:p>
          </table:table-cell>
          <table:table-cell table:style-name="ce44" office:value-type="string">
            <text:p>USART0 - RXD</text:p>
          </table:table-cell>
          <table:table-cell table:style-name="ce62" office:value-type="string">
            <text:p><text:s/>-</text:p>
          </table:table-cell>
          <table:table-cell/>
          <table:table-cell office:value-type="string">
            <text:p>COMM0</text:p>
          </table:table-cell>
          <table:table-cell table:formula="of:=[.L50]&amp;[.M50]&amp;[.N50]&amp;[.O50]&amp;[.P50]&amp;[.Q50]&amp;[.R50]&amp;[.S50]&amp;[.T50]&amp;[.U50]&amp;[.V50]&amp;[.W50]&amp;[.X50]&amp;[.Y50]&amp;[.Z50]&amp;[.AA50]&amp;[.AB50]&amp;[.AC50]&amp;[.AD50]&amp;[.AE50]&amp;[.AF50]&amp;[.AG50]&amp;[.AH50]&amp;[.AI50]&amp;[.AJ50]&amp;[.AK50]&amp;[.AL50]&amp;[.AM50]&amp;[.AN50]&amp;[.AO50]&amp;[.AP50]&amp;[.AQ50]&amp;[.AT50]&amp;[.AU50]&amp;[.AV50]&amp;[.AR50]&amp;[.AS50]" office:value-type="string" office:string-value="X">
            <text:p>X</text:p>
          </table:table-cell>
          <table:table-cell table:number-columns-repeated="30"/>
          <table:table-cell office:value-type="string">
            <text:p>X</text:p>
          </table:table-cell>
          <table:table-cell table:number-columns-repeated="6"/>
          <table:table-cell table:number-columns-repeated="976"/>
        </table:table-row>
        <table:table-row table:style-name="ro1">
          <table:table-cell table:style-name="ce41"/>
          <table:table-cell office:value-type="float" office:value="58">
            <text:p>58</text:p>
          </table:table-cell>
          <table:table-cell table:style-name="ce61" office:value-type="string">
            <text:p>PB11</text:p>
          </table:table-cell>
          <table:table-cell table:style-name="ce62" office:value-type="string">
            <text:p>GPIO 43</text:p>
          </table:table-cell>
          <table:table-cell table:style-name="ce62" office:value-type="string">
            <text:p>SSC - TX_FRAME_SYNC</text:p>
          </table:table-cell>
          <table:table-cell table:style-name="ce62" office:value-type="string">
            <text:p>TC - B2</text:p>
          </table:table-cell>
          <table:table-cell table:style-name="ce43" office:value-type="string">
            <text:p>USART0 - TXD</text:p>
          </table:table-cell>
          <table:table-cell table:style-name="ce62" office:value-type="string">
            <text:p><text:s/>-</text:p>
          </table:table-cell>
          <table:table-cell/>
          <table:table-cell office:value-type="string">
            <text:p>COMM0</text:p>
          </table:table-cell>
          <table:table-cell table:formula="of:=[.L51]&amp;[.M51]&amp;[.N51]&amp;[.O51]&amp;[.P51]&amp;[.Q51]&amp;[.R51]&amp;[.S51]&amp;[.T51]&amp;[.U51]&amp;[.V51]&amp;[.W51]&amp;[.X51]&amp;[.Y51]&amp;[.Z51]&amp;[.AA51]&amp;[.AB51]&amp;[.AC51]&amp;[.AD51]&amp;[.AE51]&amp;[.AF51]&amp;[.AG51]&amp;[.AH51]&amp;[.AI51]&amp;[.AJ51]&amp;[.AK51]&amp;[.AL51]&amp;[.AM51]&amp;[.AN51]&amp;[.AO51]&amp;[.AP51]&amp;[.AQ51]&amp;[.AT51]&amp;[.AU51]&amp;[.AV51]&amp;[.AR51]&amp;[.AS51]" office:value-type="string" office:string-value="X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5"/>
          <table:table-cell table:number-columns-repeated="97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22"/>
          <table:table-cell table:style-name="ce78" table:number-columns-repeated="3"/>
          <table:table-cell table:number-columns-repeated="8"/>
          <table:table-cell table:style-name="ce89"/>
          <table:table-cell table:style-name="ce91" table:number-columns-repeated="4"/>
          <table:table-cell table:style-name="ce95"/>
          <table:table-cell table:number-columns-repeated="985"/>
        </table:table-row>
      </table:table>
      <table:table table:name="Tabelle1" table:style-name="ta1">
        <table:table-column table:style-name="co1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45"/>
        <table:table-column table:style-name="co20" table:default-cell-style-name="ce45"/>
        <table:table-column table:style-name="co21" table:default-cell-style-name="ce1"/>
        <table:table-column table:style-name="co22" table:default-cell-style-name="ce1"/>
        <table:table-column table:style-name="co12" table:number-columns-repeated="1010" table:default-cell-style-name="ce1"/>
        <table:table-column table:style-name="co12" table:default-cell-style-name="Default"/>
        <table:table-row table:style-name="ro1">
          <table:table-cell table:number-columns-repeated="2"/>
          <table:table-cell table:style-name="ce7" office:value-type="string">
            <text:p>OUTPUT</text:p>
          </table:table-cell>
          <table:table-cell/>
          <table:table-cell table:style-name="ce11" office:value-type="string">
            <text:p>Function / pin occupied</text:p>
          </table:table-cell>
          <table:table-cell table:style-name="ce15" office:value-type="string" table:number-columns-spanned="5" table:number-rows-spanned="3">
            <text:p><text:s/>for REV 2!!</text:p>
          </table:table-cell>
          <table:covered-table-cell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>
            <text:p>INPUT</text:p>
          </table:table-cell>
          <table:table-cell table:number-columns-repeated="2"/>
          <table:covered-table-cell table:number-columns-repeated="5"/>
          <table:table-cell table:number-columns-repeated="1014"/>
        </table:table-row>
        <table:table-row table:style-name="ro1">
          <table:table-cell table:style-name="ce2" office:value-type="string" table:number-columns-spanned="2" table:number-rows-spanned="1">
            <text:p>AT32UC3B</text:p>
          </table:table-cell>
          <table:covered-table-cell table:style-name="ce6"/>
          <table:table-cell table:style-name="ce9" office:value-type="string">
            <text:p>SPECIAL</text:p>
          </table:table-cell>
          <table:table-cell table:number-columns-repeated="2"/>
          <table:covered-table-cell table:number-columns-repeated="5"/>
          <table:table-cell table:number-columns-repeated="1014"/>
        </table:table-row>
        <table:table-row table:style-name="ro1">
          <table:table-cell table:style-name="ce14" table:number-columns-repeated="4"/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46" table:number-columns-repeated="2"/>
          <table:table-cell table:style-name="ce58" office:value-type="string">
            <text:p>Schematic</text:p>
          </table:table-cell>
          <table:table-cell table:style-name="ce14" table:number-columns-repeated="1011"/>
          <table:table-cell/>
        </table:table-row>
        <table:table-row table:style-name="ro4">
          <table:table-cell table:style-name="ce3" office:value-type="string">
            <text:p>48-pin</text:p>
          </table:table-cell>
          <table:table-cell table:style-name="ce3" office:value-type="string">
            <text:p>64-pin</text:p>
          </table:table-cell>
          <table:table-cell table:style-name="ce3" office:value-type="string">
            <text:p>PIN</text:p>
          </table:table-cell>
          <table:table-cell table:style-name="ce3" office:value-type="string">
            <text:p>GPIO Pin</text:p>
          </table:table-cell>
          <table:table-cell table:style-name="ce3" office:value-type="string">
            <text:p>Function A</text:p>
          </table:table-cell>
          <table:table-cell table:style-name="ce3" office:value-type="string">
            <text:p>Function B</text:p>
          </table:table-cell>
          <table:table-cell table:style-name="ce3" office:value-type="string">
            <text:p>Function C</text:p>
          </table:table-cell>
          <table:table-cell table:style-name="ce3" office:value-type="string">
            <text:p>Function D only for UC3Bx512</text:p>
          </table:table-cell>
          <table:table-cell table:style-name="ce3" office:value-type="string">
            <text:p>Special HW</text:p>
          </table:table-cell>
          <table:table-cell table:style-name="ce3" office:value-type="string">
            <text:p>Remark for quadcopter</text:p>
          </table:table-cell>
          <table:table-cell table:style-name="ce49" office:value-type="string">
            <text:p>Function</text:p>
          </table:table-cell>
          <table:table-cell table:style-name="ce3" office:value-type="string">
            <text:p>Checked by</text:p>
          </table:table-cell>
          <table:table-cell table:style-name="ce3" table:number-columns-repeated="1011"/>
          <table:table-cell/>
        </table:table-row>
        <table:table-row table:style-name="ro1">
          <table:table-cell table:style-name="ce4"/>
          <table:table-cell table:number-columns-repeated="9"/>
          <table:table-cell table:style-name="ce50"/>
          <table:table-cell table:number-columns-repeated="1013"/>
        </table:table-row>
        <table:table-row table:style-name="ro1">
          <table:table-cell table:style-name="ce4"/>
          <table:table-cell office:value-type="float" office:value="2">
            <text:p>2</text:p>
          </table:table-cell>
          <table:table-cell/>
          <table:table-cell table:style-name="ce11"/>
          <table:table-cell table:number-columns-repeated="4"/>
          <table:table-cell table:style-name="ce9" office:value-type="string">
            <text:p>TCK</text:p>
          </table:table-cell>
          <table:table-cell office:value-type="string">
            <text:p>JTAG itf.</text:p>
          </table:table-cell>
          <table:table-cell table:style-name="ce50"/>
          <table:table-cell table:number-columns-repeated="1013"/>
        </table:table-row>
        <table:table-row table:style-name="ro1">
          <table:table-cell table:style-name="ce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0" office:value-type="string">
            <text:p>PA00</text:p>
          </table:table-cell>
          <table:table-cell table:style-name="ce11" office:value-type="string">
            <text:p>GPIO 0</text:p>
          </table:table-cell>
          <table:table-cell table:number-columns-repeated="4" office:value-type="string">
            <text:p>-</text:p>
          </table:table-cell>
          <table:table-cell table:style-name="ce9" office:value-type="string">
            <text:p>TDI</text:p>
          </table:table-cell>
          <table:table-cell office:value-type="string">
            <text:p>JTAG itf.</text:p>
          </table:table-cell>
          <table:table-cell table:style-name="ce50"/>
          <table:table-cell/>
          <table:table-cell table:style-name="ce59" office:value-type="string">
            <text:p>AVR32_PIN_PA00 <text:s text:c="2"/>0</text:p>
          </table:table-cell>
          <table:table-cell table:number-columns-repeated="1011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10" office:value-type="string">
            <text:p>PA01</text:p>
          </table:table-cell>
          <table:table-cell table:style-name="ce11" office:value-type="string">
            <text:p>GPIO 1</text:p>
          </table:table-cell>
          <table:table-cell table:number-columns-repeated="4" office:value-type="string">
            <text:p>-</text:p>
          </table:table-cell>
          <table:table-cell table:style-name="ce9" office:value-type="string">
            <text:p>TDO</text:p>
          </table:table-cell>
          <table:table-cell office:value-type="string">
            <text:p>JTAG itf.</text:p>
          </table:table-cell>
          <table:table-cell table:style-name="ce50"/>
          <table:table-cell/>
          <table:table-cell table:style-name="ce59" office:value-type="string">
            <text:p>AVR32_PIN_PA01 <text:s text:c="2"/>1</text:p>
          </table:table-cell>
          <table:table-cell table:number-columns-repeated="1011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10" office:value-type="string">
            <text:p>PA02</text:p>
          </table:table-cell>
          <table:table-cell table:style-name="ce11" office:value-type="string">
            <text:p>GPIO 2</text:p>
          </table:table-cell>
          <table:table-cell table:number-columns-repeated="4" office:value-type="string">
            <text:p>-</text:p>
          </table:table-cell>
          <table:table-cell table:style-name="ce9" office:value-type="string">
            <text:p>TMS</text:p>
          </table:table-cell>
          <table:table-cell office:value-type="string">
            <text:p>JTAG itf.</text:p>
          </table:table-cell>
          <table:table-cell table:style-name="ce50"/>
          <table:table-cell/>
          <table:table-cell table:style-name="ce59" office:value-type="string">
            <text:p>AVR32_PIN_PA02 <text:s text:c="2"/>2</text:p>
          </table:table-cell>
          <table:table-cell table:number-columns-repeated="1011"/>
        </table:table-row>
        <table:table-row table:style-name="ro1">
          <table:table-cell table:style-name="ce5"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10" office:value-type="string">
            <text:p>PA03</text:p>
          </table:table-cell>
          <table:table-cell table:style-name="ce11" office:value-type="string">
            <text:p>GPIO 3</text:p>
          </table:table-cell>
          <table:table-cell table:style-name="ce11" office:value-type="string">
            <text:p>ADC - AD[0]</text:p>
          </table:table-cell>
          <table:table-cell table:style-name="ce11" office:value-type="string">
            <text:p>PM - GCLK[0]</text:p>
          </table:table-cell>
          <table:table-cell table:style-name="ce11" office:value-type="string">
            <text:p>USBB - USB_ID</text:p>
          </table:table-cell>
          <table:table-cell table:style-name="ce11" office:value-type="string">
            <text:p>ABDAC - DATA[0]</text:p>
          </table:table-cell>
          <table:table-cell/>
          <table:table-cell table:style-name="ce47" office:value-type="string">
            <text:p>USB?</text:p>
          </table:table-cell>
          <table:table-cell table:number-columns-repeated="2"/>
          <table:table-cell table:style-name="ce59" office:value-type="string">
            <text:p>AVR32_PIN_PA03 <text:s text:c="2"/>3</text:p>
          </table:table-cell>
          <table:table-cell table:number-columns-repeated="1011"/>
        </table:table-row>
        <table:table-row table:style-name="ro1">
          <table:table-cell table:style-name="ce5"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10" office:value-type="string">
            <text:p>PA04</text:p>
          </table:table-cell>
          <table:table-cell table:style-name="ce11" office:value-type="string">
            <text:p>GPIO 4</text:p>
          </table:table-cell>
          <table:table-cell table:style-name="ce11" office:value-type="string">
            <text:p>ADC - AD[1]</text:p>
          </table:table-cell>
          <table:table-cell table:style-name="ce11" office:value-type="string">
            <text:p>PM - GCLK[1]</text:p>
          </table:table-cell>
          <table:table-cell table:style-name="ce11" office:value-type="string">
            <text:p>USBB - USB_VBOF</text:p>
          </table:table-cell>
          <table:table-cell table:style-name="ce11" office:value-type="string">
            <text:p>ABDAC - DATAN[0]</text:p>
          </table:table-cell>
          <table:table-cell/>
          <table:table-cell table:style-name="ce47" office:value-type="string">
            <text:p>USB?</text:p>
          </table:table-cell>
          <table:table-cell table:number-columns-repeated="2"/>
          <table:table-cell table:style-name="ce59" office:value-type="string">
            <text:p>AVR32_PIN_PA04 <text:s text:c="2"/>4</text:p>
          </table:table-cell>
          <table:table-cell table:number-columns-repeated="1011"/>
        </table:table-row>
        <table:table-row table:style-name="ro1">
          <table:table-cell table:style-name="ce5"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ce10" office:value-type="string">
            <text:p>PA05</text:p>
          </table:table-cell>
          <table:table-cell table:style-name="ce11" office:value-type="string">
            <text:p>GPIO 5</text:p>
          </table:table-cell>
          <table:table-cell table:style-name="ce8" office:value-type="string">
            <text:p>EIC - EXTINT[0]</text:p>
          </table:table-cell>
          <table:table-cell table:style-name="ce11" office:value-type="string">
            <text:p>ADC - AD[2]</text:p>
          </table:table-cell>
          <table:table-cell table:style-name="ce11" office:value-type="string">
            <text:p>USART1 - DCD</text:p>
          </table:table-cell>
          <table:table-cell table:style-name="ce11" office:value-type="string">
            <text:p>ABDAC - DATA[1]</text:p>
          </table:table-cell>
          <table:table-cell/>
          <table:table-cell office:value-type="string">
            <text:p>RC-Signal 1</text:p>
          </table:table-cell>
          <table:table-cell table:style-name="ce51" office:value-type="string">
            <text:p>RC1</text:p>
          </table:table-cell>
          <table:table-cell/>
          <table:table-cell table:style-name="ce59" office:value-type="string">
            <text:p>AVR32_PIN_PA05 <text:s text:c="2"/>5</text:p>
          </table:table-cell>
          <table:table-cell table:number-columns-repeated="1011"/>
        </table:table-row>
        <table:table-row table:style-name="ro1">
          <table:table-cell table:style-name="ce5" office:value-type="float" office:value="10">
            <text:p>10</text:p>
          </table:table-cell>
          <table:table-cell office:value-type="float" office:value="12">
            <text:p>12</text:p>
          </table:table-cell>
          <table:table-cell table:style-name="ce10" office:value-type="string">
            <text:p>PA06</text:p>
          </table:table-cell>
          <table:table-cell table:style-name="ce11" office:value-type="string">
            <text:p>GPIO 6</text:p>
          </table:table-cell>
          <table:table-cell table:style-name="ce8" office:value-type="string">
            <text:p>EIC - EXTINT[1]</text:p>
          </table:table-cell>
          <table:table-cell table:style-name="ce11" office:value-type="string">
            <text:p>ADC - AD[3]</text:p>
          </table:table-cell>
          <table:table-cell table:style-name="ce11" office:value-type="string">
            <text:p>USART1 - DSR</text:p>
          </table:table-cell>
          <table:table-cell table:style-name="ce11" office:value-type="string">
            <text:p>ABDAC - DATAN[1]</text:p>
          </table:table-cell>
          <table:table-cell/>
          <table:table-cell office:value-type="string">
            <text:p>RC-Signal 2</text:p>
          </table:table-cell>
          <table:table-cell table:style-name="ce51" office:value-type="string">
            <text:p>RC2</text:p>
          </table:table-cell>
          <table:table-cell/>
          <table:table-cell table:style-name="ce59" office:value-type="string">
            <text:p>AVR32_PIN_PA06 <text:s text:c="2"/>6</text:p>
          </table:table-cell>
          <table:table-cell table:number-columns-repeated="1011"/>
        </table:table-row>
        <table:table-row table:style-name="ro1">
          <table:table-cell table:style-name="ce5" office:value-type="float" office:value="11">
            <text:p>11</text:p>
          </table:table-cell>
          <table:table-cell office:value-type="float" office:value="13">
            <text:p>13</text:p>
          </table:table-cell>
          <table:table-cell table:style-name="ce10" office:value-type="string">
            <text:p>PA07</text:p>
          </table:table-cell>
          <table:table-cell table:style-name="ce12" office:value-type="string">
            <text:p>GPIO 7</text:p>
          </table:table-cell>
          <table:table-cell table:style-name="ce12" office:value-type="string">
            <text:p>PWM - PWM[0]</text:p>
          </table:table-cell>
          <table:table-cell table:style-name="ce8" office:value-type="string">
            <text:p>ADC - AD[4]</text:p>
          </table:table-cell>
          <table:table-cell table:style-name="ce12" office:value-type="string">
            <text:p>USART1 - DTR</text:p>
          </table:table-cell>
          <table:table-cell table:style-name="ce11" office:value-type="string">
            <text:p>SSC - RX_FRAME_SYNC</text:p>
          </table:table-cell>
          <table:table-cell/>
          <table:table-cell office:value-type="string">
            <text:p>Barometric Pressure to ext. Board</text:p>
          </table:table-cell>
          <table:table-cell table:style-name="ce52" office:value-type="string">
            <text:p>AI_PRESSURE</text:p>
          </table:table-cell>
          <table:table-cell/>
          <table:table-cell table:style-name="ce59" office:value-type="string">
            <text:p>AVR32_PIN_PA07 <text:s text:c="2"/>7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float" office:value="14">
            <text:p>14</text:p>
          </table:table-cell>
          <table:table-cell table:style-name="ce10" office:value-type="string">
            <text:p>PA08</text:p>
          </table:table-cell>
          <table:table-cell office:value-type="string">
            <text:p>GPIO 8</text:p>
          </table:table-cell>
          <table:table-cell table:style-name="ce11" office:value-type="string">
            <text:p>PWM - PWM[1]</text:p>
          </table:table-cell>
          <table:table-cell office:value-type="string">
            <text:p>ADC - AD[5]</text:p>
          </table:table-cell>
          <table:table-cell office:value-type="string">
            <text:p>USART1 - RI</text:p>
          </table:table-cell>
          <table:table-cell table:style-name="ce11" office:value-type="string">
            <text:p>SSC - RX_CLOCK</text:p>
          </table:table-cell>
          <table:table-cell/>
          <table:table-cell table:style-name="Default" table:number-columns-repeated="2"/>
          <table:table-cell/>
          <table:table-cell table:style-name="ce59" office:value-type="string">
            <text:p>AVR32_PIN_PA08 <text:s text:c="2"/>8</text:p>
          </table:table-cell>
          <table:table-cell table:number-columns-repeated="1011"/>
        </table:table-row>
        <table:table-row table:style-name="ro1">
          <table:table-cell table:style-name="ce5" office:value-type="float" office:value="20">
            <text:p>20</text:p>
          </table:table-cell>
          <table:table-cell office:value-type="float" office:value="28">
            <text:p>28</text:p>
          </table:table-cell>
          <table:table-cell table:style-name="ce10" office:value-type="string">
            <text:p>PA09</text:p>
          </table:table-cell>
          <table:table-cell table:style-name="ce11" office:value-type="string">
            <text:p>GPIO 9</text:p>
          </table:table-cell>
          <table:table-cell table:style-name="ce11" office:value-type="string">
            <text:p>TWI - SCL</text:p>
          </table:table-cell>
          <table:table-cell table:style-name="ce7" office:value-type="string">
            <text:p>SPI0 - NPCS[2]</text:p>
          </table:table-cell>
          <table:table-cell table:style-name="ce11" office:value-type="string">
            <text:p>USART1 - CTS</text:p>
          </table:table-cell>
          <table:table-cell table:style-name="ce11" office:value-type="string">
            <text:p><text:s/>-</text:p>
          </table:table-cell>
          <table:table-cell/>
          <table:table-cell office:value-type="string">
            <text:p>SPI Gyroscope</text:p>
          </table:table-cell>
          <table:table-cell table:style-name="ce52" office:value-type="string">
            <text:p>CS_R</text:p>
          </table:table-cell>
          <table:table-cell/>
          <table:table-cell table:style-name="ce59" office:value-type="string">
            <text:p>AVR32_PIN_PA09 <text:s text:c="2"/>9</text:p>
          </table:table-cell>
          <table:table-cell table:number-columns-repeated="1011"/>
        </table:table-row>
        <table:table-row table:style-name="ro1">
          <table:table-cell table:style-name="ce5" office:value-type="float" office:value="21">
            <text:p>21</text:p>
          </table:table-cell>
          <table:table-cell office:value-type="float" office:value="29">
            <text:p>29</text:p>
          </table:table-cell>
          <table:table-cell table:style-name="ce10" office:value-type="string">
            <text:p>PA10</text:p>
          </table:table-cell>
          <table:table-cell table:style-name="ce11" office:value-type="string">
            <text:p>GPIO 10</text:p>
          </table:table-cell>
          <table:table-cell table:style-name="ce11" office:value-type="string">
            <text:p>TWI - SDA</text:p>
          </table:table-cell>
          <table:table-cell table:style-name="ce7" office:value-type="string">
            <text:p>SPI0 - NPCS[3]</text:p>
          </table:table-cell>
          <table:table-cell table:style-name="ce11" office:value-type="string">
            <text:p>USART1 - RTS</text:p>
          </table:table-cell>
          <table:table-cell table:style-name="ce11" office:value-type="string">
            <text:p><text:s/>-</text:p>
          </table:table-cell>
          <table:table-cell/>
          <table:table-cell office:value-type="string">
            <text:p>SPI Acceleration</text:p>
          </table:table-cell>
          <table:table-cell table:style-name="ce52" office:value-type="string">
            <text:p>CS_A</text:p>
          </table:table-cell>
          <table:table-cell/>
          <table:table-cell table:style-name="ce59" office:value-type="string">
            <text:p>AVR32_PIN_PA10 <text:s text:c="2"/>10</text:p>
          </table:table-cell>
          <table:table-cell table:number-columns-repeated="1011"/>
        </table:table-row>
        <table:table-row table:style-name="ro1">
          <table:table-cell table:style-name="ce5" office:value-type="float" office:value="22">
            <text:p>22</text:p>
          </table:table-cell>
          <table:table-cell office:value-type="float" office:value="30">
            <text:p>30</text:p>
          </table:table-cell>
          <table:table-cell table:style-name="ce10" office:value-type="string">
            <text:p>PA11</text:p>
          </table:table-cell>
          <table:table-cell table:style-name="ce11" office:value-type="string">
            <text:p>GPIO 11</text:p>
          </table:table-cell>
          <table:table-cell table:style-name="ce11" office:value-type="string">
            <text:p>USART0 - RTS</text:p>
          </table:table-cell>
          <table:table-cell table:style-name="ce11" office:value-type="string">
            <text:p>TC - A2</text:p>
          </table:table-cell>
          <table:table-cell table:style-name="ce7" office:value-type="string">
            <text:p>PWM - PWM[0]</text:p>
          </table:table-cell>
          <table:table-cell table:style-name="ce11" office:value-type="string">
            <text:p>SSC - RX_DATA</text:p>
          </table:table-cell>
          <table:table-cell office:value-type="string">
            <text:p>OSC32 IN</text:p>
          </table:table-cell>
          <table:table-cell office:value-type="string">
            <text:p>Motor 1</text:p>
          </table:table-cell>
          <table:table-cell table:style-name="ce53" office:value-type="string">
            <text:p>PWM1</text:p>
          </table:table-cell>
          <table:table-cell/>
          <table:table-cell table:style-name="ce59" office:value-type="string">
            <text:p>AVR32_PIN_PA11 <text:s text:c="2"/>11</text:p>
          </table:table-cell>
          <table:table-cell table:number-columns-repeated="1011"/>
        </table:table-row>
        <table:table-row table:style-name="ro1">
          <table:table-cell table:style-name="ce5" office:value-type="float" office:value="23">
            <text:p>23</text:p>
          </table:table-cell>
          <table:table-cell office:value-type="float" office:value="31">
            <text:p>31</text:p>
          </table:table-cell>
          <table:table-cell table:style-name="ce10" office:value-type="string">
            <text:p>PA12</text:p>
          </table:table-cell>
          <table:table-cell table:style-name="ce11" office:value-type="string">
            <text:p>GPIO 12</text:p>
          </table:table-cell>
          <table:table-cell table:style-name="ce11" office:value-type="string">
            <text:p>USART0 - CTS</text:p>
          </table:table-cell>
          <table:table-cell table:style-name="ce11" office:value-type="string">
            <text:p>TC - B2</text:p>
          </table:table-cell>
          <table:table-cell table:style-name="ce7" office:value-type="string">
            <text:p>PWM - PWM[1]</text:p>
          </table:table-cell>
          <table:table-cell table:style-name="ce11" office:value-type="string">
            <text:p>USART1 - TXD</text:p>
          </table:table-cell>
          <table:table-cell office:value-type="string">
            <text:p>OSC32 OUT</text:p>
          </table:table-cell>
          <table:table-cell office:value-type="string">
            <text:p>Motor 2</text:p>
          </table:table-cell>
          <table:table-cell table:style-name="ce53" office:value-type="string">
            <text:p>PWM2</text:p>
          </table:table-cell>
          <table:table-cell/>
          <table:table-cell table:style-name="ce59" office:value-type="string">
            <text:p>AVR32_PIN_PA12 <text:s text:c="2"/>12</text:p>
          </table:table-cell>
          <table:table-cell table:number-columns-repeated="1011"/>
        </table:table-row>
        <table:table-row table:style-name="ro1">
          <table:table-cell table:style-name="ce5" office:value-type="float" office:value="25">
            <text:p>25</text:p>
          </table:table-cell>
          <table:table-cell office:value-type="float" office:value="33">
            <text:p>33</text:p>
          </table:table-cell>
          <table:table-cell table:style-name="ce10" office:value-type="string">
            <text:p>PA13</text:p>
          </table:table-cell>
          <table:table-cell table:style-name="ce11" office:value-type="string">
            <text:p>GPIO 13</text:p>
          </table:table-cell>
          <table:table-cell table:style-name="ce11" office:value-type="string">
            <text:p>EIC - NMI</text:p>
          </table:table-cell>
          <table:table-cell table:style-name="ce7" office:value-type="string">
            <text:p>PWM - PWM[2]</text:p>
          </table:table-cell>
          <table:table-cell table:style-name="ce11" office:value-type="string">
            <text:p>USART0 - CLK</text:p>
          </table:table-cell>
          <table:table-cell table:style-name="ce11" office:value-type="string">
            <text:p>SSC - RX_CLOCK</text:p>
          </table:table-cell>
          <table:table-cell/>
          <table:table-cell office:value-type="string">
            <text:p>Motor 3</text:p>
          </table:table-cell>
          <table:table-cell table:style-name="ce53" office:value-type="string">
            <text:p>PWM3</text:p>
          </table:table-cell>
          <table:table-cell/>
          <table:table-cell table:style-name="ce59" office:value-type="string">
            <text:p>AVR32_PIN_PA13 <text:s text:c="2"/>13</text:p>
          </table:table-cell>
          <table:table-cell table:number-columns-repeated="1011"/>
        </table:table-row>
        <table:table-row table:style-name="ro1">
          <table:table-cell table:style-name="ce5" office:value-type="float" office:value="26">
            <text:p>26</text:p>
          </table:table-cell>
          <table:table-cell office:value-type="float" office:value="34">
            <text:p>34</text:p>
          </table:table-cell>
          <table:table-cell table:style-name="ce10" office:value-type="string">
            <text:p>PA14</text:p>
          </table:table-cell>
          <table:table-cell table:style-name="ce11" office:value-type="string">
            <text:p>GPIO 14</text:p>
          </table:table-cell>
          <table:table-cell table:style-name="ce11" office:value-type="string">
            <text:p>SPI0 - MOSI</text:p>
          </table:table-cell>
          <table:table-cell table:style-name="ce11" office:value-type="string">
            <text:p>PWM - PWM[3]</text:p>
          </table:table-cell>
          <table:table-cell table:style-name="ce8" office:value-type="string">
            <text:p>EIC - EXTINT[2]</text:p>
          </table:table-cell>
          <table:table-cell table:style-name="ce11" office:value-type="string">
            <text:p>PM - GCLK[2]</text:p>
          </table:table-cell>
          <table:table-cell/>
          <table:table-cell office:value-type="string">
            <text:p>RC-Signal 3</text:p>
          </table:table-cell>
          <table:table-cell table:style-name="ce51" office:value-type="string">
            <text:p>RC3</text:p>
          </table:table-cell>
          <table:table-cell/>
          <table:table-cell table:style-name="ce59" office:value-type="string">
            <text:p>AVR32_PIN_PA14 <text:s text:c="2"/>14</text:p>
          </table:table-cell>
          <table:table-cell table:number-columns-repeated="1011"/>
        </table:table-row>
        <table:table-row table:style-name="ro1">
          <table:table-cell table:style-name="ce5" office:value-type="float" office:value="27">
            <text:p>27</text:p>
          </table:table-cell>
          <table:table-cell office:value-type="float" office:value="35">
            <text:p>35</text:p>
          </table:table-cell>
          <table:table-cell table:style-name="ce10" office:value-type="string">
            <text:p>PA15</text:p>
          </table:table-cell>
          <table:table-cell table:style-name="ce11" office:value-type="string">
            <text:p>GPIO 15</text:p>
          </table:table-cell>
          <table:table-cell table:style-name="ce7" office:value-type="string">
            <text:p>SPI0 - SCK</text:p>
          </table:table-cell>
          <table:table-cell table:style-name="ce12" office:value-type="string">
            <text:p>PWM - PWM[4]</text:p>
          </table:table-cell>
          <table:table-cell table:style-name="ce11" office:value-type="string">
            <text:p>USART2 - CLK</text:p>
          </table:table-cell>
          <table:table-cell table:style-name="ce11" office:value-type="string">
            <text:p><text:s/>-</text:p>
          </table:table-cell>
          <table:table-cell/>
          <table:table-cell table:style-name="Default" office:value-type="string">
            <text:p>SPI</text:p>
          </table:table-cell>
          <table:table-cell table:style-name="ce52" office:value-type="string">
            <text:p>SCK</text:p>
          </table:table-cell>
          <table:table-cell/>
          <table:table-cell table:style-name="ce59" office:value-type="string">
            <text:p>AVR32_PIN_PA15 <text:s text:c="2"/>15</text:p>
          </table:table-cell>
          <table:table-cell table:number-columns-repeated="1011"/>
        </table:table-row>
        <table:table-row table:style-name="ro1">
          <table:table-cell table:style-name="ce5" office:value-type="float" office:value="28">
            <text:p>28</text:p>
          </table:table-cell>
          <table:table-cell office:value-type="float" office:value="36">
            <text:p>36</text:p>
          </table:table-cell>
          <table:table-cell table:style-name="ce10" office:value-type="string">
            <text:p>PA16</text:p>
          </table:table-cell>
          <table:table-cell table:style-name="ce12" office:value-type="string">
            <text:p>GPIO 16</text:p>
          </table:table-cell>
          <table:table-cell table:style-name="ce12" office:value-type="string">
            <text:p>SPI0 - NPCS[0]</text:p>
          </table:table-cell>
          <table:table-cell table:style-name="ce12" office:value-type="string">
            <text:p>TC - CLK1</text:p>
          </table:table-cell>
          <table:table-cell table:style-name="ce7" office:value-type="string">
            <text:p>PWM - PWM[4]</text:p>
          </table:table-cell>
          <table:table-cell table:style-name="ce11" office:value-type="string">
            <text:p><text:s/>-</text:p>
          </table:table-cell>
          <table:table-cell/>
          <table:table-cell office:value-type="string">
            <text:p>Motor 5</text:p>
          </table:table-cell>
          <table:table-cell table:style-name="ce54" office:value-type="string">
            <text:p>PWM5</text:p>
          </table:table-cell>
          <table:table-cell/>
          <table:table-cell table:style-name="ce59" office:value-type="string">
            <text:p>AVR32_PIN_PA16 <text:s text:c="2"/>16</text:p>
          </table:table-cell>
          <table:table-cell table:number-columns-repeated="1011"/>
        </table:table-row>
        <table:table-row table:style-name="ro1">
          <table:table-cell table:style-name="ce5" office:value-type="float" office:value="29">
            <text:p>29</text:p>
          </table:table-cell>
          <table:table-cell office:value-type="float" office:value="37">
            <text:p>37</text:p>
          </table:table-cell>
          <table:table-cell table:style-name="ce10" office:value-type="string">
            <text:p>PA17</text:p>
          </table:table-cell>
          <table:table-cell table:style-name="ce11" office:value-type="string">
            <text:p>GPIO 17</text:p>
          </table:table-cell>
          <table:table-cell table:style-name="ce7" office:value-type="string">
            <text:p>SPI0 - NPCS[1]</text:p>
          </table:table-cell>
          <table:table-cell table:style-name="ce11" office:value-type="string">
            <text:p>TC - CLK2</text:p>
          </table:table-cell>
          <table:table-cell table:style-name="ce12" office:value-type="string">
            <text:p>SPI0 - SCK</text:p>
          </table:table-cell>
          <table:table-cell table:style-name="ce11" office:value-type="string">
            <text:p>USART1 - RXD</text:p>
          </table:table-cell>
          <table:table-cell/>
          <table:table-cell office:value-type="string">
            <text:p>SPI</text:p>
          </table:table-cell>
          <table:table-cell table:style-name="ce52" office:value-type="string">
            <text:p>SPI_CS_Sys2</text:p>
          </table:table-cell>
          <table:table-cell/>
          <table:table-cell table:style-name="ce59" office:value-type="string">
            <text:p>AVR32_PIN_PA17 <text:s text:c="2"/>17</text:p>
          </table:table-cell>
          <table:table-cell table:number-columns-repeated="1011"/>
        </table:table-row>
        <table:table-row table:style-name="ro1">
          <table:table-cell table:style-name="ce5" office:value-type="float" office:value="30">
            <text:p>30</text:p>
          </table:table-cell>
          <table:table-cell office:value-type="float" office:value="39">
            <text:p>39</text:p>
          </table:table-cell>
          <table:table-cell table:style-name="ce10" office:value-type="string">
            <text:p>PA18</text:p>
          </table:table-cell>
          <table:table-cell table:style-name="ce11" office:value-type="string">
            <text:p>GPIO 18</text:p>
          </table:table-cell>
          <table:table-cell table:style-name="ce11" office:value-type="string">
            <text:p>USART0 - RXD</text:p>
          </table:table-cell>
          <table:table-cell table:style-name="ce11" office:value-type="string">
            <text:p>PWM - PWM[5]</text:p>
          </table:table-cell>
          <table:table-cell table:style-name="ce11" office:value-type="string">
            <text:p>SPI0 - MISO</text:p>
          </table:table-cell>
          <table:table-cell table:style-name="ce11" office:value-type="string">
            <text:p>SSC - RX_FRAME_SYNC</text:p>
          </table:table-cell>
          <table:table-cell table:style-name="ce9" office:value-type="string">
            <text:p>OSC0 IN</text:p>
          </table:table-cell>
          <table:table-cell office:value-type="string">
            <text:p>Main oscillator 8MHz</text:p>
          </table:table-cell>
          <table:table-cell table:style-name="ce55" office:value-type="string">
            <text:p>XTAL1</text:p>
          </table:table-cell>
          <table:table-cell/>
          <table:table-cell table:style-name="ce59" office:value-type="string">
            <text:p>AVR32_PIN_PA18 <text:s text:c="2"/>18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float" office:value="31">
            <text:p>31</text:p>
          </table:table-cell>
          <table:table-cell office:value-type="float" office:value="40">
            <text:p>40</text:p>
          </table:table-cell>
          <table:table-cell table:style-name="ce10" office:value-type="string">
            <text:p>PA19</text:p>
          </table:table-cell>
          <table:table-cell table:style-name="ce11" office:value-type="string">
            <text:p>GPIO 19</text:p>
          </table:table-cell>
          <table:table-cell table:style-name="ce11" office:value-type="string">
            <text:p>USART0 - TXD</text:p>
          </table:table-cell>
          <table:table-cell table:style-name="ce11" office:value-type="string">
            <text:p>PWM - PWM[6]</text:p>
          </table:table-cell>
          <table:table-cell table:style-name="ce11" office:value-type="string">
            <text:p>SPI0 - MOSI</text:p>
          </table:table-cell>
          <table:table-cell table:style-name="ce11" office:value-type="string">
            <text:p>SSC - TX_CLOCK</text:p>
          </table:table-cell>
          <table:table-cell table:style-name="ce9" office:value-type="string">
            <text:p>OSC0 OUT</text:p>
          </table:table-cell>
          <table:table-cell office:value-type="string">
            <text:p>Main oscillator 8MHz</text:p>
          </table:table-cell>
          <table:table-cell table:style-name="ce55" office:value-type="string">
            <text:p>XTAL2</text:p>
          </table:table-cell>
          <table:table-cell/>
          <table:table-cell table:style-name="ce59" office:value-type="string">
            <text:p>AVR32_PIN_PA19 <text:s text:c="2"/>19</text:p>
          </table:table-cell>
          <table:table-cell table:number-columns-repeated="1011"/>
        </table:table-row>
        <table:table-row table:style-name="ro1">
          <table:table-cell table:style-name="ce5" office:value-type="float" office:value="32">
            <text:p>32</text:p>
          </table:table-cell>
          <table:table-cell office:value-type="float" office:value="44">
            <text:p>44</text:p>
          </table:table-cell>
          <table:table-cell table:style-name="ce10" office:value-type="string">
            <text:p>PA20</text:p>
          </table:table-cell>
          <table:table-cell table:style-name="ce7" office:value-type="string">
            <text:p>GPIO 20</text:p>
          </table:table-cell>
          <table:table-cell table:style-name="ce11" office:value-type="string">
            <text:p>USART1 - CLK</text:p>
          </table:table-cell>
          <table:table-cell table:style-name="ce11" office:value-type="string">
            <text:p>TC - CLK0</text:p>
          </table:table-cell>
          <table:table-cell table:style-name="ce11" office:value-type="string">
            <text:p>USART2 - RXD</text:p>
          </table:table-cell>
          <table:table-cell table:style-name="ce11" office:value-type="string">
            <text:p>SSC - TX_DATA</text:p>
          </table:table-cell>
          <table:table-cell office:value-type="string">
            <text:p>High Power</text:p>
          </table:table-cell>
          <table:table-cell office:value-type="string">
            <text:p>LED1</text:p>
          </table:table-cell>
          <table:table-cell table:style-name="ce52" office:value-type="string">
            <text:p>LED1</text:p>
          </table:table-cell>
          <table:table-cell/>
          <table:table-cell table:style-name="ce59" office:value-type="string">
            <text:p>AVR32_PIN_PA20 <text:s text:c="2"/>20</text:p>
          </table:table-cell>
          <table:table-cell table:number-columns-repeated="1011"/>
        </table:table-row>
        <table:table-row table:style-name="ro1">
          <table:table-cell table:style-name="ce5" office:value-type="float" office:value="33">
            <text:p>33</text:p>
          </table:table-cell>
          <table:table-cell office:value-type="float" office:value="45">
            <text:p>45</text:p>
          </table:table-cell>
          <table:table-cell table:style-name="ce10" office:value-type="string">
            <text:p>PA21</text:p>
          </table:table-cell>
          <table:table-cell office:value-type="string">
            <text:p>GPIO 21</text:p>
          </table:table-cell>
          <table:table-cell table:style-name="ce11" office:value-type="string">
            <text:p>PWM - PWM[2]</text:p>
          </table:table-cell>
          <table:table-cell office:value-type="string">
            <text:p>TC - A1</text:p>
          </table:table-cell>
          <table:table-cell table:style-name="ce13" office:value-type="string">
            <text:p>USART2 - TXD</text:p>
          </table:table-cell>
          <table:table-cell table:style-name="ce11" office:value-type="string">
            <text:p>SSC - TX_FRAME_SYNC</text:p>
          </table:table-cell>
          <table:table-cell office:value-type="string">
            <text:p>High Power</text:p>
          </table:table-cell>
          <table:table-cell/>
          <table:table-cell table:style-name="ce50"/>
          <table:table-cell/>
          <table:table-cell table:style-name="ce59" office:value-type="string">
            <text:p>AVR32_PIN_PA21 <text:s text:c="2"/>21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float" office:value="34">
            <text:p>34</text:p>
          </table:table-cell>
          <table:table-cell office:value-type="float" office:value="46">
            <text:p>46</text:p>
          </table:table-cell>
          <table:table-cell table:style-name="ce10" office:value-type="string">
            <text:p>PA22</text:p>
          </table:table-cell>
          <table:table-cell office:value-type="string">
            <text:p>GPIO 22</text:p>
          </table:table-cell>
          <table:table-cell table:style-name="ce12" office:value-type="string">
            <text:p>PWM - PWM[6]</text:p>
          </table:table-cell>
          <table:table-cell office:value-type="string">
            <text:p>TC - B1</text:p>
          </table:table-cell>
          <table:table-cell office:value-type="string">
            <text:p>ADC - TRIGGER</text:p>
          </table:table-cell>
          <table:table-cell table:style-name="ce11" office:value-type="string">
            <text:p>ABDAC - DATA[0]</text:p>
          </table:table-cell>
          <table:table-cell office:value-type="string">
            <text:p>High Power</text:p>
          </table:table-cell>
          <table:table-cell table:number-columns-repeated="3"/>
          <table:table-cell table:style-name="ce59" office:value-type="string">
            <text:p>AVR32_PIN_PA22 <text:s text:c="2"/>22</text:p>
          </table:table-cell>
          <table:table-cell table:number-columns-repeated="1011"/>
        </table:table-row>
        <table:table-row table:style-name="ro1">
          <table:table-cell table:style-name="ce5" office:value-type="float" office:value="35">
            <text:p>35</text:p>
          </table:table-cell>
          <table:table-cell office:value-type="float" office:value="47">
            <text:p>47</text:p>
          </table:table-cell>
          <table:table-cell table:style-name="ce10" office:value-type="string">
            <text:p>PA23</text:p>
          </table:table-cell>
          <table:table-cell table:style-name="ce11" office:value-type="string">
            <text:p>GPIO 23</text:p>
          </table:table-cell>
          <table:table-cell table:style-name="ce11" office:value-type="string">
            <text:p>USART1 - TXD</text:p>
          </table:table-cell>
          <table:table-cell table:style-name="ce11" office:value-type="string">
            <text:p>SPI0 - NPCS[1]</text:p>
          </table:table-cell>
          <table:table-cell table:style-name="ce8" office:value-type="string">
            <text:p>EIC - EXTINT[3]</text:p>
          </table:table-cell>
          <table:table-cell table:style-name="ce11" office:value-type="string">
            <text:p>PWM - PWM[0]</text:p>
          </table:table-cell>
          <table:table-cell office:value-type="string">
            <text:p>High Power</text:p>
          </table:table-cell>
          <table:table-cell office:value-type="string">
            <text:p>RC-Signal 4</text:p>
          </table:table-cell>
          <table:table-cell table:style-name="ce51" office:value-type="string">
            <text:p>RC4</text:p>
          </table:table-cell>
          <table:table-cell/>
          <table:table-cell table:style-name="ce59" office:value-type="string">
            <text:p>AVR32_PIN_PA23 <text:s text:c="2"/>23</text:p>
          </table:table-cell>
          <table:table-cell table:number-columns-repeated="1011"/>
        </table:table-row>
        <table:table-row table:style-name="ro1">
          <table:table-cell table:style-name="ce5" office:value-type="float" office:value="43">
            <text:p>43</text:p>
          </table:table-cell>
          <table:table-cell office:value-type="float" office:value="59">
            <text:p>59</text:p>
          </table:table-cell>
          <table:table-cell table:style-name="ce10" office:value-type="string">
            <text:p>PA24</text:p>
          </table:table-cell>
          <table:table-cell table:style-name="ce12" office:value-type="string">
            <text:p>GPIO 24</text:p>
          </table:table-cell>
          <table:table-cell table:style-name="ce12" office:value-type="string">
            <text:p>USART1 - RXD</text:p>
          </table:table-cell>
          <table:table-cell table:style-name="ce7" office:value-type="string">
            <text:p>SPI0 - NPCS[0]</text:p>
          </table:table-cell>
          <table:table-cell table:style-name="ce12" office:value-type="string">
            <text:p>EIC - EXTINT[4]</text:p>
          </table:table-cell>
          <table:table-cell table:style-name="ce11" office:value-type="string">
            <text:p>PWM - PWM[1]</text:p>
          </table:table-cell>
          <table:table-cell/>
          <table:table-cell office:value-type="string">
            <text:p>SPI Compass</text:p>
          </table:table-cell>
          <table:table-cell office:value-type="string">
            <text:p>SPI_CS_Sys1</text:p>
          </table:table-cell>
          <table:table-cell/>
          <table:table-cell table:style-name="ce59" office:value-type="string">
            <text:p>AVR32_PIN_PA24 <text:s text:c="2"/>24</text:p>
          </table:table-cell>
          <table:table-cell table:number-columns-repeated="1011"/>
        </table:table-row>
        <table:table-row table:style-name="ro1">
          <table:table-cell table:style-name="ce5" office:value-type="float" office:value="44">
            <text:p>44</text:p>
          </table:table-cell>
          <table:table-cell office:value-type="float" office:value="60">
            <text:p>60</text:p>
          </table:table-cell>
          <table:table-cell table:style-name="ce10" office:value-type="string">
            <text:p>PA25</text:p>
          </table:table-cell>
          <table:table-cell table:style-name="ce11" office:value-type="string">
            <text:p>GPIO 25</text:p>
          </table:table-cell>
          <table:table-cell table:style-name="ce11" office:value-type="string">
            <text:p>SPI0 - MISO</text:p>
          </table:table-cell>
          <table:table-cell table:style-name="ce12" office:value-type="string">
            <text:p>PWM - PWM[3]</text:p>
          </table:table-cell>
          <table:table-cell table:style-name="ce8" office:value-type="string">
            <text:p>EIC - EXTINT[5]</text:p>
          </table:table-cell>
          <table:table-cell table:style-name="ce11" office:value-type="string">
            <text:p><text:s/>-</text:p>
          </table:table-cell>
          <table:table-cell/>
          <table:table-cell table:style-name="ce48" office:value-type="string">
            <text:p>RC-Signal 5</text:p>
          </table:table-cell>
          <table:table-cell table:style-name="ce56" office:value-type="string">
            <text:p>RC5 (spare)</text:p>
          </table:table-cell>
          <table:table-cell/>
          <table:table-cell table:style-name="ce59" office:value-type="string">
            <text:p>AVR32_PIN_PA25 <text:s text:c="2"/>25</text:p>
          </table:table-cell>
          <table:table-cell table:number-columns-repeated="1011"/>
        </table:table-row>
        <table:table-row table:style-name="ro1">
          <table:table-cell table:style-name="ce5" office:value-type="float" office:value="45">
            <text:p>45</text:p>
          </table:table-cell>
          <table:table-cell office:value-type="float" office:value="61">
            <text:p>61</text:p>
          </table:table-cell>
          <table:table-cell table:style-name="ce10" office:value-type="string">
            <text:p>PA26</text:p>
          </table:table-cell>
          <table:table-cell table:style-name="ce12" office:value-type="string">
            <text:p>GPIO 26</text:p>
          </table:table-cell>
          <table:table-cell table:style-name="ce12" office:value-type="string">
            <text:p>USBB - USB_ID</text:p>
          </table:table-cell>
          <table:table-cell table:style-name="ce7" office:value-type="string">
            <text:p>USART2 - TXD</text:p>
          </table:table-cell>
          <table:table-cell table:style-name="ce12" office:value-type="string">
            <text:p>TC - A0</text:p>
          </table:table-cell>
          <table:table-cell table:style-name="ce11" office:value-type="string">
            <text:p>ABDAC - DATA[1]</text:p>
          </table:table-cell>
          <table:table-cell/>
          <table:table-cell office:value-type="string">
            <text:p>GPS</text:p>
          </table:table-cell>
          <table:table-cell office:value-type="string">
            <text:p>UART2_TX</text:p>
          </table:table-cell>
          <table:table-cell/>
          <table:table-cell table:style-name="ce59" office:value-type="string">
            <text:p>AVR32_PIN_PA26 <text:s text:c="2"/>26</text:p>
          </table:table-cell>
          <table:table-cell table:number-columns-repeated="1011"/>
        </table:table-row>
        <table:table-row table:style-name="ro1">
          <table:table-cell table:style-name="ce5" office:value-type="float" office:value="46">
            <text:p>46</text:p>
          </table:table-cell>
          <table:table-cell office:value-type="float" office:value="62">
            <text:p>62</text:p>
          </table:table-cell>
          <table:table-cell table:style-name="ce10" office:value-type="string">
            <text:p>PA27</text:p>
          </table:table-cell>
          <table:table-cell table:style-name="ce12" office:value-type="string">
            <text:p>GPIO 27</text:p>
          </table:table-cell>
          <table:table-cell table:style-name="ce12" office:value-type="string">
            <text:p>USBB - USB_VBOF</text:p>
          </table:table-cell>
          <table:table-cell table:style-name="ce8" office:value-type="string">
            <text:p>USART2 - RXD</text:p>
          </table:table-cell>
          <table:table-cell table:style-name="ce12" office:value-type="string">
            <text:p>TC - B0</text:p>
          </table:table-cell>
          <table:table-cell table:style-name="ce11" office:value-type="string">
            <text:p>ABDAC - DATAN[1]</text:p>
          </table:table-cell>
          <table:table-cell/>
          <table:table-cell office:value-type="string">
            <text:p>GPS</text:p>
          </table:table-cell>
          <table:table-cell office:value-type="string">
            <text:p>UART2_RX</text:p>
          </table:table-cell>
          <table:table-cell/>
          <table:table-cell table:style-name="ce59" office:value-type="string">
            <text:p>AVR32_PIN_PA27 <text:s text:c="2"/>27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float" office:value="41">
            <text:p>41</text:p>
          </table:table-cell>
          <table:table-cell table:style-name="ce10" office:value-type="string">
            <text:p>PA28</text:p>
          </table:table-cell>
          <table:table-cell table:style-name="ce11" office:value-type="string">
            <text:p>GPIO 28</text:p>
          </table:table-cell>
          <table:table-cell table:style-name="ce11" office:value-type="string">
            <text:p>USART0 - CLK</text:p>
          </table:table-cell>
          <table:table-cell table:style-name="ce11" office:value-type="string">
            <text:p>PWM - PWM[4]</text:p>
          </table:table-cell>
          <table:table-cell table:style-name="ce8" office:value-type="string">
            <text:p>SPI0 - MISO</text:p>
          </table:table-cell>
          <table:table-cell table:style-name="ce11" office:value-type="string">
            <text:p>ABDAC - DATAN[0]</text:p>
          </table:table-cell>
          <table:table-cell table:style-name="ce13" office:value-type="string">
            <text:p>OSC1 IN</text:p>
          </table:table-cell>
          <table:table-cell office:value-type="string">
            <text:p>SPI</text:p>
          </table:table-cell>
          <table:table-cell table:style-name="ce57" office:value-type="string">
            <text:p>MISO</text:p>
          </table:table-cell>
          <table:table-cell/>
          <table:table-cell table:style-name="ce59" office:value-type="string">
            <text:p>AVR32_PIN_PA28 <text:s text:c="2"/>28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float" office:value="42">
            <text:p>42</text:p>
          </table:table-cell>
          <table:table-cell table:style-name="ce10" office:value-type="string">
            <text:p>PA29</text:p>
          </table:table-cell>
          <table:table-cell table:style-name="ce11" office:value-type="string">
            <text:p>GPIO 29</text:p>
          </table:table-cell>
          <table:table-cell table:style-name="ce11" office:value-type="string">
            <text:p>TC - CLK0</text:p>
          </table:table-cell>
          <table:table-cell table:style-name="ce11" office:value-type="string">
            <text:p>TC - CLK1</text:p>
          </table:table-cell>
          <table:table-cell table:style-name="ce7" office:value-type="string">
            <text:p>SPI0 - MOSI</text:p>
          </table:table-cell>
          <table:table-cell table:style-name="ce11" office:value-type="string">
            <text:p><text:s/>-</text:p>
          </table:table-cell>
          <table:table-cell table:style-name="ce13" office:value-type="string">
            <text:p>OSC1 OUT</text:p>
          </table:table-cell>
          <table:table-cell office:value-type="string">
            <text:p>SPI</text:p>
          </table:table-cell>
          <table:table-cell table:style-name="ce57" office:value-type="string">
            <text:p>MOSI</text:p>
          </table:table-cell>
          <table:table-cell/>
          <table:table-cell table:style-name="ce59" office:value-type="string">
            <text:p>AVR32_PIN_PA29 <text:s text:c="2"/>29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float" office:value="15">
            <text:p>15</text:p>
          </table:table-cell>
          <table:table-cell table:style-name="ce10" office:value-type="string">
            <text:p>PA30</text:p>
          </table:table-cell>
          <table:table-cell table:style-name="ce12" office:value-type="string">
            <text:p>GPIO 30</text:p>
          </table:table-cell>
          <table:table-cell table:style-name="ce8" office:value-type="string">
            <text:p>ADC - AD[6]</text:p>
          </table:table-cell>
          <table:table-cell table:style-name="ce12" office:value-type="string">
            <text:p>EIC - SCAN[0]</text:p>
          </table:table-cell>
          <table:table-cell table:style-name="ce12" office:value-type="string">
            <text:p>PM - GCLK[2]</text:p>
          </table:table-cell>
          <table:table-cell table:style-name="ce11" office:value-type="string">
            <text:p><text:s/>-</text:p>
          </table:table-cell>
          <table:table-cell/>
          <table:table-cell office:value-type="string">
            <text:p>Battery voltage (voltage divider)</text:p>
          </table:table-cell>
          <table:table-cell table:style-name="ce52" office:value-type="string">
            <text:p>UBAT_SIG</text:p>
          </table:table-cell>
          <table:table-cell/>
          <table:table-cell table:style-name="ce59" office:value-type="string">
            <text:p>AVR32_PIN_PA30 <text:s text:c="2"/>30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float" office:value="16">
            <text:p>16</text:p>
          </table:table-cell>
          <table:table-cell table:style-name="ce10" office:value-type="string">
            <text:p>PA31</text:p>
          </table:table-cell>
          <table:table-cell table:style-name="ce12" office:value-type="string">
            <text:p>GPIO 31</text:p>
          </table:table-cell>
          <table:table-cell table:style-name="ce12" office:value-type="string">
            <text:p>ADC - AD[7]</text:p>
          </table:table-cell>
          <table:table-cell table:style-name="ce12" office:value-type="string">
            <text:p>EIC - SCAN[1]</text:p>
          </table:table-cell>
          <table:table-cell table:style-name="ce7" office:value-type="string">
            <text:p>PWM - PWM[6]</text:p>
          </table:table-cell>
          <table:table-cell table:style-name="ce11" office:value-type="string">
            <text:p><text:s/>-</text:p>
          </table:table-cell>
          <table:table-cell/>
          <table:table-cell office:value-type="string">
            <text:p>Motor 4</text:p>
          </table:table-cell>
          <table:table-cell table:style-name="ce53" office:value-type="string">
            <text:p>PWM4</text:p>
          </table:table-cell>
          <table:table-cell/>
          <table:table-cell table:style-name="ce59" office:value-type="string">
            <text:p>AVR32_PIN_PA31 <text:s text:c="2"/>31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float" office:value="6">
            <text:p>6</text:p>
          </table:table-cell>
          <table:table-cell table:style-name="ce10" office:value-type="string">
            <text:p>PB00</text:p>
          </table:table-cell>
          <table:table-cell office:value-type="string">
            <text:p>GPIO 32</text:p>
          </table:table-cell>
          <table:table-cell office:value-type="string">
            <text:p>TC - A0</text:p>
          </table:table-cell>
          <table:table-cell office:value-type="string">
            <text:p>EIC - SCAN[2]</text:p>
          </table:table-cell>
          <table:table-cell office:value-type="string">
            <text:p>USART2 - CTS</text:p>
          </table:table-cell>
          <table:table-cell table:style-name="ce11" office:value-type="string">
            <text:p><text:s/>-</text:p>
          </table:table-cell>
          <table:table-cell table:number-columns-repeated="4"/>
          <table:table-cell table:style-name="ce59" office:value-type="string">
            <text:p>AVR32_PIN_PB00 <text:s text:c="2"/>32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float" office:value="7">
            <text:p>7</text:p>
          </table:table-cell>
          <table:table-cell table:style-name="ce10" office:value-type="string">
            <text:p>PB01</text:p>
          </table:table-cell>
          <table:table-cell office:value-type="string">
            <text:p>GPIO 33</text:p>
          </table:table-cell>
          <table:table-cell office:value-type="string">
            <text:p>TC - B0</text:p>
          </table:table-cell>
          <table:table-cell office:value-type="string">
            <text:p>EIC - SCAN[3]</text:p>
          </table:table-cell>
          <table:table-cell office:value-type="string">
            <text:p>USART2 - RTS</text:p>
          </table:table-cell>
          <table:table-cell table:style-name="ce11" office:value-type="string">
            <text:p><text:s/>-</text:p>
          </table:table-cell>
          <table:table-cell table:number-columns-repeated="4"/>
          <table:table-cell table:style-name="ce59" office:value-type="string">
            <text:p>AVR32_PIN_PB01 <text:s text:c="2"/>33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float" office:value="24">
            <text:p>24</text:p>
          </table:table-cell>
          <table:table-cell table:style-name="ce10" office:value-type="string">
            <text:p>PB02</text:p>
          </table:table-cell>
          <table:table-cell table:style-name="ce11" office:value-type="string">
            <text:p>GPIO 34</text:p>
          </table:table-cell>
          <table:table-cell table:style-name="ce8" office:value-type="string">
            <text:p>EIC - EXTINT[6]</text:p>
          </table:table-cell>
          <table:table-cell table:style-name="ce11" office:value-type="string">
            <text:p>TC - A1</text:p>
          </table:table-cell>
          <table:table-cell table:style-name="ce11" office:value-type="string">
            <text:p>USART1 - TXD</text:p>
          </table:table-cell>
          <table:table-cell table:style-name="ce11" office:value-type="string">
            <text:p><text:s/>-</text:p>
          </table:table-cell>
          <table:table-cell/>
          <table:table-cell office:value-type="string">
            <text:p>Interrupt Gyroscope</text:p>
          </table:table-cell>
          <table:table-cell table:style-name="ce57" office:value-type="string">
            <text:p>INT_R</text:p>
          </table:table-cell>
          <table:table-cell/>
          <table:table-cell table:style-name="ce59" office:value-type="string">
            <text:p>AVR32_PIN_PB02 <text:s text:c="2"/>34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float" office:value="25">
            <text:p>25</text:p>
          </table:table-cell>
          <table:table-cell table:style-name="ce10" office:value-type="string">
            <text:p>PB03</text:p>
          </table:table-cell>
          <table:table-cell table:style-name="ce11" office:value-type="string">
            <text:p>GPIO 35</text:p>
          </table:table-cell>
          <table:table-cell table:style-name="ce8" office:value-type="string">
            <text:p>EIC - EXTINT[7]</text:p>
          </table:table-cell>
          <table:table-cell table:style-name="ce11" office:value-type="string">
            <text:p>TC - B1</text:p>
          </table:table-cell>
          <table:table-cell table:style-name="ce11" office:value-type="string">
            <text:p>USART1 - RXD</text:p>
          </table:table-cell>
          <table:table-cell table:style-name="ce11" office:value-type="string">
            <text:p><text:s/>-</text:p>
          </table:table-cell>
          <table:table-cell/>
          <table:table-cell office:value-type="string">
            <text:p>Interrupt Accelometer</text:p>
          </table:table-cell>
          <table:table-cell table:style-name="ce57" office:value-type="string">
            <text:p>INT_A</text:p>
          </table:table-cell>
          <table:table-cell/>
          <table:table-cell table:style-name="ce59" office:value-type="string">
            <text:p>AVR32_PIN_PB03 <text:s text:c="2"/>35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float" office:value="26">
            <text:p>26</text:p>
          </table:table-cell>
          <table:table-cell table:style-name="ce10" office:value-type="string">
            <text:p>PB04</text:p>
          </table:table-cell>
          <table:table-cell office:value-type="string">
            <text:p>GPIO 36</text:p>
          </table:table-cell>
          <table:table-cell office:value-type="string">
            <text:p>USART1 - CTS</text:p>
          </table:table-cell>
          <table:table-cell table:style-name="ce11" office:value-type="string">
            <text:p>SPI0 - NPCS[3]</text:p>
          </table:table-cell>
          <table:table-cell office:value-type="string">
            <text:p>TC - CLK2</text:p>
          </table:table-cell>
          <table:table-cell table:style-name="ce11" office:value-type="string">
            <text:p><text:s/>-</text:p>
          </table:table-cell>
          <table:table-cell table:number-columns-repeated="4"/>
          <table:table-cell table:style-name="ce59" office:value-type="string">
            <text:p>AVR32_PIN_PB04 <text:s text:c="2"/>36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float" office:value="27">
            <text:p>27</text:p>
          </table:table-cell>
          <table:table-cell table:style-name="ce10" office:value-type="string">
            <text:p>PB05</text:p>
          </table:table-cell>
          <table:table-cell table:style-name="ce11" office:value-type="string">
            <text:p>GPIO 37</text:p>
          </table:table-cell>
          <table:table-cell table:style-name="ce11" office:value-type="string">
            <text:p>USART1 - RTS</text:p>
          </table:table-cell>
          <table:table-cell table:style-name="ce11" office:value-type="string">
            <text:p>SPI0 - NPCS[2]</text:p>
          </table:table-cell>
          <table:table-cell table:style-name="ce7" office:value-type="string">
            <text:p>PWM - PWM[5]</text:p>
          </table:table-cell>
          <table:table-cell table:style-name="ce11" office:value-type="string">
            <text:p><text:s/>-</text:p>
          </table:table-cell>
          <table:table-cell/>
          <table:table-cell office:value-type="string">
            <text:p>Motor 6</text:p>
          </table:table-cell>
          <table:table-cell table:style-name="ce53" office:value-type="string">
            <text:p>PWM6</text:p>
          </table:table-cell>
          <table:table-cell/>
          <table:table-cell table:style-name="ce59" office:value-type="string">
            <text:p>AVR32_PIN_PB05 <text:s text:c="2"/>37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float" office:value="38">
            <text:p>38</text:p>
          </table:table-cell>
          <table:table-cell table:style-name="ce10" office:value-type="string">
            <text:p>PB06</text:p>
          </table:table-cell>
          <table:table-cell office:value-type="string">
            <text:p>GPIO 38</text:p>
          </table:table-cell>
          <table:table-cell office:value-type="string">
            <text:p>SSC - RX_CLOCK</text:p>
          </table:table-cell>
          <table:table-cell office:value-type="string">
            <text:p>USART1 - DCD</text:p>
          </table:table-cell>
          <table:table-cell office:value-type="string">
            <text:p>EIC - SCAN[4]</text:p>
          </table:table-cell>
          <table:table-cell table:style-name="ce11" office:value-type="string">
            <text:p>ABDAC - DATA[0]</text:p>
          </table:table-cell>
          <table:table-cell table:number-columns-repeated="4"/>
          <table:table-cell table:style-name="ce59" office:value-type="string">
            <text:p>AVR32_PIN_PB06 <text:s text:c="2"/>38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float" office:value="43">
            <text:p>43</text:p>
          </table:table-cell>
          <table:table-cell table:style-name="ce10" office:value-type="string">
            <text:p>PB07</text:p>
          </table:table-cell>
          <table:table-cell office:value-type="string">
            <text:p>GPIO 39</text:p>
          </table:table-cell>
          <table:table-cell office:value-type="string">
            <text:p>SSC - RX_DATA</text:p>
          </table:table-cell>
          <table:table-cell office:value-type="string">
            <text:p>USART1 - DSR</text:p>
          </table:table-cell>
          <table:table-cell office:value-type="string">
            <text:p>EIC - SCAN[5]</text:p>
          </table:table-cell>
          <table:table-cell table:style-name="ce11" office:value-type="string">
            <text:p>ABDAC - DATAN[0]</text:p>
          </table:table-cell>
          <table:table-cell table:number-columns-repeated="4"/>
          <table:table-cell table:style-name="ce59" office:value-type="string">
            <text:p>AVR32_PIN_PB07 <text:s text:c="2"/>39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float" office:value="54">
            <text:p>54</text:p>
          </table:table-cell>
          <table:table-cell table:style-name="ce10" office:value-type="string">
            <text:p>PB08</text:p>
          </table:table-cell>
          <table:table-cell office:value-type="string">
            <text:p>GPIO 40</text:p>
          </table:table-cell>
          <table:table-cell office:value-type="string">
            <text:p>SSC - RX_FRAME_SYNC</text:p>
          </table:table-cell>
          <table:table-cell office:value-type="string">
            <text:p>USART1 - DTR</text:p>
          </table:table-cell>
          <table:table-cell office:value-type="string">
            <text:p>EIC - SCAN[6]</text:p>
          </table:table-cell>
          <table:table-cell table:style-name="ce11" office:value-type="string">
            <text:p>ABDAC - DATA[1]</text:p>
          </table:table-cell>
          <table:table-cell table:number-columns-repeated="4"/>
          <table:table-cell table:style-name="ce59" office:value-type="string">
            <text:p>AVR32_PIN_PB08 <text:s text:c="2"/>40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float" office:value="55">
            <text:p>55</text:p>
          </table:table-cell>
          <table:table-cell table:style-name="ce10" office:value-type="string">
            <text:p>PB09</text:p>
          </table:table-cell>
          <table:table-cell office:value-type="string">
            <text:p>GPIO 41</text:p>
          </table:table-cell>
          <table:table-cell office:value-type="string">
            <text:p>SSC - TX_CLOCK</text:p>
          </table:table-cell>
          <table:table-cell office:value-type="string">
            <text:p>USART1 - RI</text:p>
          </table:table-cell>
          <table:table-cell office:value-type="string">
            <text:p>EIC - SCAN[7]</text:p>
          </table:table-cell>
          <table:table-cell table:style-name="ce11" office:value-type="string">
            <text:p>ABDAC - DATAN[1]</text:p>
          </table:table-cell>
          <table:table-cell table:number-columns-repeated="4"/>
          <table:table-cell table:style-name="ce59" office:value-type="string">
            <text:p>AVR32_PIN_PB09 <text:s text:c="2"/>41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float" office:value="57">
            <text:p>57</text:p>
          </table:table-cell>
          <table:table-cell table:style-name="ce10" office:value-type="string">
            <text:p>PB10</text:p>
          </table:table-cell>
          <table:table-cell table:style-name="ce11" office:value-type="string">
            <text:p>GPIO 42</text:p>
          </table:table-cell>
          <table:table-cell table:style-name="ce11" office:value-type="string">
            <text:p>SSC - TX_DATA</text:p>
          </table:table-cell>
          <table:table-cell table:style-name="ce11" office:value-type="string">
            <text:p>TC - A2</text:p>
          </table:table-cell>
          <table:table-cell table:style-name="ce8" office:value-type="string">
            <text:p>USART0 - RXD</text:p>
          </table:table-cell>
          <table:table-cell table:style-name="ce11" office:value-type="string">
            <text:p><text:s/>-</text:p>
          </table:table-cell>
          <table:table-cell/>
          <table:table-cell office:value-type="string">
            <text:p>System Interface</text:p>
          </table:table-cell>
          <table:table-cell table:style-name="ce57" office:value-type="string">
            <text:p>UART1_RX</text:p>
          </table:table-cell>
          <table:table-cell/>
          <table:table-cell table:style-name="ce59" office:value-type="string">
            <text:p>AVR32_PIN_PB10 <text:s text:c="2"/>42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float" office:value="58">
            <text:p>58</text:p>
          </table:table-cell>
          <table:table-cell table:style-name="ce10" office:value-type="string">
            <text:p>PB11</text:p>
          </table:table-cell>
          <table:table-cell table:style-name="ce11" office:value-type="string">
            <text:p>GPIO 43</text:p>
          </table:table-cell>
          <table:table-cell table:style-name="ce11" office:value-type="string">
            <text:p>SSC - TX_FRAME_SYNC</text:p>
          </table:table-cell>
          <table:table-cell table:style-name="ce11" office:value-type="string">
            <text:p>TC - B2</text:p>
          </table:table-cell>
          <table:table-cell table:style-name="ce7" office:value-type="string">
            <text:p>USART0 - TXD</text:p>
          </table:table-cell>
          <table:table-cell table:style-name="ce11" office:value-type="string">
            <text:p><text:s/>-</text:p>
          </table:table-cell>
          <table:table-cell/>
          <table:table-cell office:value-type="string">
            <text:p>System Interface</text:p>
          </table:table-cell>
          <table:table-cell table:style-name="ce57" office:value-type="string">
            <text:p>UART1_TX</text:p>
          </table:table-cell>
          <table:table-cell/>
          <table:table-cell table:style-name="ce59" office:value-type="string">
            <text:p>AVR32_PIN_PB11 <text:s text:c="2"/>43</text:p>
          </table:table-cell>
          <table:table-cell table:number-columns-repeated="1011"/>
        </table:table-row>
        <table:table-row table:style-name="ro1" table:number-rows-repeated="20">
          <table:table-cell table:number-columns-repeated="12"/>
          <table:table-cell table:style-name="ce59"/>
          <table:table-cell table:number-columns-repeated="101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1"/>
    <style:font-face style:name="Arial11" svg:font-family="Arial1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5">00.00.0000</text:date>, <text:time style:data-style-name="N2" text:time-value="0000-00-00T20:40:48.61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creation-date>2011-08-05T23:08:32Z</meta:creation-date>
    <dc:date>2013-01-05T20:41:50.72</dc:date>
    <meta:editing-cycles>32</meta:editing-cycles>
    <meta:editing-duration>PT10H1M8S</meta:editing-duration>
    <meta:document-statistic meta:table-count="2" meta:cell-count="2700" meta:object-count="0"/>
  </office:meta>
</office:document-meta>
</file>